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1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87.63mm"/>
    </style:style>
    <style:style style:name="co4" style:family="table-column">
      <style:table-column-properties fo:break-before="auto" style:column-width="82.37mm"/>
    </style:style>
    <style:style style:name="co5" style:family="table-column">
      <style:table-column-properties fo:break-before="auto" style:column-width="66.62mm"/>
    </style:style>
    <style:style style:name="co6" style:family="table-column">
      <style:table-column-properties fo:break-before="auto" style:column-width="33.73mm"/>
    </style:style>
    <style:style style:name="co7" style:family="table-column">
      <style:table-column-properties fo:break-before="auto" style:column-width="50.85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62.18mm"/>
    </style:style>
    <style:style style:name="co10" style:family="table-column">
      <style:table-column-properties fo:break-before="auto" style:column-width="31.22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68.83mm"/>
    </style:style>
    <style:style style:name="co13" style:family="table-column">
      <style:table-column-properties fo:break-before="auto" style:column-width="26.79mm"/>
    </style:style>
    <style:style style:name="co14" style:family="table-column">
      <style:table-column-properties fo:break-before="auto" style:column-width="55.02mm"/>
    </style:style>
    <style:style style:name="co15" style:family="table-column">
      <style:table-column-properties fo:break-before="auto" style:column-width="59.43mm"/>
    </style:style>
    <style:style style:name="co16" style:family="table-column">
      <style:table-column-properties fo:break-before="auto" style:column-width="43.96mm"/>
    </style:style>
    <style:style style:name="co17" style:family="table-column">
      <style:table-column-properties fo:break-before="auto" style:column-width="37.04mm"/>
    </style:style>
    <style:style style:name="co18" style:family="table-column">
      <style:table-column-properties fo:break-before="auto" style:column-width="42.02mm"/>
    </style:style>
    <style:style style:name="co19" style:family="table-column">
      <style:table-column-properties fo:break-before="auto" style:column-width="38.7mm"/>
    </style:style>
    <style:style style:name="co20" style:family="table-column">
      <style:table-column-properties fo:break-before="auto" style:column-width="69.66mm"/>
    </style:style>
    <style:style style:name="co21" style:family="table-column">
      <style:table-column-properties fo:break-before="auto" style:column-width="31.5mm"/>
    </style:style>
    <style:style style:name="co22" style:family="table-column">
      <style:table-column-properties fo:break-before="auto" style:column-width="35.65mm"/>
    </style:style>
    <style:style style:name="co23" style:family="table-column">
      <style:table-column-properties fo:break-before="auto" style:column-width="35.1mm"/>
    </style:style>
    <style:style style:name="co24" style:family="table-column">
      <style:table-column-properties fo:break-before="auto" style:column-width="92.06mm"/>
    </style:style>
    <style:style style:name="co25" style:family="table-column">
      <style:table-column-properties fo:break-before="auto" style:column-width="34.55mm"/>
    </style:style>
    <style:style style:name="co26" style:family="table-column">
      <style:table-column-properties fo:break-before="auto" style:column-width="33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25mm" fo:break-before="auto" style:use-optimal-row-height="false"/>
    </style:style>
    <style:style style:name="ro3" style:family="table-row">
      <style:table-row-properties style:row-height="10.41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2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333333"/>
      <style:text-properties style:font-name="Liberation Mono"/>
    </style:style>
    <style:style style:name="ce3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34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4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6" style:family="table-cell" style:parent-style-name="Default">
      <style:table-cell-properties fo:background-color="#dddddd" fo:border="0.06pt solid #000000"/>
      <style:text-properties style:font-name="Liberation Mono" fo:font-weight="bold" style:font-weight-asian="bold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  <style:text-properties style:font-name="Liberation Mono" fo:font-weight="bold" style:font-weight-asian="bold" style:font-weight-complex="bold"/>
    </style:style>
    <style:style style:name="ce48" style:family="table-cell" style:parent-style-name="Default">
      <style:table-cell-properties fo:background-color="#dddddd" fo:border="0.06pt solid #000000"/>
      <style:text-properties style:font-name="Liberation Mono"/>
    </style:style>
    <style:style style:name="ce49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50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5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5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Liberation Mono"/>
    </style:style>
    <style:style style:name="ce61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2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74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8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8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999999"/>
      <style:text-properties style:font-name="Liberation Mono"/>
    </style:style>
    <style:style style:name="ce8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86" style:family="table-cell" style:parent-style-name="Default">
      <style:table-cell-properties fo:background-color="#ffffff" fo:border="0.06pt solid #000000"/>
      <style:text-properties fo:color="#000000"/>
    </style:style>
    <style:style style:name="ce87" style:family="table-cell" style:parent-style-name="Default">
      <style:table-cell-properties fo:background-color="#ffffff" fo:border="0.06pt solid #000000"/>
      <style:text-properties fo:color="#000000" style:font-name="Liberation Mono"/>
    </style:style>
    <style:style style:name="ce88" style:family="table-cell" style:parent-style-name="Default">
      <style:table-cell-properties fo:background-color="#ffffff" fo:border="0.06pt solid #000000"/>
      <style:text-properties style:font-name="Liberation Mono"/>
    </style:style>
    <style:style style:name="ce89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90" style:family="table-cell" style:parent-style-name="Default">
      <style:table-cell-properties fo:background-color="#333333" fo:border="0.06pt solid #000000"/>
      <style:text-properties style:font-name="Liberation Mono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93" style:family="table-cell" style:parent-style-name="Default" style:data-style-name="N1">
      <style:table-cell-properties fo:background-color="#dddddd" fo:border="0.06pt solid #000000"/>
      <style:text-properties style:font-name="Liberation Mono"/>
    </style:style>
    <style:style style:name="ce9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9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97" style:family="table-cell" style:parent-style-name="Default">
      <style:table-cell-properties fo:background-color="#ffffff" fo:border="0.06pt solid #000000"/>
      <style:text-properties style:font-name="Liberation Mono" fo:font-weight="bold" style:font-weight-asian="bold" style:font-weight-complex="bold"/>
    </style:style>
    <style:style style:name="ce98" style:family="table-cell" style:parent-style-name="Default">
      <style:table-cell-properties fo:background-color="#b2b2b2" fo:border="0.06pt solid #000000"/>
      <style:text-properties style:font-name="Liberation Mono" fo:font-weight="bold" style:font-weight-asian="bold" style:font-weight-complex="bold"/>
    </style:style>
    <style:style style:name="ce9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00" style:family="table-cell" style:parent-style-name="Default" style:data-style-name="N4">
      <style:table-cell-properties fo:background-color="#ffffff" fo:border="0.06pt solid #000000"/>
      <style:text-properties style:font-name="Liberation Mono"/>
    </style:style>
    <style:style style:name="ce101" style:family="table-cell" style:parent-style-name="Default">
      <style:table-cell-properties fo:background-color="#b2b2b2" fo:border="0.06pt solid #000000"/>
      <style:text-properties style:font-name="Liberation Mono"/>
    </style:style>
    <style:style style:name="ce10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3" style:family="table-cell" style:parent-style-name="Default">
      <style:table-cell-properties fo:border="0.99pt groove #000000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6" style:family="table-cell" style:parent-style-name="Default">
      <style:table-cell-properties fo:background-color="#dddddd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08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9" style:family="table-cell" style:parent-style-name="Default">
      <style:table-cell-properties fo:background-color="#eeeeee" fo:border="0.99pt groove #000000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Liberation Mono"/>
    </style:style>
    <style:style style:name="ce113" style:family="table-cell" style:parent-style-name="Default" style:data-style-name="N1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1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Liberation Mono" fo:font-weight="bold" style:font-weight-asian="bold" style:font-weight-complex="bold"/>
    </style:style>
    <style:style style:name="ce1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Mono" fo:font-weight="bold" style:font-weight-asian="bold" style:font-weight-complex="bold"/>
    </style:style>
    <style:style style:name="ce117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20pt" style:font-size-asian="20pt" style:font-size-complex="20pt"/>
    </style:style>
    <style:style style:name="ce118" style:family="table-cell" style:parent-style-name="Default">
      <style:table-cell-properties fo:background-color="#999999" fo:border="0.06pt solid #000000"/>
      <style:text-properties style:font-name="Liberation Mono"/>
    </style:style>
    <style:style style:name="ce119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20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122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style:font-name="Liberation Mono"/>
    </style:style>
    <style:style style:name="ce123" style:family="table-cell" style:parent-style-name="Default" style:data-style-name="N113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24" style:family="table-cell" style:parent-style-name="Default" style:data-style-name="N113">
      <style:table-cell-properties fo:background-color="#b2b2b2" style:text-align-source="fix" style:repeat-content="false" fo:border="0.06pt solid #000000"/>
      <style:paragraph-properties fo:text-align="start" fo:margin-left="0mm"/>
      <style:text-properties style:font-name="Liberation Mono" fo:font-weight="bold" style:font-weight-asian="bold" style:font-weight-complex="bold"/>
    </style:style>
    <style:style style:name="ce125" style:family="table-cell" style:parent-style-name="Default" style:data-style-name="N113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style:font-name="Liberation Mono" fo:font-weight="bold" style:font-weight-asian="bold" style:font-weight-complex="bold"/>
    </style:style>
    <style:style style:name="ce126" style:family="table-cell" style:parent-style-name="Default" style:data-style-name="N113">
      <style:table-cell-properties fo:background-color="#b2b2b2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13">
      <style:table-cell-properties fo:background-color="#808080" style:text-align-source="fix" style:repeat-content="false" fo:border="0.06pt solid #000000" style:vertical-align="middle"/>
      <style:paragraph-properties fo:text-align="start" fo:margin-left="0mm"/>
      <style:text-properties style:font-name="Liberation Mono" fo:font-weight="bold" style:font-weight-asian="bold" style:font-weight-complex="bold"/>
    </style:style>
    <style:style style:name="ce128" style:family="table-cell" style:parent-style-name="Default" style:data-style-name="N113">
      <style:table-cell-properties fo:background-color="#808080" style:text-align-source="fix" style:repeat-content="false" fo:border="0.06pt solid #000000"/>
      <style:paragraph-properties fo:text-align="start" fo:margin-left="0mm"/>
      <style:text-properties style:font-name="Liberation Mono" fo:font-weight="bold" style:font-weight-asian="bold" style:font-weight-complex="bold"/>
    </style:style>
    <style:style style:name="ce129" style:family="table-cell" style:parent-style-name="Default">
      <style:table-cell-properties fo:background-color="#333333" style:text-align-source="fix" style:repeat-content="false"/>
      <style:paragraph-properties fo:text-align="start" fo:margin-left="0mm"/>
      <style:text-properties style:font-name="Liberation Mono"/>
    </style:style>
    <style:style style:name="ce130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  <style:text-properties style:font-name="Liberation Mono" fo:font-size="28pt" style:font-size-asian="28pt" style:font-size-complex="28pt"/>
    </style:style>
    <style:style style:name="ce131" style:family="table-cell" style:parent-style-name="Default" style:data-style-name="N113">
      <style:table-cell-properties fo:background-color="#dddddd" fo:border="0.06pt solid #000000"/>
      <style:text-properties style:font-name="Liberation Mono" fo:font-weight="bold" style:font-weight-asian="bold" style:font-weight-complex="bold"/>
    </style:style>
    <style:style style:name="ce132" style:family="table-cell" style:parent-style-name="Default" style:data-style-name="N113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iberation Mono" fo:font-weight="bold" style:font-weight-asian="bold" style:font-weight-complex="bold"/>
    </style:style>
    <style:style style:name="ce133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34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35" style:family="table-cell" style:parent-style-name="Default" style:data-style-name="N113">
      <style:table-cell-properties fo:background-color="#808080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3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14pt" style:font-size-asian="14pt" style:font-size-complex="14pt"/>
    </style:style>
    <style:style style:name="ce137" style:family="table-cell" style:parent-style-name="Default" style:data-style-name="N113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 style:data-style-name="N113">
      <style:table-cell-properties fo:background-color="#333333"/>
      <style:text-properties style:font-name="Liberation Mono"/>
    </style:style>
    <style:style style:name="ce139" style:family="table-cell" style:parent-style-name="Default" style:data-style-name="N113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40" style:family="table-cell" style:parent-style-name="Default" style:data-style-name="N113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41" style:family="table-cell" style:parent-style-name="Default" style:data-style-name="N113">
      <style:table-cell-properties fo:background-color="#b2b2b2" fo:border="0.06pt solid #000000"/>
      <style:text-properties style:font-name="Liberation Mono" fo:font-weight="bold" style:font-weight-asian="bold" style:font-weight-complex="bold"/>
    </style:style>
    <style:style style:name="ce142" style:family="table-cell" style:parent-style-name="Default" style:data-style-name="N113">
      <style:table-cell-properties fo:background-color="#b2b2b2" fo:border="0.06pt solid #000000"/>
      <style:text-properties style:font-name="Liberation Mono"/>
    </style:style>
    <style:style style:name="ce143" style:family="table-cell" style:parent-style-name="Default" style:data-style-name="N113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44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/>
    </style:style>
    <style:style style:name="ce145" style:family="table-cell" style:parent-style-name="Default" style:data-style-name="N113">
      <style:table-cell-properties fo:background-color="#999999" style:text-align-source="fix" style:repeat-content="false" fo:border="0.06pt solid #000000"/>
      <style:paragraph-properties fo:text-align="start" fo:margin-left="0mm"/>
      <style:text-properties style:font-name="Liberation Mono" fo:font-weight="bold" style:font-weight-asian="bold" style:font-weight-complex="bold"/>
    </style:style>
    <style:style style:name="ce146" style:family="table-cell" style:parent-style-name="Default" style:data-style-name="N113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ce147" style:family="table-cell" style:parent-style-name="Default" style:data-style-name="N113">
      <style:table-cell-properties fo:background-color="#dddddd" fo:border="0.06pt solid #000000"/>
      <style:text-properties style:font-name="Liberation Mono"/>
    </style:style>
    <style:style style:name="ce148" style:family="table-cell" style:parent-style-name="Default" style:data-style-name="N113">
      <style:table-cell-properties fo:background-color="#808080" fo:border="0.06pt solid #000000"/>
      <style:text-properties style:font-name="Liberation Mono" fo:font-weight="bold" style:font-weight-asian="bold" style:font-weight-complex="bold"/>
    </style:style>
    <style:style style:name="ce149" style:family="table-cell" style:parent-style-name="Default" style:data-style-name="N115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50" style:family="table-cell" style:parent-style-name="Default" style:data-style-name="N115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51" style:family="table-cell" style:parent-style-name="Default" style:data-style-name="N115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52" style:family="table-cell" style:parent-style-name="Default" style:data-style-name="N115">
      <style:table-cell-properties fo:background-color="#808080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53" style:family="table-cell" style:parent-style-name="Default" style:data-style-name="N115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54" style:family="table-cell" style:parent-style-name="Default" style:data-style-name="N115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55" style:family="table-cell" style:parent-style-name="Default" style:data-style-name="N115">
      <style:table-cell-properties fo:background-color="#dddddd" fo:border="0.06pt solid #000000"/>
      <style:text-properties style:font-name="Liberation Mono"/>
    </style:style>
    <style:style style:name="ce156" style:family="table-cell" style:parent-style-name="Default" style:data-style-name="N115">
      <style:table-cell-properties fo:background-color="#808080" fo:border="0.06pt solid #000000"/>
      <style:text-properties style:font-name="Liberation Mono"/>
    </style:style>
    <style:style style:name="ce157" style:family="table-cell" style:parent-style-name="Default" style:data-style-name="N115">
      <style:table-cell-properties fo:background-color="#cccccc" fo:border="0.06pt solid #000000"/>
      <style:text-properties style:font-name="Liberation Mono"/>
    </style:style>
    <style:style style:name="ce158" style:family="table-cell" style:parent-style-name="Default">
      <style:table-cell-properties fo:background-color="#333333" fo:border="none"/>
      <style:text-properties style:font-name="Liberation Mono"/>
    </style:style>
    <style:style style:name="ce159" style:family="table-cell" style:parent-style-name="Default" style:data-style-name="N113">
      <style:table-cell-properties fo:background-color="#333333" fo:border="none"/>
      <style:text-properties style:font-name="Liberation Mono"/>
    </style:style>
    <style:style style:name="ce160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61" style:family="table-cell" style:parent-style-name="Default" style:data-style-name="N113">
      <style:table-cell-properties fo:background-color="#333333" style:text-align-source="fix" style:repeat-content="false" fo:border="non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62" style:family="table-cell" style:parent-style-name="Default" style:data-style-name="N113">
      <style:table-cell-properties fo:background-color="#333333" style:text-align-source="fix" style:repeat-content="false" fo:border="none" style:vertical-align="middle"/>
      <style:paragraph-properties fo:text-align="center"/>
      <style:text-properties style:font-name="Liberation Mono"/>
    </style:style>
    <style:style style:name="ce163" style:family="table-cell" style:parent-style-name="Default" style:data-style-name="N113">
      <style:table-cell-properties fo:background-color="#333333" fo:border="none"/>
      <style:text-properties style:font-name="Liberation Mono" fo:font-weight="bold" style:font-weight-asian="bold" style:font-weight-complex="bold"/>
    </style:style>
    <style:style style:name="ce164" style:family="table-cell" style:parent-style-name="Default" style:data-style-name="N113">
      <style:table-cell-properties fo:background-color="#333333" style:text-align-source="fix" style:repeat-content="false" fo:border="none"/>
      <style:paragraph-properties fo:text-align="center" fo:margin-left="0mm"/>
      <style:text-properties style:font-name="Liberation Mono"/>
    </style:style>
    <style:style style:name="T1" style:family="text">
      <style:text-properties fo:color="#000000" style:font-name="Arial Narrow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 Narrow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 Narrow" fo:font-size="10pt" fo:font-weight="normal" style:text-underline-style="none" style:text-underline-color="font-color" style:text-line-through-type="none" fo:font-style="italic" style:text-outline="false" fo:text-shadow="none" style:text-position="0%" style:font-name-complex="Arial Narrow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style:font-name="Arial Narrow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 Narrow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table table:name="squelett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CHARGES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PRODUITS</text:p>
          </table:table-cell>
          <table:covered-table-cell table:number-columns-repeated="2" table:style-name="ce11"/>
          <table:covered-table-cell table:style-name="ce28"/>
          <table:table-cell table:number-columns-repeated="1016"/>
        </table:table-row>
        <table:table-row table:style-name="ro3">
          <table:table-cell table:style-name="ce3" office:value-type="string" calcext:value-type="string">
            <text:p>D’EXPLOITATION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17" office:value-type="string" calcext:value-type="string">
            <text:p>D’EXPLOITATION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chats de marchandises</text:p>
          </table:table-cell>
          <table:table-cell table:style-name="ce12"/>
          <table:table-cell table:style-name="ce18"/>
          <table:table-cell table:style-name="ce12" table:formula="of:=[.B4]*[.C4]" office:value-type="float" office:value="0" calcext:value-type="float">
            <text:p>0</text:p>
          </table:table-cell>
          <table:table-cell table:style-name="ce12" office:value-type="string" calcext:value-type="string">
            <text:p>A-Ventes de marchandises </text:p>
          </table:table-cell>
          <table:table-cell table:style-name="ce12" table:number-columns-repeated="2"/>
          <table:table-cell table:style-name="ce12" table:formula="of:=[.F4]*[.G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Variation de stocks de marchandises</text:p>
          </table:table-cell>
          <table:table-cell table:style-name="ce12" table:number-columns-repeated="2"/>
          <table:table-cell table:style-name="ce12" table:formula="of:=[.B5]*[.C5]" office:value-type="float" office:value="0" calcext:value-type="float">
            <text:p>0</text:p>
          </table:table-cell>
          <table:table-cell table:style-name="ce12" office:value-type="string" calcext:value-type="string">
            <text:p>B-Production vendue (biens)</text:p>
          </table:table-cell>
          <table:table-cell table:style-name="ce12" table:number-columns-repeated="2"/>
          <table:table-cell table:style-name="ce12" table:formula="of:=[.F5]*[.G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utre achats stockés</text:p>
          </table:table-cell>
          <table:table-cell table:style-name="ce12" table:number-columns-repeated="3"/>
          <table:table-cell table:style-name="ce12" office:value-type="string" calcext:value-type="string">
            <text:p>C-Production vendue (services)</text:p>
          </table:table-cell>
          <table:table-cell table:style-name="ce12" table:number-columns-repeated="2"/>
          <table:table-cell table:style-name="ce12" table:formula="of:=[.F6]*[.G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Variation de stocks / autres achats stockés</text:p>
          </table:table-cell>
          <table:table-cell table:style-name="ce12" table:number-columns-repeated="2"/>
          <table:table-cell table:style-name="ce12" table:formula="of:=[.B7]*[.C7]" office:value-type="float" office:value="0" calcext:value-type="float">
            <text:p>0</text:p>
          </table:table-cell>
          <table:table-cell table:style-name="ce23" office:value-type="string" calcext:value-type="string">
            <text:p>Ä<text:span text:style-name="T2"> chiffre d’affaires (A+B+C)</text:span></text:p>
          </table:table-cell>
          <table:table-cell table:style-name="ce27" table:number-columns-repeated="2"/>
          <table:table-cell table:style-name="ce12" table:formula="of:=SUM([.H4:.H6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chats non stockés</text:p>
          </table:table-cell>
          <table:table-cell table:style-name="ce12" table:number-columns-repeated="2"/>
          <table:table-cell table:style-name="ce12" table:formula="of:=[.B8]*[.C8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8]*[.G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harges externes (PUB)</text:p>
          </table:table-cell>
          <table:table-cell table:style-name="ce12" table:number-columns-repeated="2"/>
          <table:table-cell table:style-name="ce12" table:formula="of:=[.B9]*[.C9]" office:value-type="float" office:value="0" calcext:value-type="float">
            <text:p>0</text:p>
          </table:table-cell>
          <table:table-cell table:style-name="ce12" office:value-type="string" calcext:value-type="string">
            <text:p>Production stockée 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 calcext:value-type="string">
            <text:p>Impôts et taxes</text:p>
          </table:table-cell>
          <table:table-cell table:style-name="ce12" table:number-columns-repeated="3"/>
          <table:table-cell table:style-name="ce12" office:value-type="string" calcext:value-type="string">
            <text:p>Production immobilisée</text:p>
          </table:table-cell>
          <table:table-cell table:style-name="ce12" table:number-columns-repeated="2"/>
          <table:table-cell table:style-name="ce12" table:formula="of:=[.F10]*[.G1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Salaires</text:p>
          </table:table-cell>
          <table:table-cell table:style-name="ce12" table:number-columns-repeated="2"/>
          <table:table-cell table:style-name="ce12" table:formula="of:=[.B11]*[.C11]" office:value-type="float" office:value="0" calcext:value-type="float">
            <text:p>0</text:p>
          </table:table-cell>
          <table:table-cell table:style-name="ce12" office:value-type="string" calcext:value-type="string">
            <text:p>Autres produits d’exploitation</text:p>
          </table:table-cell>
          <table:table-cell table:style-name="ce12" table:number-columns-repeated="2"/>
          <table:table-cell table:style-name="ce12" table:formula="of:=[.F11]*[.G1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mmission</text:p>
          </table:table-cell>
          <table:table-cell table:style-name="ce12" table:formula="of:=[.F4]" office:value-type="float" office:value="0" calcext:value-type="float">
            <text:p>0</text:p>
          </table:table-cell>
          <table:table-cell table:style-name="ce12"/>
          <table:table-cell table:style-name="ce12" table:formula="of:=[.H4]*0.05" office:value-type="float" office:value="0" calcext:value-type="float">
            <text:p>0</text:p>
          </table:table-cell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 calcext:value-type="string">
            <text:p>Charges sociales</text:p>
          </table:table-cell>
          <table:table-cell table:style-name="ce12" table:number-columns-repeated="2"/>
          <table:table-cell table:style-name="ce12" table:formula="of:=[.B13]*[.C13]" office:value-type="float" office:value="0" calcext:value-type="float">
            <text:p>0</text:p>
          </table:table-cell>
          <table:table-cell table:style-name="ce12" office:value-type="string" calcext:value-type="string">
            <text:p>Reprises sur amort/dépréciations/prov.</text:p>
          </table:table-cell>
          <table:table-cell table:style-name="ce12" table:number-columns-repeated="2"/>
          <table:table-cell table:style-name="ce12" table:formula="of:=[.F13]*[.G13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Autres charges d’exploitation</text:p>
          </table:table-cell>
          <table:table-cell table:style-name="ce12" table:number-columns-repeated="2"/>
          <table:table-cell table:style-name="ce12" table:formula="of:=[.B14]*[.C14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4]*[.G1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mptaservice</text:p>
          </table:table-cell>
          <table:table-cell table:style-name="ce12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amortissements</text:p>
          </table:table-cell>
          <table:table-cell table:style-name="ce12" table:number-columns-repeated="3"/>
          <table:table-cell table:style-name="ce12" office:value-type="string" calcext:value-type="string">
            <text:p>TVA à décaisser</text:p>
          </table:table-cell>
          <table:table-cell table:style-name="ce12"/>
          <table:table-cell table:style-name="ce12" table:formula="of:=[.K3]-[.K6]" office:value-type="float" office:value="0" calcext:value-type="float">
            <text:p>0</text:p>
          </table:table-cell>
          <table:table-cell table:style-name="ce12"/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dépréciations</text:p>
          </table:table-cell>
          <table:table-cell table:style-name="ce12" table:number-columns-repeated="2"/>
          <table:table-cell table:style-name="ce12" table:formula="of:=[.B17]*[.C17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provisions</text:p>
          </table:table-cell>
          <table:table-cell table:style-name="ce12" table:number-columns-repeated="2"/>
          <table:table-cell table:style-name="ce12" table:formula="of:=[.B18]*[.C18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8]*[.G18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Ä<text:span text:style-name="T1"> TOTAL 1</text:span></text:p>
          </table:table-cell>
          <table:table-cell table:style-name="ce13" table:number-columns-repeated="2"/>
          <table:table-cell table:style-name="ce21" table:formula="of:=SUM([.D4:.D18])" office:value-type="float" office:value="0" calcext:value-type="float">
            <text:p>0</text:p>
          </table:table-cell>
          <table:table-cell table:style-name="ce13" office:value-type="string" calcext:value-type="string">
            <text:p>Ä<text:span text:style-name="T1"> TOTAL 4</text:span></text:p>
          </table:table-cell>
          <table:table-cell table:style-name="ce13" table:number-columns-repeated="2"/>
          <table:table-cell table:style-name="ce29" table:formula="of:=SUM([.H7:.H18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FINANCIERE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24" office:value-type="string" calcext:value-type="string">
            <text:p>FINANCIER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Intérêts (charges)</text:p>
          </table:table-cell>
          <table:table-cell table:style-name="ce12" table:number-columns-repeated="3"/>
          <table:table-cell table:style-name="ce12" office:value-type="string" calcext:value-type="string">
            <text:p>Intérêts (produits)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Autres</text:p>
          </table:table-cell>
          <table:table-cell table:style-name="ce12" table:number-columns-repeated="3"/>
          <table:table-cell table:style-name="ce12" office:value-type="string" calcext:value-type="string">
            <text:p>autres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5">
          <table:table-cell table:style-name="ce6" office:value-type="string" calcext:value-type="string">
            <text:p>Ä<text:span text:style-name="T1"> TOTAL 2</text:span></text:p>
          </table:table-cell>
          <table:table-cell table:style-name="ce13" table:number-columns-repeated="2"/>
          <table:table-cell table:style-name="ce21" table:formula="of:=[.D21]" office:value-type="float" office:value="0" calcext:value-type="float">
            <text:p>0</text:p>
          </table:table-cell>
          <table:table-cell table:style-name="ce13" office:value-type="string" calcext:value-type="string">
            <text:p>Ä<text:span text:style-name="T1"> TOTAL 5</text:span></text:p>
          </table:table-cell>
          <table:table-cell table:style-name="ce13" table:number-columns-repeated="2"/>
          <table:table-cell table:style-name="ce29" table:formula="of:=[.H2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EXCEPTIONNELLE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24" office:value-type="string" calcext:value-type="string">
            <text:p>EXCEPTIONNEL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Sur opérations de gestion</text:p>
          </table:table-cell>
          <table:table-cell table:style-name="ce12" table:number-columns-repeated="3"/>
          <table:table-cell table:style-name="ce12" office:value-type="string" calcext:value-type="string">
            <text:p>Sur opérations de gestion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Sur opérations en capital</text:p>
          </table:table-cell>
          <table:table-cell table:style-name="ce12" table:number-columns-repeated="3"/>
          <table:table-cell table:style-name="ce12" office:value-type="string" calcext:value-type="string">
            <text:p>Sur opérations en capital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Autres</text:p>
          </table:table-cell>
          <table:table-cell table:style-name="ce12" table:number-columns-repeated="3"/>
          <table:table-cell table:style-name="ce12" office:value-type="string" calcext:value-type="string">
            <text:p>Autres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5">
          <table:table-cell table:style-name="ce8" office:value-type="string" calcext:value-type="string">
            <text:p>Ä<text:span text:style-name="T1"> TOTAL 3</text:span></text:p>
          </table:table-cell>
          <table:table-cell table:style-name="ce14" table:number-columns-repeated="2"/>
          <table:table-cell table:style-name="ce22"/>
          <table:table-cell table:style-name="ce14" office:value-type="string" calcext:value-type="string">
            <text:p>Ä<text:span text:style-name="T1"> TOTAL 6</text:span></text:p>
          </table:table-cell>
          <table:table-cell table:style-name="ce14" table:number-columns-repeated="2"/>
          <table:table-cell table:style-name="ce31"/>
          <table:table-cell table:number-columns-repeated="1016"/>
        </table:table-row>
        <table:table-row table:style-name="ro4">
          <table:table-cell table:style-name="ce9" office:value-type="string" calcext:value-type="string">
            <text:p>TOTAL CHARGES (1+2+3)</text:p>
          </table:table-cell>
          <table:table-cell table:style-name="ce15"/>
          <table:table-cell table:style-name="ce19"/>
          <table:table-cell table:style-name="ce19" table:formula="of:=[.D19]+[.D23]+[.D28]" office:value-type="float" office:value="0" calcext:value-type="float">
            <text:p>0</text:p>
          </table:table-cell>
          <table:table-cell table:style-name="ce25" office:value-type="string" calcext:value-type="string">
            <text:p>TOTAL PRODUITS (4+5+6)</text:p>
          </table:table-cell>
          <table:table-cell table:style-name="ce15"/>
          <table:table-cell table:style-name="ce19"/>
          <table:table-cell table:style-name="ce19" table:formula="of:=[.H19]+[.H23]+[.H2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BENEFICE</text:p>
          </table:table-cell>
          <table:table-cell table:style-name="ce16"/>
          <table:table-cell table:style-name="ce20"/>
          <table:table-cell table:style-name="ce20" table:formula="of:=[.H29]-[.D29]" office:value-type="float" office:value="0" calcext:value-type="float">
            <text:p>0</text:p>
          </table:table-cell>
          <table:table-cell table:style-name="ce26" office:value-type="string" calcext:value-type="string">
            <text:p>ou PERTE</text:p>
          </table:table-cell>
          <table:table-cell table:style-name="ce16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TOTAL GENERAL</text:p>
          </table:table-cell>
          <table:table-cell table:style-name="ce16"/>
          <table:table-cell table:style-name="ce20" table:number-columns-repeated="2"/>
          <table:table-cell table:style-name="ce26" office:value-type="string" calcext:value-type="string">
            <text:p>TOTAL GENERAL</text:p>
          </table:table-cell>
          <table:table-cell table:style-name="ce16"/>
          <table:table-cell table:style-name="ce20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 1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1013" table:default-cell-style-name="ce32"/>
        <table:table-row table:style-name="ro4">
          <table:table-cell table:number-columns-repeated="1024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5" office:value-type="string" calcext:value-type="string">
            <text:p>Achats de bateau A</text:p>
          </table:table-cell>
          <table:table-cell table:style-name="ce50"/>
          <table:table-cell table:style-name="ce62" office:value-type="float" office:value="1500" calcext:value-type="float">
            <text:p>1 500,00</text:p>
          </table:table-cell>
          <table:table-cell table:style-name="ce62" table:formula="of:=[.B4]*[.C4]" office:value-type="float" office:value="0" calcext:value-type="float">
            <text:p>0,00</text:p>
          </table:table-cell>
          <table:table-cell table:style-name="ce69" office:value-type="string" calcext:value-type="string">
            <text:p>Bateau A</text:p>
          </table:table-cell>
          <table:table-cell table:style-name="ce50"/>
          <table:table-cell table:style-name="ce62" office:value-type="float" office:value="5500" calcext:value-type="float">
            <text:p>5 500,00</text:p>
          </table:table-cell>
          <table:table-cell table:style-name="ce62" table:formula="of:=[.F4]*[.G4]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40" calcext:value-type="float">
            <text:p>4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120000" calcext:value-type="float">
            <text:p>12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7100" calcext:value-type="float">
            <text:p>7 100,00</text:p>
          </table:table-cell>
          <table:table-cell table:style-name="ce63" table:formula="of:=[.F5]*[.G5]" office:value-type="float" office:value="213000" calcext:value-type="float">
            <text:p>213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style-name="ce90"/>
          <table:covered-table-cell/>
          <table:table-cell table:number-columns-repeated="1012"/>
        </table:table-row>
        <table:table-row table:style-name="ro4">
          <table:table-cell table:style-name="ce37" office:value-type="string" calcext:value-type="string">
            <text:p>Achats de bateau C</text:p>
          </table:table-cell>
          <table:table-cell table:style-name="ce52"/>
          <table:table-cell table:style-name="ce64" office:value-type="float" office:value="5000" calcext:value-type="float">
            <text:p>5 000,00</text:p>
          </table:table-cell>
          <table:table-cell table:style-name="ce64" table:formula="of:=[.B6]*[.C6]" office:value-type="float" office:value="0" calcext:value-type="float">
            <text:p>0,00</text:p>
          </table:table-cell>
          <table:table-cell table:style-name="ce71" office:value-type="string" calcext:value-type="string">
            <text:p>Bateau C</text:p>
          </table:table-cell>
          <table:table-cell table:style-name="ce52"/>
          <table:table-cell table:style-name="ce64" office:value-type="float" office:value="14500" calcext:value-type="float">
            <text:p>14 500,00</text:p>
          </table:table-cell>
          <table:table-cell table:style-name="ce64" table:formula="of:=[.F6]*[.G6]" office:value-type="float" office:value="0" calcext:value-type="float">
            <text:p>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 table:number-columns-repeated="1012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40" calcext:value-type="float">
            <text:p>4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120000" calcext:value-type="float">
            <text:p>12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30" calcext:value-type="float">
            <text:p>30</text:p>
          </table:table-cell>
          <table:table-cell table:style-name="ce72" table:formula="of:=[.G4]+[.G5]+[.G6]" office:value-type="float" office:value="27100" calcext:value-type="float">
            <text:p>27100</text:p>
          </table:table-cell>
          <table:table-cell table:style-name="ce72" table:formula="of:=[.H4]+[.H5]+[.H6]" office:value-type="float" office:value="213000" calcext:value-type="float">
            <text:p>213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42600" calcext:value-type="float">
            <text:p>42600</text:p>
          </table:table-cell>
          <table:table-cell table:style-name="ce87"/>
          <table:table-cell table:number-columns-repeated="1012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24000" calcext:value-type="float">
            <text:p>24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0000" calcext:value-type="float">
            <text:p>3000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2]*0.1" office:value-type="float" office:value="2500" calcext:value-type="float">
            <text:p>2500</text:p>
          </table:table-cell>
          <table:table-cell table:number-columns-repeated="1012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6:.H9])" office:value-type="float" office:value="213000" calcext:value-type="float">
            <text:p>213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4]*0.1" office:value-type="float" office:value="3600" calcext:value-type="float">
            <text:p>36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non stockés</text:p>
          </table:table-cell>
          <table:table-cell table:style-name="ce54" table:number-columns-repeated="2"/>
          <table:table-cell table:style-name="ce54" table:formula="of:=[.B11]*[.C1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5] *0.1" office:value-type="float" office:value="1065" calcext:value-type="float">
            <text:p>1065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harges externes (PUB)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5000" calcext:value-type="float">
            <text:p>25000</text:p>
          </table:table-cell>
          <table:table-cell table:style-name="ce54" table:formula="of:=[.B12]*[.C12]" office:value-type="float" office:value="25000" calcext:value-type="float">
            <text:p>25000</text:p>
          </table:table-cell>
          <table:table-cell table:style-name="ce54" office:value-type="string" calcext:value-type="string">
            <text:p>Production stockée 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table:formula="of:=[.G12]*[.F12]" office:value-type="float" office:value="30000" calcext:value-type="float">
            <text:p>30000</text:p>
          </table:table-cell>
          <table:table-cell office:value-type="string" calcext:value-type="string">
            <text:p>40 STOCKES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17]*0.1" office:value-type="float" office:value="5000" calcext:value-type="float">
            <text:p>5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Impôts et taxes</text:p>
          </table:table-cell>
          <table:table-cell table:style-name="ce54" table:number-columns-repeated="3"/>
          <table:table-cell table:style-name="ce54" office:value-type="string" calcext:value-type="string">
            <text:p>Production immobilisée</text:p>
          </table:table-cell>
          <table:table-cell table:style-name="ce54" table:number-columns-repeated="2"/>
          <table:table-cell table:style-name="ce54" table:formula="of:=[.F13]*[.G13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18]*0.2" office:value-type="float" office:value="2000" calcext:value-type="float">
            <text:p>2000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Salaires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6000" calcext:value-type="float">
            <text:p>6000</text:p>
          </table:table-cell>
          <table:table-cell table:style-name="ce54" table:formula="of:=[.B14]*[.C14]" office:value-type="float" office:value="36000" calcext:value-type="float">
            <text:p>36000</text:p>
          </table:table-cell>
          <table:table-cell table:style-name="ce54" office:value-type="string" calcext:value-type="string">
            <text:p>Autres produits d’exploitation</text:p>
          </table:table-cell>
          <table:table-cell table:style-name="ce54" table:number-columns-repeated="2"/>
          <table:table-cell table:style-name="ce54" table:formula="of:=[.F14]*[.G14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42600" calcext:value-type="float">
            <text:p>42600</text:p>
          </table:table-cell>
          <table:table-cell table:style-name="ce88" table:formula="of:=SUM([.L7:.L13])" office:value-type="float" office:value="38165" calcext:value-type="float">
            <text:p>38165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ommission</text:p>
          </table:table-cell>
          <table:table-cell table:style-name="ce55" table:formula="of:=[.F7]" office:value-type="float" office:value="30" calcext:value-type="float">
            <text:p>30</text:p>
          </table:table-cell>
          <table:table-cell table:style-name="ce54"/>
          <table:table-cell table:style-name="ce54" table:formula="of:=[.H7]*0.05" office:value-type="float" office:value="10650" calcext:value-type="float">
            <text:p>10650</text:p>
          </table:table-cell>
          <table:table-cell table:style-name="ce54" table:number-columns-repeated="4"/>
          <table:table-cell/>
          <table:table-cell table:style-name="ce1" office:value-type="string" calcext:value-type="string">
            <text:p>Dut : </text:p>
          </table:table-cell>
          <table:table-cell table:style-name="ce92" table:formula="of:=[.K14]-[.L14]" office:value-type="float" office:value="4435" calcext:value-type="float" table:number-columns-spanned="2" table:number-rows-spanned="1">
            <text:p>4435</text:p>
          </table:table-cell>
          <table:covered-table-cell table:style-name="ce1"/>
          <table:table-cell table:number-columns-repeated="1012"/>
        </table:table-row>
        <table:table-row table:style-name="ro4">
          <table:table-cell table:style-name="ce39" office:value-type="string" calcext:value-type="string">
            <text:p>Charges sociales</text:p>
          </table:table-cell>
          <table:table-cell table:style-name="ce54" table:number-columns-repeated="2"/>
          <table:table-cell table:style-name="ce54" table:formula="of:=[.B16]*[.C16]" office:value-type="float" office:value="0" calcext:value-type="float">
            <text:p>0</text:p>
          </table:table-cell>
          <table:table-cell table:style-name="ce54" office:value-type="string" calcext:value-type="string">
            <text:p>Reprises sur amort/dépréciations/prov.</text:p>
          </table:table-cell>
          <table:table-cell table:style-name="ce54" table:number-columns-repeated="2"/>
          <table:table-cell table:style-name="ce54" table:formula="of:=[.F16]*[.G16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Autres charges d’exploitation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000" calcext:value-type="float">
            <text:p>50000</text:p>
          </table:table-cell>
          <table:table-cell table:style-name="ce54" table:formula="of:=[.B17]*[.C17]" office:value-type="float" office:value="50000" calcext:value-type="float">
            <text:p>50000</text:p>
          </table:table-cell>
          <table:table-cell table:style-name="ce54" table:number-columns-repeated="3"/>
          <table:table-cell table:style-name="ce54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Compta simple</text:p>
          </table:table-cell>
          <table:table-cell table:style-name="ce54" table:number-columns-repeated="2"/>
          <table:table-cell table:style-name="ce54" office:value-type="float" office:value="10000" calcext:value-type="float">
            <text:p>10000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0]*[.C20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1]*[.C2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1]*[.G21]" office:value-type="float" office:value="0" calcext:value-type="float">
            <text:p>0</text:p>
          </table:table-cell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SUM([.D6:.D21])" office:value-type="float" office:value="256858.33" calcext:value-type="float">
            <text:p>25685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SUM([.H10:.H21])" office:value-type="float" office:value="243000" calcext:value-type="float">
            <text:p>243000</text:p>
          </table:table-cell>
          <table:table-cell table:style-name="ce84" table:formula="of:=[.H22]-[.D22]" office:value-type="float" office:value="-13858.33" calcext:value-type="float">
            <text:p>-13858,33</text:p>
          </table:table-cell>
          <table:table-cell table:style-name="ce88" office:value-type="string" calcext:value-type="string">
            <text:p>Charge d'exploitation</text:p>
          </table:table-cell>
          <table:table-cell table:style-name="ce88" table:formula="of:=[.D12]+[.D14]+[.D15]+[.D17]+[.D18]" office:value-type="float" office:value="131650" calcext:value-type="float">
            <text:p>131650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833.33" office:value-type="float" office:value="833.33" calcext:value-type="float">
            <text:p>833,33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666.67" calcext:value-type="float">
            <text:p>1666,67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5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4]" office:value-type="float" office:value="833.33" calcext:value-type="float">
            <text:p>833,33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4]" office:value-type="float" office:value="1666.67" calcext:value-type="float">
            <text:p>1666,67</text:p>
          </table:table-cell>
          <table:table-cell table:style-name="ce84" table:formula="of:=[.H26]-[.D26]+[.I22]" office:value-type="float" office:value="-13024.99" calcext:value-type="float">
            <text:p>-13024,99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5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26]+[.H31]-[.D31]" office:value-type="float" office:value="-13024.99" calcext:value-type="float">
            <text:p>-13024,99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2]+[.D26]+[.D31]" office:value-type="float" office:value="257691.66" calcext:value-type="float">
            <text:p>257691,66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2]+[.H26]+[.H31]" office:value-type="float" office:value="244666.67" calcext:value-type="float">
            <text:p>244666,67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2]-[.D32]" office:value-type="float" office:value="-13024.99" calcext:value-type="float">
            <text:p>-13024,99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3]+[.D32]" office:value-type="float" office:value="244666.67" calcext:value-type="float">
            <text:p>244666,67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3]+[.H32]" office:value-type="float" office:value="244666.67" calcext:value-type="float">
            <text:p>244666,67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is prochain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3030" calcext:value-type="float">
            <text:p>303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office:value-type="float" office:value="376740" calcext:value-type="float">
            <text:p>376740</text:p>
          </table:table-cell>
          <table:table-cell table:style-name="ce48" office:value-type="float" office:value="230230" calcext:value-type="float">
            <text:p>230230</text:p>
          </table:table-cell>
          <table:table-cell table:number-columns-repeated="1021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48" table:formula="of:=-[.K22]" office:value-type="float" office:value="-131650" calcext:value-type="float">
            <text:p>-13165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48" table:formula="of:=-[.L14]" office:value-type="float" office:value="-38165" calcext:value-type="float">
            <text:p>-38165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26]-[.D26]" office:value-type="float" office:value="833.34" calcext:value-type="float">
            <text:p>833,34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48" table:formula="of:=-[.D7]" office:value-type="float" office:value="-120000" calcext:value-type="float">
            <text:p>-1200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48" office:value-type="float" office:value="-41666" calcext:value-type="float">
            <text:p>-41666</text:p>
          </table:table-cell>
          <table:table-cell table:style-name="ce48"/>
          <table:table-cell table:number-columns-repeated="1021"/>
        </table:table-row>
        <table:table-row table:style-name="ro4" table:number-rows-repeated="3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48" table:formula="of:=SUM([.B37:.B46])" office:value-type="float" office:value="49122.34" calcext:value-type="float">
            <text:p>49122,34</text:p>
          </table:table-cell>
          <table:table-cell table:style-name="ce48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1"/>
          <table:table-cell table:number-columns-repeated="1022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2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5" office:value-type="string" calcext:value-type="string">
            <text:p>Achats de bateau A</text:p>
          </table:table-cell>
          <table:table-cell table:style-name="ce50"/>
          <table:table-cell table:style-name="ce62" office:value-type="float" office:value="1500" calcext:value-type="float">
            <text:p>1 500,00</text:p>
          </table:table-cell>
          <table:table-cell table:style-name="ce62" table:formula="of:=[.B4]*[.C4]" office:value-type="float" office:value="0" calcext:value-type="float">
            <text:p>0,00</text:p>
          </table:table-cell>
          <table:table-cell table:style-name="ce69" office:value-type="string" calcext:value-type="string">
            <text:p>Bateau A</text:p>
          </table:table-cell>
          <table:table-cell table:style-name="ce50"/>
          <table:table-cell table:style-name="ce62" office:value-type="float" office:value="5500" calcext:value-type="float">
            <text:p>5 500,00</text:p>
          </table:table-cell>
          <table:table-cell table:style-name="ce62" table:formula="of:=[.F4]*[.G4]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90000" calcext:value-type="float">
            <text:p>9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60" calcext:value-type="float">
            <text:p>60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378000" calcext:value-type="float">
            <text:p>378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7" office:value-type="string" calcext:value-type="string">
            <text:p>Achats de bateau C</text:p>
          </table:table-cell>
          <table:table-cell table:style-name="ce52"/>
          <table:table-cell table:style-name="ce64" office:value-type="float" office:value="5000" calcext:value-type="float">
            <text:p>5 000,00</text:p>
          </table:table-cell>
          <table:table-cell table:style-name="ce64" table:formula="of:=[.B6]*[.C6]" office:value-type="float" office:value="0" calcext:value-type="float">
            <text:p>0,00</text:p>
          </table:table-cell>
          <table:table-cell table:style-name="ce71" office:value-type="string" calcext:value-type="string">
            <text:p>Bateau C</text:p>
          </table:table-cell>
          <table:table-cell table:style-name="ce52"/>
          <table:table-cell table:style-name="ce64" office:value-type="float" office:value="14500" calcext:value-type="float">
            <text:p>14 500,00</text:p>
          </table:table-cell>
          <table:table-cell table:style-name="ce64" table:formula="of:=[.F6]*[.G6]" office:value-type="float" office:value="0" calcext:value-type="float">
            <text:p>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378000" calcext:value-type="float">
            <text:p>378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75600" calcext:value-type="float">
            <text:p>7560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30" calcext:value-type="float">
            <text:p>3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90000" calcext:value-type="float">
            <text:p>9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60" calcext:value-type="float">
            <text:p>60</text:p>
          </table:table-cell>
          <table:table-cell table:style-name="ce72" table:formula="of:=[.G4]+[.G5]+[.G6]" office:value-type="float" office:value="26300" calcext:value-type="float">
            <text:p>26300</text:p>
          </table:table-cell>
          <table:table-cell table:style-name="ce72" table:formula="of:=[.H4]+[.H5]+[.H6]" office:value-type="float" office:value="378000" calcext:value-type="float">
            <text:p>378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75600" calcext:value-type="float">
            <text:p>7560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18000" calcext:value-type="float">
            <text:p>18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2]*0.1" office:value-type="float" office:value="2500" calcext:value-type="float">
            <text:p>2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90000" calcext:value-type="float">
            <text:p>9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18000" calcext:value-type="float">
            <text:p>18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6:.H9])" office:value-type="float" office:value="378000" calcext:value-type="float">
            <text:p>378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4]*0.1" office:value-type="float" office:value="4200" calcext:value-type="float">
            <text:p>42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chats non stockés</text:p>
          </table:table-cell>
          <table:table-cell table:style-name="ce54" table:number-columns-repeated="2"/>
          <table:table-cell table:style-name="ce54" table:formula="of:=[.B11]*[.C1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5] *0.1" office:value-type="float" office:value="1890" calcext:value-type="float">
            <text:p>1890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2]" office:value-type="float" office:value="25000" calcext:value-type="float">
            <text:p>2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2500" calcext:value-type="float">
            <text:p>250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Charges externes (PUB)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5000" calcext:value-type="float">
            <text:p>25000</text:p>
          </table:table-cell>
          <table:table-cell table:style-name="ce54" table:formula="of:=[.B12]*[.C12]" office:value-type="float" office:value="25000" calcext:value-type="float">
            <text:p>25000</text:p>
          </table:table-cell>
          <table:table-cell table:style-name="ce54" office:value-type="string" calcext:value-type="string">
            <text:p>Production stockée </text:p>
          </table:table-cell>
          <table:table-cell table:style-name="ce54" office:value-type="float" office:value="-30" calcext:value-type="float">
            <text:p>-3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table:formula="of:=[.G12]*[.F12]" office:value-type="float" office:value="-90000" calcext:value-type="float">
            <text:p>-90000</text:p>
          </table:table-cell>
          <table:table-cell office:value-type="string" calcext:value-type="string">
            <text:p>10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17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4]" office:value-type="float" office:value="42000" calcext:value-type="float">
            <text:p>42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4200" calcext:value-type="float">
            <text:p>42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Impôts et taxes</text:p>
          </table:table-cell>
          <table:table-cell table:style-name="ce54" table:number-columns-repeated="3"/>
          <table:table-cell table:style-name="ce54" office:value-type="string" calcext:value-type="string">
            <text:p>Production immobilisée</text:p>
          </table:table-cell>
          <table:table-cell table:style-name="ce54" table:number-columns-repeated="2"/>
          <table:table-cell table:style-name="ce54" table:formula="of:=[.F13]*[.G13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18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5]" office:value-type="float" office:value="18900" calcext:value-type="float">
            <text:p>189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1890" calcext:value-type="float">
            <text:p>189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Salaires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000" calcext:value-type="float">
            <text:p>6000</text:p>
          </table:table-cell>
          <table:table-cell table:style-name="ce54" table:formula="of:=[.B14]*[.C14]" office:value-type="float" office:value="42000" calcext:value-type="float">
            <text:p>42000</text:p>
          </table:table-cell>
          <table:table-cell table:style-name="ce54" office:value-type="string" calcext:value-type="string">
            <text:p>Autres produits d’exploitation</text:p>
          </table:table-cell>
          <table:table-cell table:style-name="ce54" table:number-columns-repeated="2"/>
          <table:table-cell table:style-name="ce54" table:formula="of:=[.F14]*[.G14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75600" calcext:value-type="float">
            <text:p>75600</text:p>
          </table:table-cell>
          <table:table-cell table:style-name="ce88" table:formula="of:=SUM([.L7:.L13])" office:value-type="float" office:value="33590" calcext:value-type="float">
            <text:p>33590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17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Commission</text:p>
          </table:table-cell>
          <table:table-cell table:style-name="ce55" table:formula="of:=[.F7]" office:value-type="float" office:value="60" calcext:value-type="float">
            <text:p>60</text:p>
          </table:table-cell>
          <table:table-cell table:style-name="ce54"/>
          <table:table-cell table:style-name="ce54" table:formula="of:=[.H7]*0.05" office:value-type="float" office:value="18900" calcext:value-type="float">
            <text:p>18900</text:p>
          </table:table-cell>
          <table:table-cell table:style-name="ce54" table:number-columns-repeated="4"/>
          <table:table-cell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42010" calcext:value-type="float" table:number-columns-spanned="2" table:number-rows-spanned="1">
            <text:p>42010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18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Charges sociales</text:p>
          </table:table-cell>
          <table:table-cell table:style-name="ce54" table:number-columns-repeated="2"/>
          <table:table-cell table:style-name="ce54" table:formula="of:=[.B16]*[.C16]" office:value-type="float" office:value="0" calcext:value-type="float">
            <text:p>0</text:p>
          </table:table-cell>
          <table:table-cell table:style-name="ce54" office:value-type="string" calcext:value-type="string">
            <text:p>Reprises sur amort/dépréciations/prov.</text:p>
          </table:table-cell>
          <table:table-cell table:style-name="ce54" table:number-columns-repeated="2"/>
          <table:table-cell table:style-name="ce54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40" office:value-type="string" calcext:value-type="string">
            <text:p>Autres charges d’exploitation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000" calcext:value-type="float">
            <text:p>50000</text:p>
          </table:table-cell>
          <table:table-cell table:style-name="ce54" table:formula="of:=[.B17]*[.C17]" office:value-type="float" office:value="50000" calcext:value-type="float">
            <text:p>50000</text:p>
          </table:table-cell>
          <table:table-cell table:style-name="ce54" table:number-columns-repeated="3"/>
          <table:table-cell table:style-name="ce54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40" office:value-type="string" calcext:value-type="string">
            <text:p>Compta simple</text:p>
          </table:table-cell>
          <table:table-cell table:style-name="ce54" table:number-columns-repeated="2"/>
          <table:table-cell table:style-name="ce54" office:value-type="float" office:value="10000" calcext:value-type="float">
            <text:p>10000</text:p>
          </table:table-cell>
          <table:table-cell table:style-name="ce54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0]*[.C20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1]*[.C2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1]*[.G21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SUM([.D6:.D21])" office:value-type="float" office:value="241108.33" calcext:value-type="float">
            <text:p>24110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SUM([.H10:.H21])" office:value-type="float" office:value="288000" calcext:value-type="float">
            <text:p>288000</text:p>
          </table:table-cell>
          <table:table-cell table:style-name="ce84" table:formula="of:=[.H22]-[.D22]" office:value-type="float" office:value="46891.67" calcext:value-type="float">
            <text:p>46891,67</text:p>
          </table:table-cell>
          <table:table-cell table:style-name="ce88" office:value-type="string" calcext:value-type="string">
            <text:p>Charge d'exploitation</text:p>
          </table:table-cell>
          <table:table-cell table:style-name="ce88" table:formula="of:=[.D12]+[.D14]+[.D15]+[.D17]+[.D18]" office:value-type="float" office:value="145900" calcext:value-type="float">
            <text:p>145900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486" office:value-type="float" office:value="486" calcext:value-type="float">
            <text:p>486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333" calcext:value-type="float">
            <text:p>1333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5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4]" office:value-type="float" office:value="486" calcext:value-type="float">
            <text:p>486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4]" office:value-type="float" office:value="1333" calcext:value-type="float">
            <text:p>1333</text:p>
          </table:table-cell>
          <table:table-cell table:style-name="ce84" table:formula="of:=[.H26]-[.D26]+[.I22]" office:value-type="float" office:value="47738.67" calcext:value-type="float">
            <text:p>47738,67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5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26]+[.H31]-[.D31]" office:value-type="float" office:value="47738.67" calcext:value-type="float">
            <text:p>47738,67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2]+[.D26]+[.D31]" office:value-type="float" office:value="241594.33" calcext:value-type="float">
            <text:p>241594,33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2]+[.H26]+[.H31]" office:value-type="float" office:value="289333" calcext:value-type="float">
            <text:p>289333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2]-[.D32]" office:value-type="float" office:value="47738.67" calcext:value-type="float">
            <text:p>47738,67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3]+[.D32]" office:value-type="float" office:value="289333" calcext:value-type="float">
            <text:p>289333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3]+[.H32]" office:value-type="float" office:value="289333" calcext:value-type="float">
            <text:p>289333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is prochain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49121.67" calcext:value-type="float">
            <text:p>49121,67</text:p>
          </table:table-cell>
          <table:table-cell table:style-name="ce48"/>
          <table:table-cell/>
          <table:table-cell office:value-type="float" office:value="581400" calcext:value-type="float">
            <text:p>58140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table:formula="of:=(230230+106500)*1.2" office:value-type="float" office:value="404076" calcext:value-type="float">
            <text:p>404076</text:p>
          </table:table-cell>
          <table:table-cell table:style-name="ce48" table:formula="of:=(581400/2)" office:value-type="float" office:value="290700" calcext:value-type="float">
            <text:p>290700</text:p>
          </table:table-cell>
          <table:table-cell/>
          <table:table-cell table:formula="of:=(230230+378000)" office:value-type="float" office:value="608230" calcext:value-type="float">
            <text:p>60823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48" table:formula="of:=-[.K22]" office:value-type="float" office:value="-145900" calcext:value-type="float">
            <text:p>-1459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48" table:formula="of:=-[.L14]" office:value-type="float" office:value="-33590" calcext:value-type="float">
            <text:p>-3359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26]-[.D26]" office:value-type="float" office:value="847" calcext:value-type="float">
            <text:p>847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93" table:formula="of:=-[.D7]" office:value-type="float" office:value="-90000" calcext:value-type="float">
            <text:p>-900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48" table:formula="of:=-(58333.33-16666.67)" office:value-type="float" office:value="-41666.66" calcext:value-type="float">
            <text:p>-41666,66</text:p>
          </table:table-cell>
          <table:table-cell table:style-name="ce48"/>
          <table:table-cell table:formula="of:=[.B45]-92407" office:value-type="float" office:value="-138377" calcext:value-type="float">
            <text:p>-138377</text:p>
          </table:table-cell>
          <table:table-cell table:number-columns-repeated="1020"/>
        </table:table-row>
        <table:table-row table:style-name="ro4">
          <table:table-cell table:style-name="ce46"/>
          <table:table-cell table:style-name="ce48" office:value-type="float" office:value="-45970" calcext:value-type="float">
            <text:p>-45970</text:p>
          </table:table-cell>
          <table:table-cell table:style-name="ce48"/>
          <table:table-cell table:number-columns-repeated="1021"/>
        </table:table-row>
        <table:table-row table:style-name="ro4" table:number-rows-repeated="2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48" table:formula="of:=SUM([.B38:.B47])" office:value-type="float" office:value="96918.01" calcext:value-type="float">
            <text:p>96918,01</text:p>
          </table:table-cell>
          <table:table-cell table:style-name="ce48"/>
          <table:table-cell table:number-columns-repeated="1021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3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0" calcext:value-type="float">
            <text:p>60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0000" calcext:value-type="float">
            <text:p>160 00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70" calcext:value-type="float">
            <text:p>7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10000" calcext:value-type="float">
            <text:p>21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9" calcext:value-type="float">
            <text:p>79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97700" calcext:value-type="float">
            <text:p>497 7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50000" calcext:value-type="float">
            <text:p>15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77000" calcext:value-type="float">
            <text:p>377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34700" calcext:value-type="float">
            <text:p>10347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6940" calcext:value-type="float">
            <text:p>20694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40" calcext:value-type="float">
            <text:p>14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20000" calcext:value-type="float">
            <text:p>42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8" calcext:value-type="float">
            <text:p>148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1034700" calcext:value-type="float">
            <text:p>10347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6940" calcext:value-type="float">
            <text:p>20694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84000" calcext:value-type="float">
            <text:p>84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0" calcext:value-type="float">
            <text:p>6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0" calcext:value-type="float">
            <text:p>1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7500" calcext:value-type="float">
            <text:p>7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10000" calcext:value-type="float">
            <text:p>21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42000" calcext:value-type="float">
            <text:p>42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34700" calcext:value-type="float">
            <text:p>10347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5400" calcext:value-type="float">
            <text:p>54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50000" calcext:value-type="float">
            <text:p>15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0000" calcext:value-type="float">
            <text:p>30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173.5" calcext:value-type="float">
            <text:p>5173,5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75000" calcext:value-type="float">
            <text:p>7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7500" calcext:value-type="float">
            <text:p>75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5000" calcext:value-type="float">
            <text:p>15000</text:p>
          </table:table-cell>
          <table:table-cell table:style-name="ce103" table:formula="of:=[.B12]*[.C12]" office:value-type="float" office:value="15000" calcext:value-type="float">
            <text:p>1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table:formula="of:=[.G12]*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54000" calcext:value-type="float">
            <text:p>5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5400" calcext:value-type="float">
            <text:p>54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3]*[.C13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-9" calcext:value-type="float">
            <text:p>-9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-27000" calcext:value-type="float">
            <text:p>-27000</text:p>
          </table:table-cell>
          <table:table-cell table:style-name="ce1" office:value-type="string" calcext:value-type="string">
            <text:p>1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1735" calcext:value-type="float">
            <text:p>5173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173.5" calcext:value-type="float">
            <text:p>5173,5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4]*[.C14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6940" calcext:value-type="float">
            <text:p>206940</text:p>
          </table:table-cell>
          <table:table-cell table:style-name="ce88" table:formula="of:=SUM([.L7:.L13])" office:value-type="float" office:value="109073.5" calcext:value-type="float">
            <text:p>109073,5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75000" calcext:value-type="float">
            <text:p>7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22000" calcext:value-type="float">
            <text:p>-22000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97866.5" calcext:value-type="float" table:number-columns-spanned="2" table:number-rows-spanned="1">
            <text:p>97866,5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54000" calcext:value-type="float">
            <text:p>54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8" calcext:value-type="float">
            <text:p>148</text:p>
          </table:table-cell>
          <table:table-cell table:style-name="ce102"/>
          <table:table-cell table:style-name="ce102" table:formula="of:=[.H7]*0.05" office:value-type="float" office:value="51735" calcext:value-type="float">
            <text:p>51735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50000" calcext:value-type="float">
            <text:p>5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7"/>
          <table:table-cell table:number-columns-repeated="1016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" office:value-type="float" office:value="240735" calcext:value-type="float">
            <text:p>240735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D7]+[.D15]+[.D17]+[.D18]+[.D20]+[.D22]+[.D23]" office:value-type="float" office:value="665943.33" calcext:value-type="float">
            <text:p>665943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12700" calcext:value-type="float">
            <text:p>1012700</text:p>
          </table:table-cell>
          <table:table-cell table:style-name="ce84" table:formula="of:=[.H26]-[.D26]" office:value-type="float" office:value="346756.67" calcext:value-type="float">
            <text:p>346756,67</text:p>
          </table:table-cell>
          <table:table-cell table:number-columns-repeated="1015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138.89" office:value-type="float" office:value="138.89" calcext:value-type="float">
            <text:p>138,89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500" calcext:value-type="float">
            <text:p>150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8]" office:value-type="float" office:value="138.89" calcext:value-type="float">
            <text:p>138,89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8]" office:value-type="float" office:value="1500" calcext:value-type="float">
            <text:p>1500</text:p>
          </table:table-cell>
          <table:table-cell table:style-name="ce84" table:formula="of:=[.H30]-[.D30]+[.I26]" office:value-type="float" office:value="348117.78" calcext:value-type="float">
            <text:p>348117,78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348117.78" calcext:value-type="float">
            <text:p>348117,78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666082.22" calcext:value-type="float">
            <text:p>666082,22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14200" calcext:value-type="float">
            <text:p>1014200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348117.78" calcext:value-type="float">
            <text:p>348117,78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14200" calcext:value-type="float">
            <text:p>1014200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14200" calcext:value-type="float">
            <text:p>1014200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4"/>
          <table:table-cell table:formula="of:=213000/2+ 378000/2" office:value-type="float" office:value="295500" calcext:value-type="float">
            <text:p>29550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92407.22" calcext:value-type="float">
            <text:p>92407,22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table:formula="of:=(213000+378000)/2 * 1.2" office:value-type="float" office:value="354600" calcext:value-type="float">
            <text:p>3546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06"/>
          <table:table-cell table:style-name="ce48" table:formula="of:=[.K23]" office:value-type="float" office:value="240735" calcext:value-type="float">
            <text:p>240735</text:p>
          </table:table-cell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06"/>
          <table:table-cell table:style-name="ce48" table:formula="of:=[.L14]" office:value-type="float" office:value="109073.5" calcext:value-type="float">
            <text:p>109073,5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30]-[.D30]" office:value-type="float" office:value="1361.11" calcext:value-type="float">
            <text:p>1361,11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06"/>
          <table:table-cell table:style-name="ce93" table:formula="of:=[.D7]" office:value-type="float" office:value="420000" calcext:value-type="float">
            <text:p>420000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06"/>
          <table:table-cell table:style-name="ce48" table:formula="of:=(16666.67)" office:value-type="float" office:value="16666.67" calcext:value-type="float">
            <text:p>16666,67</text:p>
          </table:table-cell>
          <table:table-cell table:number-columns-repeated="1021"/>
        </table:table-row>
        <table:table-row table:style-name="ro4" table:number-rows-repeated="3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07" table:formula="of:=SUM([.B43:.B52]) - SUM([.C43:.C52])" office:value-type="float" office:value="-338106.84" calcext:value-type="float" table:number-columns-spanned="2" table:number-rows-spanned="1">
            <text:p>-338106,84</text:p>
          </table:table-cell>
          <table:covered-table-cell table:style-name="ce48"/>
          <table:table-cell table:number-columns-repeated="1021"/>
        </table:table-row>
        <table:table-row table:style-name="ro4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ur 4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0" calcext:value-type="float">
            <text:p>60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0000" calcext:value-type="float">
            <text:p>160 00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0" calcext:value-type="float">
            <text:p>8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40000" calcext:value-type="float">
            <text:p>24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0" calcext:value-type="float">
            <text:p>70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41000" calcext:value-type="float">
            <text:p>441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50000" calcext:value-type="float">
            <text:p>15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31" calcext:value-type="float">
            <text:p>31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403000" calcext:value-type="float">
            <text:p>403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04000" calcext:value-type="float">
            <text:p>100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0800" calcext:value-type="float">
            <text:p>20080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50" calcext:value-type="float">
            <text:p>15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50000" calcext:value-type="float">
            <text:p>45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1" calcext:value-type="float">
            <text:p>141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1004000" calcext:value-type="float">
            <text:p>1004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0800" calcext:value-type="float">
            <text:p>20080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90000" calcext:value-type="float">
            <text:p>90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0" calcext:value-type="float">
            <text:p>6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0" calcext:value-type="float">
            <text:p>1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40000" calcext:value-type="float">
            <text:p>24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48000" calcext:value-type="float">
            <text:p>48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04000" calcext:value-type="float">
            <text:p>1004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5400" calcext:value-type="float">
            <text:p>54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50000" calcext:value-type="float">
            <text:p>15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0000" calcext:value-type="float">
            <text:p>30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020" calcext:value-type="float">
            <text:p>5020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7000" calcext:value-type="float">
            <text:p>7000</text:p>
          </table:table-cell>
          <table:table-cell table:style-name="ce103" table:formula="of:=[.B12]*[.C12]" office:value-type="float" office:value="7000" calcext:value-type="float">
            <text:p>7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table:formula="of:=[.G12]*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54000" calcext:value-type="float">
            <text:p>5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5400" calcext:value-type="float">
            <text:p>54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000" calcext:value-type="float">
            <text:p>25000</text:p>
          </table:table-cell>
          <table:table-cell table:style-name="ce103" table:formula="of:=[.B13]*[.C13]" office:value-type="float" office:value="25000" calcext:value-type="float">
            <text:p>2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30000" calcext:value-type="float">
            <text:p>30000</text:p>
          </table:table-cell>
          <table:table-cell table:style-name="ce1" office:value-type="string" calcext:value-type="string">
            <text:p>11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0200" calcext:value-type="float">
            <text:p>502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020" calcext:value-type="float">
            <text:p>502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8000" calcext:value-type="float">
            <text:p>18000</text:p>
          </table:table-cell>
          <table:table-cell table:style-name="ce103" table:formula="of:=[.B14]*[.C14]" office:value-type="float" office:value="18000" calcext:value-type="float">
            <text:p>18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-1" calcext:value-type="float">
            <text:p>-1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-5000" calcext:value-type="float">
            <text:p>-5000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0800" calcext:value-type="float">
            <text:p>200800</text:p>
          </table:table-cell>
          <table:table-cell table:style-name="ce88" table:formula="of:=SUM([.L7:.L13])" office:value-type="float" office:value="117420" calcext:value-type="float">
            <text:p>117420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 table:number-columns-repeated="1006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50000" calcext:value-type="float">
            <text:p>50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25000" calcext:value-type="float">
            <text:p>25000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83380" calcext:value-type="float" table:number-columns-spanned="2" table:number-rows-spanned="1">
            <text:p>83380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54000" calcext:value-type="float">
            <text:p>54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1" calcext:value-type="float">
            <text:p>141</text:p>
          </table:table-cell>
          <table:table-cell table:style-name="ce102"/>
          <table:table-cell table:style-name="ce102" table:formula="of:=[.H7]*0.05" office:value-type="float" office:value="50200" calcext:value-type="float">
            <text:p>5020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7"/>
          <table:table-cell table:number-columns-repeated="1016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" office:value-type="float" office:value="264200" calcext:value-type="float">
            <text:p>264200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D7]+[.D15]+[.D17]+[.D18]+[.D20]+[.D22]+[.D23]" office:value-type="float" office:value="719408.33" calcext:value-type="float">
            <text:p>71940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29000" calcext:value-type="float">
            <text:p>1029000</text:p>
          </table:table-cell>
          <table:table-cell table:style-name="ce84" table:formula="of:=[.H26]-[.D26]" office:value-type="float" office:value="309591.67" calcext:value-type="float">
            <text:p>309591,67</text:p>
          </table:table-cell>
          <table:table-cell table:number-columns-repeated="1015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833.33" calcext:value-type="float">
            <text:p>833,33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5701.75" office:value-type="float" office:value="5701.75" calcext:value-type="float">
            <text:p>5701,75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5701.75" calcext:value-type="float">
            <text:p>5701,75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833.33" calcext:value-type="float">
            <text:p>833,33</text:p>
          </table:table-cell>
          <table:table-cell table:style-name="ce84" table:formula="of:=[.H30]-[.D30]+[.I26]" office:value-type="float" office:value="304723.25" calcext:value-type="float">
            <text:p>304723,25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304723.25" calcext:value-type="float">
            <text:p>304723,25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725110.08" calcext:value-type="float">
            <text:p>725110,08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29833.33" calcext:value-type="float">
            <text:p>1029833,33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304723.25" calcext:value-type="float">
            <text:p>304723,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29833.33" calcext:value-type="float">
            <text:p>1029833,33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29833.33" calcext:value-type="float">
            <text:p>1029833,33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189000+517350) *1.2" office:value-type="float" office:value="847620" calcext:value-type="float">
            <text:p>84762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264200" calcext:value-type="float">
            <text:p>26420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17420" calcext:value-type="float">
            <text:p>117420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-([.H30]-[.D30])" office:value-type="float" office:value="4868.42" calcext:value-type="float">
            <text:p>4868,42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50000" calcext:value-type="float">
            <text:p>450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833.33" calcext:value-type="float">
            <text:p>833,33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72000" calcext:value-type="float">
            <text:p>72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Vente VCN</text:p>
          </table:table-cell>
          <table:table-cell table:style-name="ce110" office:value-type="float" office:value="200000" calcext:value-type="float">
            <text:p>200000</text:p>
          </table:table-cell>
          <table:table-cell table:style-name="ce110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288000" calcext:value-type="float">
            <text:p>288 0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/>
          <table:table-cell table:style-name="ce110" office:value-type="float" office:value="97866" calcext:value-type="float">
            <text:p>97866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180000" calcext:value-type="float">
            <text:p>180 0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7700" calcext:value-type="float">
            <text:p>77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33148.75" calcext:value-type="float" table:number-columns-spanned="2" table:number-rows-spanned="1">
            <text:p>33148,7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27500" calcext:value-type="float">
            <text:p>27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59400" calcext:value-type="float">
            <text:p>59 4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5220" calcext:value-type="float">
            <text:p>55 22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2000" calcext:value-type="float">
            <text:p>12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33148.25" calcext:value-type="float" table:number-columns-spanned="2" table:number-rows-spanned="1">
            <text:p>33148,25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5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5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number-columns-repeated="3" table:default-cell-style-name="ce32"/>
        <table:table-column table:style-name="co8" table:default-cell-style-name="ce32"/>
        <table:table-column table:style-name="co12" table:default-cell-style-name="ce32"/>
        <table:table-column table:style-name="co11" table:default-cell-style-name="ce32"/>
        <table:table-column table:style-name="co13" table:default-cell-style-name="ce32"/>
        <table:table-column table:style-name="co11" table:number-columns-repeated="2" table:default-cell-style-name="ce32"/>
        <table:table-column table:style-name="co8" table:default-cell-style-name="ce32"/>
        <table:table-column table:style-name="co2" table:number-columns-repeated="992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" calcext:value-type="float">
            <text:p>4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" calcext:value-type="float">
            <text:p>6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5" calcext:value-type="float">
            <text:p>45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80000" calcext:value-type="float">
            <text:p>180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90" calcext:value-type="float">
            <text:p>9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70000" calcext:value-type="float">
            <text:p>27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8" calcext:value-type="float">
            <text:p>78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91400" calcext:value-type="float">
            <text:p>491 4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40" calcext:value-type="float">
            <text:p>4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200000" calcext:value-type="float">
            <text:p>20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5" calcext:value-type="float">
            <text:p>25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25000" calcext:value-type="float">
            <text:p>325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996400" calcext:value-type="float">
            <text:p>9964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199280" calcext:value-type="float">
            <text:p>19928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996400" calcext:value-type="float">
            <text:p>996400,00</text:p>
          </table:table-cell>
          <table:table-cell table:style-name="ce133" table:formula="of:=[.H4]" office:value-type="float" office:value="180000" calcext:value-type="float">
            <text:p>180000,00</text:p>
          </table:table-cell>
          <table:table-cell table:style-name="ce133" table:formula="of:=[.H5]" office:value-type="float" office:value="491400" calcext:value-type="float">
            <text:p>491400,00</text:p>
          </table:table-cell>
          <table:table-cell table:style-name="ce134" table:formula="of:=[.H6]" office:value-type="float" office:value="325000" calcext:value-type="float">
            <text:p>325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20000" calcext:value-type="float">
            <text:p>20000,00</text:p>
          </table:table-cell>
          <table:table-cell table:style-name="ce133" table:formula="of:=[.$W$18]/[.$V$18]*[.AB6]" office:value-type="float" office:value="4311.82225438668" calcext:value-type="float">
            <text:p>4311,82</text:p>
          </table:table-cell>
          <table:table-cell table:style-name="ce133" table:formula="of:=[.$X$18]/[.$W$18]*[.AC6]" office:value-type="float" office:value="8828.45857394156" calcext:value-type="float">
            <text:p>8828,46</text:p>
          </table:table-cell>
          <table:table-cell table:style-name="ce133" table:formula="of:=[.$Y$18]/[.$X$18]*[.AD6]" office:value-type="float" office:value="6859.71917167176" calcext:value-type="float">
            <text:p>6859,72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34" calcext:value-type="float">
            <text:p>134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76000" calcext:value-type="float">
            <text:p>476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8" calcext:value-type="float">
            <text:p>148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996400" calcext:value-type="float">
            <text:p>9964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199280" calcext:value-type="float">
            <text:p>19928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30000" calcext:value-type="float">
            <text:p>30000,00</text:p>
          </table:table-cell>
          <table:table-cell table:style-name="ce133" table:formula="of:=[.$W$18]/[.$V$18]*[.AB7]" office:value-type="float" office:value="6467.73338158002" calcext:value-type="float">
            <text:p>6467,73</text:p>
          </table:table-cell>
          <table:table-cell table:style-name="ce133" table:formula="of:=[.$X$18]/[.$W$18]*[.AC7]" office:value-type="float" office:value="13242.6878609123" calcext:value-type="float">
            <text:p>13242,69</text:p>
          </table:table-cell>
          <table:table-cell table:style-name="ce133" table:formula="of:=[.$Y$18]/[.$X$18]*[.AD7]" office:value-type="float" office:value="10289.5787575076" calcext:value-type="float">
            <text:p>10289,58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95200" calcext:value-type="float">
            <text:p>952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" calcext:value-type="float">
            <text:p>6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" calcext:value-type="float">
            <text:p>120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476000" calcext:value-type="float">
            <text:p>476000,00</text:p>
          </table:table-cell>
          <table:table-cell table:style-name="ce133" table:formula="of:=[.D4]" office:value-type="float" office:value="6000" calcext:value-type="float">
            <text:p>6000,00</text:p>
          </table:table-cell>
          <table:table-cell table:style-name="ce133" table:formula="of:=[.D5]" office:value-type="float" office:value="270000" calcext:value-type="float">
            <text:p>270000,00</text:p>
          </table:table-cell>
          <table:table-cell table:style-name="ce134" table:formula="of:=[.D6]" office:value-type="float" office:value="200000" calcext:value-type="float">
            <text:p>200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22000" calcext:value-type="float">
            <text:p>22000,00</text:p>
          </table:table-cell>
          <table:table-cell table:style-name="ce133" table:formula="of:=[.$W$18]/[.$V$18]*[.AB8]" office:value-type="float" office:value="4743.00447982535" calcext:value-type="float">
            <text:p>4743,00</text:p>
          </table:table-cell>
          <table:table-cell table:style-name="ce133" table:formula="of:=[.$X$18]/[.$W$18]*[.AC8]" office:value-type="float" office:value="9711.30443133571" calcext:value-type="float">
            <text:p>9711,30</text:p>
          </table:table-cell>
          <table:table-cell table:style-name="ce133" table:formula="of:=[.$Y$18]/[.$X$18]*[.AD8]" office:value-type="float" office:value="7545.69108883894" calcext:value-type="float">
            <text:p>7545,69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7200" calcext:value-type="float">
            <text:p>72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70000" calcext:value-type="float">
            <text:p>27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4000" calcext:value-type="float">
            <text:p>540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-111000" calcext:value-type="float">
            <text:p>-111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-36000" calcext:value-type="float">
            <text:p>-36000,00</text:p>
          </table:table-cell>
          <table:table-cell table:style-name="ce134" table:formula="of:=-[.H14]" office:value-type="float" office:value="-75000" calcext:value-type="float">
            <text:p>-75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935.4667631601" calcext:value-type="float">
            <text:p>12935,47</text:p>
          </table:table-cell>
          <table:table-cell table:style-name="ce133" table:formula="of:=[.$X$18]/[.$W$18]*[.AC9]" office:value-type="float" office:value="26485.3757218247" calcext:value-type="float">
            <text:p>26485,38</text:p>
          </table:table-cell>
          <table:table-cell table:style-name="ce133" table:formula="of:=[.$Y$18]/[.$X$18]*[.AD9]" office:value-type="float" office:value="20579.1575150153" calcext:value-type="float">
            <text:p>20579,16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996400" calcext:value-type="float">
            <text:p>9964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200000" calcext:value-type="float">
            <text:p>20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40000" calcext:value-type="float">
            <text:p>40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49820" calcext:value-type="float">
            <text:p>49820,00</text:p>
          </table:table-cell>
          <table:table-cell table:style-name="ce133" table:formula="of:=[.$W$18]/[.$V$18]*[.AB10]" office:value-type="float" office:value="10740.7492356772" calcext:value-type="float">
            <text:p>10740,75</text:p>
          </table:table-cell>
          <table:table-cell table:style-name="ce133" table:formula="of:=[.$X$18]/[.$W$18]*[.AC10]" office:value-type="float" office:value="21991.6903076884" calcext:value-type="float">
            <text:p>21991,69</text:p>
          </table:table-cell>
          <table:table-cell table:style-name="ce133" table:formula="of:=[.$Y$18]/[.$X$18]*[.AD10]" office:value-type="float" office:value="17087.5604566344" calcext:value-type="float">
            <text:p>17087,56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4982" calcext:value-type="float">
            <text:p>4982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72000" calcext:value-type="float">
            <text:p>72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7200" calcext:value-type="float">
            <text:p>72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65000" calcext:value-type="float">
            <text:p>365000,00</text:p>
          </table:table-cell>
          <table:table-cell table:style-name="ce133" table:formula="of:=SUM([.W8:.W10])" office:value-type="float" office:value="6000" calcext:value-type="float">
            <text:p>6000,00</text:p>
          </table:table-cell>
          <table:table-cell table:style-name="ce133" table:formula="of:=SUM([.X8:.X10])" office:value-type="float" office:value="234000" calcext:value-type="float">
            <text:p>234000,00</text:p>
          </table:table-cell>
          <table:table-cell table:style-name="ce133" table:formula="of:=SUM([.Y8:.Y10])" office:value-type="float" office:value="125000" calcext:value-type="float">
            <text:p>125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1559.1112719334" calcext:value-type="float">
            <text:p>21559,11</text:p>
          </table:table-cell>
          <table:table-cell table:style-name="ce133" table:formula="of:=[.$X$18]/[.$W$18]*[.AC11]" office:value-type="float" office:value="44142.2928697078" calcext:value-type="float">
            <text:p>44142,29</text:p>
          </table:table-cell>
          <table:table-cell table:style-name="ce133" table:formula="of:=[.$Y$18]/[.$X$18]*[.AD11]" office:value-type="float" office:value="34298.5958583588" calcext:value-type="float">
            <text:p>34298,6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0000" calcext:value-type="float">
            <text:p>20000</text:p>
          </table:table-cell>
          <table:table-cell table:style-name="ce103" table:formula="of:=[.B12]*[.C12]" office:value-type="float" office:value="20000" calcext:value-type="float">
            <text:p>20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28.57" calcext:value-type="float">
            <text:p>1028,57</text:p>
          </table:table-cell>
          <table:table-cell table:style-name="ce102" table:formula="of:=[.G12]*[.F12]" office:value-type="float" office:value="25714.25" calcext:value-type="float">
            <text:p>25714,25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31400" calcext:value-type="float">
            <text:p>631400,00</text:p>
          </table:table-cell>
          <table:table-cell table:style-name="ce135" table:formula="of:=[.W6]-[.W11]" office:value-type="float" office:value="174000" calcext:value-type="float">
            <text:p>174000,00</text:p>
          </table:table-cell>
          <table:table-cell table:style-name="ce135" table:formula="of:=[.X6]-[.X11]" office:value-type="float" office:value="257400" calcext:value-type="float">
            <text:p>257400,00</text:p>
          </table:table-cell>
          <table:table-cell table:style-name="ce135" table:formula="of:=[.Y6]-[.Y11]" office:value-type="float" office:value="200000" calcext:value-type="float">
            <text:p>200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155.91112719334" calcext:value-type="float">
            <text:p>2155,91</text:p>
          </table:table-cell>
          <table:table-cell table:style-name="ce133" table:formula="of:=[.$X$18]/[.$W$18]*[.AC12]" office:value-type="float" office:value="4414.22928697078" calcext:value-type="float">
            <text:p>4414,23</text:p>
          </table:table-cell>
          <table:table-cell table:style-name="ce133" table:formula="of:=[.$Y$18]/[.$X$18]*[.AD12]" office:value-type="float" office:value="3429.85958583588" calcext:value-type="float">
            <text:p>3429,8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3]*[.C13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36000" calcext:value-type="float">
            <text:p>36000</text:p>
          </table:table-cell>
          <table:table-cell table:style-name="ce1" office:value-type="string" calcext:value-type="string">
            <text:p>23 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49820" calcext:value-type="float">
            <text:p>4982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4982" calcext:value-type="float">
            <text:p>4982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3233.86669079001" calcext:value-type="float">
            <text:p>3233,87</text:p>
          </table:table-cell>
          <table:table-cell table:style-name="ce133" table:formula="of:=[.$X$18]/[.$W$18]*[.AC13]" office:value-type="float" office:value="6621.34393045617" calcext:value-type="float">
            <text:p>6621,34</text:p>
          </table:table-cell>
          <table:table-cell table:style-name="ce133" table:formula="of:=[.$Y$18]/[.$X$18]*[.AD13]" office:value-type="float" office:value="5144.78937875382" calcext:value-type="float">
            <text:p>5144,79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2000" calcext:value-type="float">
            <text:p>22000</text:p>
          </table:table-cell>
          <table:table-cell table:style-name="ce103" table:formula="of:=[.B14]*[.C14]" office:value-type="float" office:value="22000" calcext:value-type="float">
            <text:p>22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75000" calcext:value-type="float">
            <text:p>75000</text:p>
          </table:table-cell>
          <table:table-cell table:style-name="ce1" office:value-type="float" office:value="15" calcext:value-type="float">
            <text:p>15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199280" calcext:value-type="float">
            <text:p>199280</text:p>
          </table:table-cell>
          <table:table-cell table:style-name="ce88" table:formula="of:=SUM([.L5:.L13])" office:value-type="float" office:value="134062" calcext:value-type="float">
            <text:p>134062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841.36369373583" calcext:value-type="float">
            <text:p>1841,36</text:p>
          </table:table-cell>
          <table:table-cell table:style-name="ce133" table:formula="of:=[.$X$18]/[.$W$18]*[.AC14]" office:value-type="float" office:value="3770.19323400174" calcext:value-type="float">
            <text:p>3770,19</text:p>
          </table:table-cell>
          <table:table-cell table:style-name="ce133" table:formula="of:=[.$Y$18]/[.$X$18]*[.AD14]" office:value-type="float" office:value="2929.44307226243" calcext:value-type="float">
            <text:p>2929,44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72000" calcext:value-type="float">
            <text:p>72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136714.25" calcext:value-type="float">
            <text:p>136714,25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65218" calcext:value-type="float" table:number-columns-spanned="2" table:number-rows-spanned="1">
            <text:p>65218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2000" calcext:value-type="float">
            <text:p>2000,00</text:p>
          </table:table-cell>
          <table:table-cell table:style-name="ce133" table:formula="of:=[.$W$18]/[.$V$18]*[.AB15]" office:value-type="float" office:value="431.182225438668" calcext:value-type="float">
            <text:p>431,18</text:p>
          </table:table-cell>
          <table:table-cell table:style-name="ce133" table:formula="of:=[.$X$18]/[.$W$18]*[.AC15]" office:value-type="float" office:value="882.845857394156" calcext:value-type="float">
            <text:p>882,85</text:p>
          </table:table-cell>
          <table:table-cell table:style-name="ce133" table:formula="of:=[.$Y$18]/[.$X$18]*[.AD15]" office:value-type="float" office:value="685.971917167176" calcext:value-type="float">
            <text:p>685,97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25714.25" calcext:value-type="float">
            <text:p>-25714,25</text:p>
          </table:table-cell>
          <table:table-cell table:style-name="ce133" table:formula="of:=-[.H12]" office:value-type="float" office:value="-25714.25" calcext:value-type="float">
            <text:p>-25714,25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17361" calcext:value-type="float">
            <text:p>317361,00</text:p>
          </table:table-cell>
          <table:table-cell table:style-name="ce133" table:formula="of:=SUM([.AC6:.AC14])" office:value-type="float" office:value="67989.028898282" calcext:value-type="float">
            <text:p>67989,03</text:p>
          </table:table-cell>
          <table:table-cell table:style-name="ce133" table:formula="of:=SUM([.AD6:.AD14])" office:value-type="float" office:value="139207.576216839" calcext:value-type="float">
            <text:p>139207,58</text:p>
          </table:table-cell>
          <table:table-cell table:style-name="ce133" table:formula="of:=SUM([.AE6:.AE14])" office:value-type="float" office:value="108164.394884879" calcext:value-type="float">
            <text:p>108164,39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48285.75" calcext:value-type="float">
            <text:p>48285,75</text:p>
          </table:table-cell>
          <table:table-cell table:style-name="ce133" table:formula="of:=SUM([.W13:.W16])" office:value-type="float" office:value="48285.75" calcext:value-type="float">
            <text:p>48285,75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8" calcext:value-type="float">
            <text:p>148</text:p>
          </table:table-cell>
          <table:table-cell table:style-name="ce102"/>
          <table:table-cell table:style-name="ce102" table:formula="of:=[.H7]*0.05" office:value-type="float" office:value="49820" calcext:value-type="float">
            <text:p>4982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83114.25" calcext:value-type="float">
            <text:p>583114,25</text:p>
          </table:table-cell>
          <table:table-cell table:style-name="ce135" table:formula="of:=[.W12]-[.W17]" office:value-type="float" office:value="125714.25" calcext:value-type="float">
            <text:p>125714,25</text:p>
          </table:table-cell>
          <table:table-cell table:style-name="ce135" table:formula="of:=[.X12]-[.X17]" office:value-type="float" office:value="257400" calcext:value-type="float">
            <text:p>257400,00</text:p>
          </table:table-cell>
          <table:table-cell table:style-name="ce135" table:formula="of:=[.Y12]-[.Y17]" office:value-type="float" office:value="200000" calcext:value-type="float">
            <text:p>200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17361" calcext:value-type="float">
            <text:p>317361,00</text:p>
          </table:table-cell>
          <table:table-cell table:style-name="ce133" table:formula="of:=[.AC16]" office:value-type="float" office:value="67989.028898282" calcext:value-type="float">
            <text:p>67989,03</text:p>
          </table:table-cell>
          <table:table-cell table:style-name="ce133" table:formula="of:=[.AD16]" office:value-type="float" office:value="139207.576216839" calcext:value-type="float">
            <text:p>139207,58</text:p>
          </table:table-cell>
          <table:table-cell table:style-name="ce133" table:formula="of:=[.AE16]" office:value-type="float" office:value="108164.394884879" calcext:value-type="float">
            <text:p>108164,39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265753.25" calcext:value-type="float">
            <text:p>265753,25</text:p>
          </table:table-cell>
          <table:table-cell table:style-name="ce135" table:formula="of:=[.W18]-[.W20]" office:value-type="float" office:value="57725.2211017181" calcext:value-type="float">
            <text:p>57725,22</text:p>
          </table:table-cell>
          <table:table-cell table:style-name="ce135" table:formula="of:=[.X18]-[.X20]" office:value-type="float" office:value="118192.423783161" calcext:value-type="float">
            <text:p>118192,42</text:p>
          </table:table-cell>
          <table:table-cell table:style-name="ce135" table:formula="of:=[.Y18]-[.Y20]" office:value-type="float" office:value="91835.6051151211" calcext:value-type="float">
            <text:p>91835,61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334620" calcext:value-type="float">
            <text:p>334620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65361" calcext:value-type="float">
            <text:p>865361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133114.25" calcext:value-type="float">
            <text:p>1133114,25</text:p>
          </table:table-cell>
          <table:table-cell table:style-name="ce84" table:formula="of:=[.H26]-[.D26]" office:value-type="float" office:value="267753.25" calcext:value-type="float">
            <text:p>267753,25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2"/>
          <table:table-cell table:style-name="ce129"/>
          <table:table-cell table:number-columns-repeated="2"/>
          <table:table-cell table:style-name="ce136" office:value-type="string" calcext:value-type="string" table:number-columns-spanned="4" table:number-rows-spanned="1">
            <text:p>MOIS 5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2000" office:value-type="float" office:value="2000" calcext:value-type="float">
            <text:p>20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2000" calcext:value-type="float">
            <text:p>20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265753.25" calcext:value-type="float">
            <text:p>265753,25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265753.25" calcext:value-type="float">
            <text:p>265753,25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67361" calcext:value-type="float">
            <text:p>867361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133114.25" calcext:value-type="float">
            <text:p>1133114,25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265753.25" calcext:value-type="float">
            <text:p>265753,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133114.25" calcext:value-type="float">
            <text:p>1133114,25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133114.25" calcext:value-type="float">
            <text:p>1133114,25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33148.25" office:value-type="float" office:value="33148.25" calcext:value-type="float">
            <text:p>33148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517350) *1.2" office:value-type="float" office:value="1223220" calcext:value-type="float">
            <text:p>122322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334620" calcext:value-type="float">
            <text:p>33462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34062" calcext:value-type="float">
            <text:p>134062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76000" calcext:value-type="float">
            <text:p>476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7200" calcext:value-type="float">
            <text:p>7 2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24000" calcext:value-type="float">
            <text:p>324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office:value-type="float" office:value="83380" calcext:value-type="float">
            <text:p>83380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40000" calcext:value-type="float">
            <text:p>240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22000" calcext:value-type="float">
            <text:p>220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102306.25" calcext:value-type="float" table:number-columns-spanned="2" table:number-rows-spanned="1">
            <text:p>102306,2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33000" calcext:value-type="float">
            <text:p>330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24200" calcext:value-type="float">
            <text:p>242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4802" calcext:value-type="float">
            <text:p>54 802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-35267.0800000001" calcext:value-type="float" table:number-columns-spanned="2" table:number-rows-spanned="1">
            <text:p>-35267,0800000001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6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" table:number-columns-repeated="993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1" calcext:value-type="float">
            <text:p>41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4000" calcext:value-type="float">
            <text:p>164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23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7" calcext:value-type="float">
            <text:p>87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61000" calcext:value-type="float">
            <text:p>261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64" calcext:value-type="float">
            <text:p>64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03200" calcext:value-type="float">
            <text:p>403 2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5" calcext:value-type="float">
            <text:p>35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75000" calcext:value-type="float">
            <text:p>175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90000" calcext:value-type="float">
            <text:p>390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957200" calcext:value-type="float">
            <text:p>9572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191440" calcext:value-type="float">
            <text:p>19144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957200" calcext:value-type="float">
            <text:p>957200,00</text:p>
          </table:table-cell>
          <table:table-cell table:style-name="ce133" table:formula="of:=[.H4]" office:value-type="float" office:value="164000" calcext:value-type="float">
            <text:p>164000,00</text:p>
          </table:table-cell>
          <table:table-cell table:style-name="ce133" table:formula="of:=[.H5]" office:value-type="float" office:value="403200" calcext:value-type="float">
            <text:p>403200,00</text:p>
          </table:table-cell>
          <table:table-cell table:style-name="ce134" table:formula="of:=[.H6]" office:value-type="float" office:value="390000" calcext:value-type="float">
            <text:p>390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25000" calcext:value-type="float">
            <text:p>25000,00</text:p>
          </table:table-cell>
          <table:table-cell table:style-name="ce133" table:formula="of:=[.$W$18]/[.$V$18]*[.AB6]" office:value-type="float" office:value="5084.61294072278" calcext:value-type="float">
            <text:p>5084,61</text:p>
          </table:table-cell>
          <table:table-cell table:style-name="ce133" table:formula="of:=[.$X$18]/[.$W$18]*[.AC6]" office:value-type="float" office:value="9322.09607029997" calcext:value-type="float">
            <text:p>9322,10</text:p>
          </table:table-cell>
          <table:table-cell table:style-name="ce133" table:formula="of:=[.$Y$18]/[.$X$18]*[.AD6]" office:value-type="float" office:value="10593.2909889772" calcext:value-type="float">
            <text:p>10593,29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22" calcext:value-type="float">
            <text:p>122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36000" calcext:value-type="float">
            <text:p>436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35" calcext:value-type="float">
            <text:p>135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957200" calcext:value-type="float">
            <text:p>9572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191440" calcext:value-type="float">
            <text:p>19144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35000" calcext:value-type="float">
            <text:p>35000,00</text:p>
          </table:table-cell>
          <table:table-cell table:style-name="ce133" table:formula="of:=[.$W$18]/[.$V$18]*[.AB7]" office:value-type="float" office:value="7118.4581170119" calcext:value-type="float">
            <text:p>7118,46</text:p>
          </table:table-cell>
          <table:table-cell table:style-name="ce133" table:formula="of:=[.$X$18]/[.$W$18]*[.AC7]" office:value-type="float" office:value="13050.93449842" calcext:value-type="float">
            <text:p>13050,93</text:p>
          </table:table-cell>
          <table:table-cell table:style-name="ce133" table:formula="of:=[.$Y$18]/[.$X$18]*[.AD7]" office:value-type="float" office:value="14830.6073845681" calcext:value-type="float">
            <text:p>14830,6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87200" calcext:value-type="float">
            <text:p>872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436000" calcext:value-type="float">
            <text:p>436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261000" calcext:value-type="float">
            <text:p>261000,00</text:p>
          </table:table-cell>
          <table:table-cell table:style-name="ce134" table:formula="of:=[.D6]" office:value-type="float" office:value="175000" calcext:value-type="float">
            <text:p>175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35000" calcext:value-type="float">
            <text:p>35000,00</text:p>
          </table:table-cell>
          <table:table-cell table:style-name="ce133" table:formula="of:=[.$W$18]/[.$V$18]*[.AB8]" office:value-type="float" office:value="7118.4581170119" calcext:value-type="float">
            <text:p>7118,46</text:p>
          </table:table-cell>
          <table:table-cell table:style-name="ce133" table:formula="of:=[.$X$18]/[.$W$18]*[.AC8]" office:value-type="float" office:value="13050.93449842" calcext:value-type="float">
            <text:p>13050,93</text:p>
          </table:table-cell>
          <table:table-cell table:style-name="ce133" table:formula="of:=[.$Y$18]/[.$X$18]*[.AD8]" office:value-type="float" office:value="14830.6073845681" calcext:value-type="float">
            <text:p>14830,6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9500" calcext:value-type="float">
            <text:p>9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61000" calcext:value-type="float">
            <text:p>261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2200" calcext:value-type="float">
            <text:p>522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-94000" calcext:value-type="float">
            <text:p>-94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-69000" calcext:value-type="float">
            <text:p>-69000,00</text:p>
          </table:table-cell>
          <table:table-cell table:style-name="ce134" table:formula="of:=-[.H14]" office:value-type="float" office:value="-25000" calcext:value-type="float">
            <text:p>-25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203.0710577347" calcext:value-type="float">
            <text:p>12203,07</text:p>
          </table:table-cell>
          <table:table-cell table:style-name="ce133" table:formula="of:=[.$X$18]/[.$W$18]*[.AC9]" office:value-type="float" office:value="22373.0305687199" calcext:value-type="float">
            <text:p>22373,03</text:p>
          </table:table-cell>
          <table:table-cell table:style-name="ce133" table:formula="of:=[.$Y$18]/[.$X$18]*[.AD9]" office:value-type="float" office:value="25423.8983735454" calcext:value-type="float">
            <text:p>25423,90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957200" calcext:value-type="float">
            <text:p>9572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75000" calcext:value-type="float">
            <text:p>17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5000" calcext:value-type="float">
            <text:p>35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47860" calcext:value-type="float">
            <text:p>47860,00</text:p>
          </table:table-cell>
          <table:table-cell table:style-name="ce133" table:formula="of:=[.$W$18]/[.$V$18]*[.AB10]" office:value-type="float" office:value="9733.98301371969" calcext:value-type="float">
            <text:p>9733,98</text:p>
          </table:table-cell>
          <table:table-cell table:style-name="ce133" table:formula="of:=[.$X$18]/[.$W$18]*[.AC10]" office:value-type="float" office:value="17846.2207169823" calcext:value-type="float">
            <text:p>17846,22</text:p>
          </table:table-cell>
          <table:table-cell table:style-name="ce133" table:formula="of:=[.$Y$18]/[.$X$18]*[.AD10]" office:value-type="float" office:value="20279.796269298" calcext:value-type="float">
            <text:p>20279,8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4786" calcext:value-type="float">
            <text:p>4786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95000" calcext:value-type="float">
            <text:p>9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9500" calcext:value-type="float">
            <text:p>9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42000" calcext:value-type="float">
            <text:p>342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192000" calcext:value-type="float">
            <text:p>192000,00</text:p>
          </table:table-cell>
          <table:table-cell table:style-name="ce133" table:formula="of:=SUM([.Y8:.Y10])" office:value-type="float" office:value="150000" calcext:value-type="float">
            <text:p>150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0338.4517628911" calcext:value-type="float">
            <text:p>20338,45</text:p>
          </table:table-cell>
          <table:table-cell table:style-name="ce133" table:formula="of:=[.$X$18]/[.$W$18]*[.AC11]" office:value-type="float" office:value="37288.3842811999" calcext:value-type="float">
            <text:p>37288,38</text:p>
          </table:table-cell>
          <table:table-cell table:style-name="ce133" table:formula="of:=[.$Y$18]/[.$X$18]*[.AD11]" office:value-type="float" office:value="42373.163955909" calcext:value-type="float">
            <text:p>42373,1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000" calcext:value-type="float">
            <text:p>25000</text:p>
          </table:table-cell>
          <table:table-cell table:style-name="ce103" table:formula="of:=[.B12]*[.C12]" office:value-type="float" office:value="25000" calcext:value-type="float">
            <text:p>2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07.8489" calcext:value-type="float">
            <text:p>1007,8489</text:p>
          </table:table-cell>
          <table:table-cell table:style-name="ce102" table:formula="of:=[.G12]*[.F12]" office:value-type="float" office:value="25196.2225" calcext:value-type="float">
            <text:p>25196,2225</text:p>
          </table:table-cell>
          <table:table-cell office:value-type="string" calcext:value-type="string">
            <text:p>50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15200" calcext:value-type="float">
            <text:p>615200,00</text:p>
          </table:table-cell>
          <table:table-cell table:style-name="ce135" table:formula="of:=[.W6]-[.W11]" office:value-type="float" office:value="164000" calcext:value-type="float">
            <text:p>164000,00</text:p>
          </table:table-cell>
          <table:table-cell table:style-name="ce135" table:formula="of:=[.X6]-[.X11]" office:value-type="float" office:value="211200" calcext:value-type="float">
            <text:p>211200,00</text:p>
          </table:table-cell>
          <table:table-cell table:style-name="ce135" table:formula="of:=[.Y6]-[.Y11]" office:value-type="float" office:value="240000" calcext:value-type="float">
            <text:p>240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033.84517628911" calcext:value-type="float">
            <text:p>2033,85</text:p>
          </table:table-cell>
          <table:table-cell table:style-name="ce133" table:formula="of:=[.$X$18]/[.$W$18]*[.AC12]" office:value-type="float" office:value="3728.83842811999" calcext:value-type="float">
            <text:p>3728,84</text:p>
          </table:table-cell>
          <table:table-cell table:style-name="ce133" table:formula="of:=[.$Y$18]/[.$X$18]*[.AD12]" office:value-type="float" office:value="4237.3163955909" calcext:value-type="float">
            <text:p>4237,32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3]*[.C13]" office:value-type="float" office:value="35000" calcext:value-type="float">
            <text:p>3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69000" calcext:value-type="float">
            <text:p>69000</text:p>
          </table:table-cell>
          <table:table-cell table:style-name="ce1" office:value-type="string" calcext:value-type="string">
            <text:p>46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13000" calcext:value-type="float">
            <text:p>1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47860" calcext:value-type="float">
            <text:p>4786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4786" calcext:value-type="float">
            <text:p>4786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65000" calcext:value-type="float">
            <text:p>65000,00</text:p>
          </table:table-cell>
          <table:table-cell table:style-name="ce133" table:formula="of:=[.$W$18]/[.$V$18]*[.AB13]" office:value-type="float" office:value="13219.9936458792" calcext:value-type="float">
            <text:p>13219,99</text:p>
          </table:table-cell>
          <table:table-cell table:style-name="ce133" table:formula="of:=[.$X$18]/[.$W$18]*[.AC13]" office:value-type="float" office:value="24237.4497827799" calcext:value-type="float">
            <text:p>24237,45</text:p>
          </table:table-cell>
          <table:table-cell table:style-name="ce133" table:formula="of:=[.$Y$18]/[.$X$18]*[.AD13]" office:value-type="float" office:value="27542.5565713408" calcext:value-type="float">
            <text:p>27542,5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4]*[.C14]" office:value-type="float" office:value="35000" calcext:value-type="float">
            <text:p>35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25000" calcext:value-type="float">
            <text:p>25000</text:p>
          </table:table-cell>
          <table:table-cell table:style-name="ce1" office:value-type="string" calcext:value-type="string">
            <text:p>20 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191440" calcext:value-type="float">
            <text:p>191440</text:p>
          </table:table-cell>
          <table:table-cell table:style-name="ce88" table:formula="of:=SUM([.L5:.L13])" office:value-type="float" office:value="138166" calcext:value-type="float">
            <text:p>138166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737.10716506853" calcext:value-type="float">
            <text:p>1737,11</text:p>
          </table:table-cell>
          <table:table-cell table:style-name="ce133" table:formula="of:=[.$X$18]/[.$W$18]*[.AC14]" office:value-type="float" office:value="3184.80090145728" calcext:value-type="float">
            <text:p>3184,80</text:p>
          </table:table-cell>
          <table:table-cell table:style-name="ce133" table:formula="of:=[.$Y$18]/[.$X$18]*[.AD14]" office:value-type="float" office:value="3619.09193347419" calcext:value-type="float">
            <text:p>3619,09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95000" calcext:value-type="float">
            <text:p>9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119196.2225" calcext:value-type="float">
            <text:p>119196,2225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53274" calcext:value-type="float" table:number-columns-spanned="2" table:number-rows-spanned="1">
            <text:p>53274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65000" calcext:value-type="float">
            <text:p>6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13000" calcext:value-type="float">
            <text:p>1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1500" calcext:value-type="float">
            <text:p>1500,00</text:p>
          </table:table-cell>
          <table:table-cell table:style-name="ce133" table:formula="of:=[.$W$18]/[.$V$18]*[.AB15]" office:value-type="float" office:value="305.076776443367" calcext:value-type="float">
            <text:p>305,08</text:p>
          </table:table-cell>
          <table:table-cell table:style-name="ce133" table:formula="of:=[.$X$18]/[.$W$18]*[.AC15]" office:value-type="float" office:value="559.325764217998" calcext:value-type="float">
            <text:p>559,33</text:p>
          </table:table-cell>
          <table:table-cell table:style-name="ce133" table:formula="of:=[.$Y$18]/[.$X$18]*[.AD15]" office:value-type="float" office:value="635.597459338635" calcext:value-type="float">
            <text:p>635,6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25196.2225" calcext:value-type="float">
            <text:p>-25196,22</text:p>
          </table:table-cell>
          <table:table-cell table:style-name="ce133" table:formula="of:=-[.H12]" office:value-type="float" office:value="-25196.2225" calcext:value-type="float">
            <text:p>-25196,22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87901" calcext:value-type="float">
            <text:p>387901,00</text:p>
          </table:table-cell>
          <table:table-cell table:style-name="ce133" table:formula="of:=SUM([.AC6:.AC14])" office:value-type="float" office:value="78587.9809963289" calcext:value-type="float">
            <text:p>78587,98</text:p>
          </table:table-cell>
          <table:table-cell table:style-name="ce133" table:formula="of:=SUM([.AD6:.AD14])" office:value-type="float" office:value="144082.689746399" calcext:value-type="float">
            <text:p>144082,69</text:p>
          </table:table-cell>
          <table:table-cell table:style-name="ce133" table:formula="of:=SUM([.AE6:.AE14])" office:value-type="float" office:value="163730.329257272" calcext:value-type="float">
            <text:p>163730,33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48803.7775" calcext:value-type="float">
            <text:p>48803,78</text:p>
          </table:table-cell>
          <table:table-cell table:style-name="ce133" table:formula="of:=SUM([.W13:.W16])" office:value-type="float" office:value="48803.7775" calcext:value-type="float">
            <text:p>48803,78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35" calcext:value-type="float">
            <text:p>135</text:p>
          </table:table-cell>
          <table:table-cell table:style-name="ce102"/>
          <table:table-cell table:style-name="ce102" table:formula="of:=[.H7]*0.05" office:value-type="float" office:value="47860" calcext:value-type="float">
            <text:p>4786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66396.2225" calcext:value-type="float">
            <text:p>566396,22</text:p>
          </table:table-cell>
          <table:table-cell table:style-name="ce135" table:formula="of:=[.W12]-[.W17]" office:value-type="float" office:value="115196.2225" calcext:value-type="float">
            <text:p>115196,22</text:p>
          </table:table-cell>
          <table:table-cell table:style-name="ce135" table:formula="of:=[.X12]-[.X17]" office:value-type="float" office:value="211200" calcext:value-type="float">
            <text:p>211200,00</text:p>
          </table:table-cell>
          <table:table-cell table:style-name="ce135" table:formula="of:=[.Y12]-[.Y17]" office:value-type="float" office:value="240000" calcext:value-type="float">
            <text:p>240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87901" calcext:value-type="float">
            <text:p>387901,00</text:p>
          </table:table-cell>
          <table:table-cell table:style-name="ce133" table:formula="of:=[.AC16]" office:value-type="float" office:value="78587.9809963289" calcext:value-type="float">
            <text:p>78587,98</text:p>
          </table:table-cell>
          <table:table-cell table:style-name="ce133" table:formula="of:=[.AD16]" office:value-type="float" office:value="144082.689746399" calcext:value-type="float">
            <text:p>144082,69</text:p>
          </table:table-cell>
          <table:table-cell table:style-name="ce133" table:formula="of:=[.AE16]" office:value-type="float" office:value="163730.329257272" calcext:value-type="float">
            <text:p>163730,33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65000" calcext:value-type="float">
            <text:p>6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178495.2225" calcext:value-type="float">
            <text:p>178495,22</text:p>
          </table:table-cell>
          <table:table-cell table:style-name="ce135" table:formula="of:=[.W18]-[.W20]" office:value-type="float" office:value="36608.2415036711" calcext:value-type="float">
            <text:p>36608,24</text:p>
          </table:table-cell>
          <table:table-cell table:style-name="ce135" table:formula="of:=[.X18]-[.X20]" office:value-type="float" office:value="67117.3102536008" calcext:value-type="float">
            <text:p>67117,31</text:p>
          </table:table-cell>
          <table:table-cell table:style-name="ce135" table:formula="of:=[.Y18]-[.Y20]" office:value-type="float" office:value="76269.6707427282" calcext:value-type="float">
            <text:p>76269,67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405660" calcext:value-type="float">
            <text:p>405660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96401" calcext:value-type="float">
            <text:p>896401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76396.2225" calcext:value-type="float">
            <text:p>1076396,2225</text:p>
          </table:table-cell>
          <table:table-cell table:style-name="ce84" table:formula="of:=[.H26]-[.D26]" office:value-type="float" office:value="179995.2225" calcext:value-type="float">
            <text:p>179995,2225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2"/>
          <table:table-cell table:style-name="ce136" office:value-type="string" calcext:value-type="string" table:number-columns-spanned="4" table:number-rows-spanned="1">
            <text:p>MOIS 6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1500" office:value-type="float" office:value="1500" calcext:value-type="float">
            <text:p>15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1500" calcext:value-type="float">
            <text:p>15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178495.2225" calcext:value-type="float">
            <text:p>178495,2225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178495.2225" calcext:value-type="float">
            <text:p>178495,2225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97901" calcext:value-type="float">
            <text:p>897901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76396.2225" calcext:value-type="float">
            <text:p>1076396,2225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1011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178495.2225" calcext:value-type="float">
            <text:p>178495,22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76396.2225" calcext:value-type="float">
            <text:p>1076396,2225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76396.2225" calcext:value-type="float">
            <text:p>1076396,2225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405660" calcext:value-type="float">
            <text:p>40566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38166" calcext:value-type="float">
            <text:p>138166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36000" calcext:value-type="float">
            <text:p>436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13200" calcext:value-type="float">
            <text:p>313 2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10000" calcext:value-type="float">
            <text:p>210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27500" calcext:value-type="float">
            <text:p>275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84602.25" calcext:value-type="float" table:number-columns-spanned="2" table:number-rows-spanned="1">
            <text:p>84602,2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38500" calcext:value-type="float">
            <text:p>38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38500" calcext:value-type="float">
            <text:p>38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2646" calcext:value-type="float">
            <text:p>52 646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78000" calcext:value-type="float">
            <text:p>78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-70411.0800000001" calcext:value-type="float" table:number-columns-spanned="2" table:number-rows-spanned="1">
            <text:p>-70411,0800000001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7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24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5" table:default-cell-style-name="ce32"/>
        <table:table-column table:style-name="co26" table:default-cell-style-name="ce32"/>
        <table:table-column table:style-name="co2" table:number-columns-repeated="991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7" calcext:value-type="float">
            <text:p>47</text:p>
          </table:table-cell>
          <table:table-cell table:style-name="ce108" office:value-type="float" office:value="3800" calcext:value-type="float">
            <text:p>3 800,00</text:p>
          </table:table-cell>
          <table:table-cell table:style-name="ce108" table:formula="of:=[.F4]*[.G4]" office:value-type="float" office:value="178600" calcext:value-type="float">
            <text:p>178 6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44" calcext:value-type="float">
            <text:p>44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132000" calcext:value-type="float">
            <text:p>132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81" calcext:value-type="float">
            <text:p>81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510300" calcext:value-type="float">
            <text:p>510 3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5" calcext:value-type="float">
            <text:p>35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75000" calcext:value-type="float">
            <text:p>175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2000" calcext:value-type="float">
            <text:p>12 000,00</text:p>
          </table:table-cell>
          <table:table-cell table:style-name="ce63" table:formula="of:=[.F6]*[.G6]" office:value-type="float" office:value="348000" calcext:value-type="float">
            <text:p>348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36900" calcext:value-type="float">
            <text:p>10369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7380" calcext:value-type="float">
            <text:p>20738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1036900" calcext:value-type="float">
            <text:p>1036900,00</text:p>
          </table:table-cell>
          <table:table-cell table:style-name="ce133" table:formula="of:=[.H4]" office:value-type="float" office:value="178600" calcext:value-type="float">
            <text:p>178600,00</text:p>
          </table:table-cell>
          <table:table-cell table:style-name="ce133" table:formula="of:=[.H5]" office:value-type="float" office:value="510300" calcext:value-type="float">
            <text:p>510300,00</text:p>
          </table:table-cell>
          <table:table-cell table:style-name="ce134" table:formula="of:=[.H6]" office:value-type="float" office:value="348000" calcext:value-type="float">
            <text:p>348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35000" calcext:value-type="float">
            <text:p>35000,00</text:p>
          </table:table-cell>
          <table:table-cell table:style-name="ce133" table:formula="of:=[.$W$18]/[.$V$18]*[.AB6]" office:value-type="float" office:value="7276.61325967288" calcext:value-type="float">
            <text:p>7276,61</text:p>
          </table:table-cell>
          <table:table-cell table:style-name="ce133" table:formula="of:=[.$X$18]/[.$W$18]*[.AC6]" office:value-type="float" office:value="15756.8813006367" calcext:value-type="float">
            <text:p>15756,88</text:p>
          </table:table-cell>
          <table:table-cell table:style-name="ce133" table:formula="of:=[.$Y$18]/[.$X$18]*[.AD6]" office:value-type="float" office:value="11966.5054396904" calcext:value-type="float">
            <text:p>11966,51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79" calcext:value-type="float">
            <text:p>79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307000" calcext:value-type="float">
            <text:p>307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57" calcext:value-type="float">
            <text:p>157</text:p>
          </table:table-cell>
          <table:table-cell table:style-name="ce72" table:formula="of:=[.G4]+[.G5]+[.G6]" office:value-type="float" office:value="22100" calcext:value-type="float">
            <text:p>22100</text:p>
          </table:table-cell>
          <table:table-cell table:style-name="ce72" table:formula="of:=[.H4]+[.H5]+[.H6]" office:value-type="float" office:value="1036900" calcext:value-type="float">
            <text:p>10369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7380" calcext:value-type="float">
            <text:p>20738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40000" calcext:value-type="float">
            <text:p>40000,00</text:p>
          </table:table-cell>
          <table:table-cell table:style-name="ce133" table:formula="of:=[.$W$18]/[.$V$18]*[.AB7]" office:value-type="float" office:value="8316.12943962615" calcext:value-type="float">
            <text:p>8316,13</text:p>
          </table:table-cell>
          <table:table-cell table:style-name="ce133" table:formula="of:=[.$X$18]/[.$W$18]*[.AC7]" office:value-type="float" office:value="18007.8643435848" calcext:value-type="float">
            <text:p>18007,86</text:p>
          </table:table-cell>
          <table:table-cell table:style-name="ce133" table:formula="of:=[.$Y$18]/[.$X$18]*[.AD7]" office:value-type="float" office:value="13676.0062167891" calcext:value-type="float">
            <text:p>13676,0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61400" calcext:value-type="float">
            <text:p>614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307000" calcext:value-type="float">
            <text:p>307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132000" calcext:value-type="float">
            <text:p>132000,00</text:p>
          </table:table-cell>
          <table:table-cell table:style-name="ce134" table:formula="of:=[.D6]" office:value-type="float" office:value="175000" calcext:value-type="float">
            <text:p>175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40000" calcext:value-type="float">
            <text:p>40000,00</text:p>
          </table:table-cell>
          <table:table-cell table:style-name="ce133" table:formula="of:=[.$W$18]/[.$V$18]*[.AB8]" office:value-type="float" office:value="8316.12943962615" calcext:value-type="float">
            <text:p>8316,13</text:p>
          </table:table-cell>
          <table:table-cell table:style-name="ce133" table:formula="of:=[.$X$18]/[.$W$18]*[.AC8]" office:value-type="float" office:value="18007.8643435848" calcext:value-type="float">
            <text:p>18007,86</text:p>
          </table:table-cell>
          <table:table-cell table:style-name="ce133" table:formula="of:=[.$Y$18]/[.$X$18]*[.AD8]" office:value-type="float" office:value="13676.0062167891" calcext:value-type="float">
            <text:p>13676,0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11500" calcext:value-type="float">
            <text:p>11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132000" calcext:value-type="float">
            <text:p>132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26400" calcext:value-type="float">
            <text:p>264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81000" calcext:value-type="float">
            <text:p>81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111000" calcext:value-type="float">
            <text:p>111000,00</text:p>
          </table:table-cell>
          <table:table-cell table:style-name="ce134" table:formula="of:=-[.H14]" office:value-type="float" office:value="-30000" calcext:value-type="float">
            <text:p>-30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474.1941594392" calcext:value-type="float">
            <text:p>12474,19</text:p>
          </table:table-cell>
          <table:table-cell table:style-name="ce133" table:formula="of:=[.$X$18]/[.$W$18]*[.AC9]" office:value-type="float" office:value="27011.7965153772" calcext:value-type="float">
            <text:p>27011,80</text:p>
          </table:table-cell>
          <table:table-cell table:style-name="ce133" table:formula="of:=[.$Y$18]/[.$X$18]*[.AD9]" office:value-type="float" office:value="20514.0093251836" calcext:value-type="float">
            <text:p>20514,01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36900" calcext:value-type="float">
            <text:p>10369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75000" calcext:value-type="float">
            <text:p>17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5000" calcext:value-type="float">
            <text:p>35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51845" calcext:value-type="float">
            <text:p>51845,00</text:p>
          </table:table-cell>
          <table:table-cell table:style-name="ce133" table:formula="of:=[.$W$18]/[.$V$18]*[.AB10]" office:value-type="float" office:value="10778.7432699354" calcext:value-type="float">
            <text:p>10778,74</text:p>
          </table:table-cell>
          <table:table-cell table:style-name="ce133" table:formula="of:=[.$X$18]/[.$W$18]*[.AC10]" office:value-type="float" office:value="23340.4431723288" calcext:value-type="float">
            <text:p>23340,44</text:p>
          </table:table-cell>
          <table:table-cell table:style-name="ce133" table:formula="of:=[.$Y$18]/[.$X$18]*[.AD10]" office:value-type="float" office:value="17725.8135577357" calcext:value-type="float">
            <text:p>17725,81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184.5" calcext:value-type="float">
            <text:p>5184,5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115000" calcext:value-type="float">
            <text:p>1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11500" calcext:value-type="float">
            <text:p>11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88000" calcext:value-type="float">
            <text:p>388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243000" calcext:value-type="float">
            <text:p>243000,00</text:p>
          </table:table-cell>
          <table:table-cell table:style-name="ce133" table:formula="of:=SUM([.Y8:.Y10])" office:value-type="float" office:value="145000" calcext:value-type="float">
            <text:p>145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0790.3235990654" calcext:value-type="float">
            <text:p>20790,32</text:p>
          </table:table-cell>
          <table:table-cell table:style-name="ce133" table:formula="of:=[.$X$18]/[.$W$18]*[.AC11]" office:value-type="float" office:value="45019.660858962" calcext:value-type="float">
            <text:p>45019,66</text:p>
          </table:table-cell>
          <table:table-cell table:style-name="ce133" table:formula="of:=[.$Y$18]/[.$X$18]*[.AD11]" office:value-type="float" office:value="34190.0155419726" calcext:value-type="float">
            <text:p>34190,02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2]*[.C12]" office:value-type="float" office:value="35000" calcext:value-type="float">
            <text:p>3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991.61" calcext:value-type="float">
            <text:p>991,61</text:p>
          </table:table-cell>
          <table:table-cell table:style-name="ce102" table:formula="of:=[.G12]*[.F12]" office:value-type="float" office:value="18840.59" calcext:value-type="float">
            <text:p>18840,59</text:p>
          </table:table-cell>
          <table:table-cell office:value-type="string" calcext:value-type="string">
            <text:p>69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48900" calcext:value-type="float">
            <text:p>648900,00</text:p>
          </table:table-cell>
          <table:table-cell table:style-name="ce135" table:formula="of:=[.W6]-[.W11]" office:value-type="float" office:value="178600" calcext:value-type="float">
            <text:p>178600,00</text:p>
          </table:table-cell>
          <table:table-cell table:style-name="ce135" table:formula="of:=[.X6]-[.X11]" office:value-type="float" office:value="267300" calcext:value-type="float">
            <text:p>267300,00</text:p>
          </table:table-cell>
          <table:table-cell table:style-name="ce135" table:formula="of:=[.Y6]-[.Y11]" office:value-type="float" office:value="203000" calcext:value-type="float">
            <text:p>203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079.03235990654" calcext:value-type="float">
            <text:p>2079,03</text:p>
          </table:table-cell>
          <table:table-cell table:style-name="ce133" table:formula="of:=[.$X$18]/[.$W$18]*[.AC12]" office:value-type="float" office:value="4501.9660858962" calcext:value-type="float">
            <text:p>4501,97</text:p>
          </table:table-cell>
          <table:table-cell table:style-name="ce133" table:formula="of:=[.$Y$18]/[.$X$18]*[.AD12]" office:value-type="float" office:value="3419.00155419726" calcext:value-type="float">
            <text:p>3419,0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000" calcext:value-type="float">
            <text:p>40000</text:p>
          </table:table-cell>
          <table:table-cell table:style-name="ce103" table:formula="of:=[.B13]*[.C13]" office:value-type="float" office:value="40000" calcext:value-type="float">
            <text:p>4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-37" calcext:value-type="float">
            <text:p>-37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-111000" calcext:value-type="float">
            <text:p>-111000</text:p>
          </table:table-cell>
          <table:table-cell table:style-name="ce1" office:value-type="string" calcext:value-type="string">
            <text:p>9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1845" calcext:value-type="float">
            <text:p>5184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184.5" calcext:value-type="float">
            <text:p>5184,5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3118.54853985981" calcext:value-type="float">
            <text:p>3118,55</text:p>
          </table:table-cell>
          <table:table-cell table:style-name="ce133" table:formula="of:=[.$X$18]/[.$W$18]*[.AC13]" office:value-type="float" office:value="6752.9491288443" calcext:value-type="float">
            <text:p>6752,95</text:p>
          </table:table-cell>
          <table:table-cell table:style-name="ce133" table:formula="of:=[.$Y$18]/[.$X$18]*[.AD13]" office:value-type="float" office:value="5128.5023312959" calcext:value-type="float">
            <text:p>5128,5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000" calcext:value-type="float">
            <text:p>40000</text:p>
          </table:table-cell>
          <table:table-cell table:style-name="ce103" table:formula="of:=[.B14]*[.C14]" office:value-type="float" office:value="40000" calcext:value-type="float">
            <text:p>4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30000" calcext:value-type="float">
            <text:p>30000</text:p>
          </table:table-cell>
          <table:table-cell table:style-name="ce1" office:value-type="string" calcext:value-type="string">
            <text:p>26 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7380" calcext:value-type="float">
            <text:p>207380</text:p>
          </table:table-cell>
          <table:table-cell table:style-name="ce88" table:formula="of:=SUM([.L5:.L13])" office:value-type="float" office:value="104764.5" calcext:value-type="float">
            <text:p>104764,5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775.70153859617" calcext:value-type="float">
            <text:p>1775,70</text:p>
          </table:table-cell>
          <table:table-cell table:style-name="ce133" table:formula="of:=[.$X$18]/[.$W$18]*[.AC14]" office:value-type="float" office:value="3845.12923396394" calcext:value-type="float">
            <text:p>3845,13</text:p>
          </table:table-cell>
          <table:table-cell table:style-name="ce133" table:formula="of:=[.$Y$18]/[.$X$18]*[.AD14]" office:value-type="float" office:value="2920.16922743988" calcext:value-type="float">
            <text:p>2920,17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115000" calcext:value-type="float">
            <text:p>11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62159.41" calcext:value-type="float">
            <text:p>-62159,41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102615.5" calcext:value-type="float" table:number-columns-spanned="2" table:number-rows-spanned="1">
            <text:p>102615,5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1000" calcext:value-type="float">
            <text:p>1000,00</text:p>
          </table:table-cell>
          <table:table-cell table:style-name="ce133" table:formula="of:=[.$W$18]/[.$V$18]*[.AB15]" office:value-type="float" office:value="207.903235990654" calcext:value-type="float">
            <text:p>207,90</text:p>
          </table:table-cell>
          <table:table-cell table:style-name="ce133" table:formula="of:=[.$X$18]/[.$W$18]*[.AC15]" office:value-type="float" office:value="450.19660858962" calcext:value-type="float">
            <text:p>450,20</text:p>
          </table:table-cell>
          <table:table-cell table:style-name="ce133" table:formula="of:=[.$Y$18]/[.$X$18]*[.AD15]" office:value-type="float" office:value="341.900155419726" calcext:value-type="float">
            <text:p>341,9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18840.59" calcext:value-type="float">
            <text:p>-18840,59</text:p>
          </table:table-cell>
          <table:table-cell table:style-name="ce133" table:formula="of:=-[.H12]" office:value-type="float" office:value="-18840.59" calcext:value-type="float">
            <text:p>-18840,59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61386" calcext:value-type="float">
            <text:p>361386,00</text:p>
          </table:table-cell>
          <table:table-cell table:style-name="ce133" table:formula="of:=SUM([.AC6:.AC14])" office:value-type="float" office:value="74925.4156057278" calcext:value-type="float">
            <text:p>74925,42</text:p>
          </table:table-cell>
          <table:table-cell table:style-name="ce133" table:formula="of:=SUM([.AD6:.AD14])" office:value-type="float" office:value="162244.554983179" calcext:value-type="float">
            <text:p>162244,55</text:p>
          </table:table-cell>
          <table:table-cell table:style-name="ce133" table:formula="of:=SUM([.AE6:.AE14])" office:value-type="float" office:value="123216.029411093" calcext:value-type="float">
            <text:p>123216,03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55159.41" calcext:value-type="float">
            <text:p>55159,41</text:p>
          </table:table-cell>
          <table:table-cell table:style-name="ce133" table:formula="of:=SUM([.W13:.W16])" office:value-type="float" office:value="55159.41" calcext:value-type="float">
            <text:p>55159,41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57" calcext:value-type="float">
            <text:p>157</text:p>
          </table:table-cell>
          <table:table-cell table:style-name="ce102"/>
          <table:table-cell table:style-name="ce102" table:formula="of:=[.H7]*0.05" office:value-type="float" office:value="51845" calcext:value-type="float">
            <text:p>51845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93740.59" calcext:value-type="float">
            <text:p>593740,59</text:p>
          </table:table-cell>
          <table:table-cell table:style-name="ce135" table:formula="of:=[.W12]-[.W17]" office:value-type="float" office:value="123440.59" calcext:value-type="float">
            <text:p>123440,59</text:p>
          </table:table-cell>
          <table:table-cell table:style-name="ce135" table:formula="of:=[.X12]-[.X17]" office:value-type="float" office:value="267300" calcext:value-type="float">
            <text:p>267300,00</text:p>
          </table:table-cell>
          <table:table-cell table:style-name="ce135" table:formula="of:=[.Y12]-[.Y17]" office:value-type="float" office:value="203000" calcext:value-type="float">
            <text:p>203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61386" calcext:value-type="float">
            <text:p>361386,00</text:p>
          </table:table-cell>
          <table:table-cell table:style-name="ce133" table:formula="of:=[.AC16]" office:value-type="float" office:value="74925.4156057278" calcext:value-type="float">
            <text:p>74925,42</text:p>
          </table:table-cell>
          <table:table-cell table:style-name="ce133" table:formula="of:=[.AD16]" office:value-type="float" office:value="162244.554983179" calcext:value-type="float">
            <text:p>162244,55</text:p>
          </table:table-cell>
          <table:table-cell table:style-name="ce133" table:formula="of:=[.AE16]" office:value-type="float" office:value="123216.029411093" calcext:value-type="float">
            <text:p>123216,03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232354.59" calcext:value-type="float">
            <text:p>232354,59</text:p>
          </table:table-cell>
          <table:table-cell table:style-name="ce135" table:formula="of:=[.W18]-[.W20]" office:value-type="float" office:value="48515.1743942722" calcext:value-type="float">
            <text:p>48515,17</text:p>
          </table:table-cell>
          <table:table-cell table:style-name="ce135" table:formula="of:=[.X18]-[.X20]" office:value-type="float" office:value="105055.445016821" calcext:value-type="float">
            <text:p>105055,45</text:p>
          </table:table-cell>
          <table:table-cell table:style-name="ce135" table:formula="of:=[.Y18]-[.Y20]" office:value-type="float" office:value="79783.9705889065" calcext:value-type="float">
            <text:p>79783,97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379645" calcext:value-type="float">
            <text:p>379645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741386" calcext:value-type="float">
            <text:p>741386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974740.59" calcext:value-type="float">
            <text:p>974740,59</text:p>
          </table:table-cell>
          <table:table-cell table:style-name="ce84" table:formula="of:=[.H26]-[.D26]" office:value-type="float" office:value="233354.59" calcext:value-type="float">
            <text:p>233354,59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1003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1000" office:value-type="float" office:value="1000" calcext:value-type="float">
            <text:p>10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1000" calcext:value-type="float">
            <text:p>10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232354.59" calcext:value-type="float">
            <text:p>232354,59</text:p>
          </table:table-cell>
          <table:table-cell/>
          <table:table-cell table:style-name="ce1" table:number-columns-repeated="9"/>
          <table:table-cell table:number-columns-repeated="6"/>
          <table:table-cell table:style-name="ce158" table:number-columns-repeated="9"/>
          <table:table-cell table:number-columns-repeated="990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10"/>
          <table:table-cell table:style-name="ce123" office:value-type="string" calcext:value-type="string" table:number-columns-spanned="5" table:number-rows-spanned="1">
            <text:p>ANALYSE  Différentielle</text:p>
          </table:table-cell>
          <table:covered-table-cell table:number-columns-repeated="4" table:style-name="ce131"/>
          <table:table-cell table:style-name="ce159"/>
          <table:table-cell table:style-name="ce161" table:number-columns-spanned="7" table:number-rows-spanned="1"/>
          <table:covered-table-cell table:number-columns-repeated="4" table:style-name="ce159"/>
          <table:covered-table-cell table:number-columns-repeated="2" table:style-name="ce158"/>
          <table:table-cell table:style-name="ce158"/>
          <table:table-cell table:number-columns-repeated="990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59"/>
          <table:table-cell table:style-name="ce162" table:number-columns-spanned="2" table:number-rows-spanned="1"/>
          <table:covered-table-cell table:style-name="ce164"/>
          <table:table-cell table:style-name="ce164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10"/>
          <table:table-cell table:style-name="ce125" office:value-type="string" calcext:value-type="string">
            <text:p>Chiffre d'affaire</text:p>
          </table:table-cell>
          <table:table-cell table:style-name="ce149" table:formula="of:=[.W33]+[.X33]+[.Y33]" office:value-type="float" office:value="1036900" calcext:value-type="float">
            <text:p>1 036 900,00</text:p>
          </table:table-cell>
          <table:table-cell table:style-name="ce149" table:formula="of:=[.H4]" office:value-type="float" office:value="178600" calcext:value-type="float">
            <text:p>178 600,00</text:p>
          </table:table-cell>
          <table:table-cell table:style-name="ce149" table:formula="of:=[.H5]" office:value-type="float" office:value="510300" calcext:value-type="float">
            <text:p>510 300,00</text:p>
          </table:table-cell>
          <table:table-cell table:style-name="ce150" table:formula="of:=[.H6]" office:value-type="float" office:value="348000" calcext:value-type="float">
            <text:p>348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10"/>
          <table:table-cell table:style-name="ce126"/>
          <table:table-cell table:style-name="ce150"/>
          <table:table-cell table:style-name="ce149" table:number-columns-repeated="2"/>
          <table:table-cell table:style-name="ce150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232354.59" calcext:value-type="float">
            <text:p>232354,59</text:p>
          </table:table-cell>
          <table:table-cell/>
          <table:table-cell table:style-name="ce1" table:number-columns-repeated="10"/>
          <table:table-cell table:style-name="ce125" office:value-type="string" calcext:value-type="string">
            <text:p>Achat Marchandise</text:p>
          </table:table-cell>
          <table:table-cell table:style-name="ce149" table:formula="of:=SUM([.W35:.Y35])" office:value-type="float" office:value="307000" calcext:value-type="float">
            <text:p>307 000,00</text:p>
          </table:table-cell>
          <table:table-cell table:style-name="ce149" table:formula="of:=[.D4]" office:value-type="float" office:value="0" calcext:value-type="float">
            <text:p>0,00</text:p>
          </table:table-cell>
          <table:table-cell table:style-name="ce149" table:formula="of:=[.D5]" office:value-type="float" office:value="132000" calcext:value-type="float">
            <text:p>132 000,00</text:p>
          </table:table-cell>
          <table:table-cell table:style-name="ce150" table:formula="of:=[.D6]" office:value-type="float" office:value="175000" calcext:value-type="float">
            <text:p>175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742386" calcext:value-type="float">
            <text:p>742386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974740.59" calcext:value-type="float">
            <text:p>974740,59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6"/>
          <table:table-cell table:style-name="ce1"/>
          <table:table-cell table:style-name="ce125" office:value-type="string" calcext:value-type="string">
            <text:p>Variation de stock Marchandises</text:p>
          </table:table-cell>
          <table:table-cell table:style-name="ce149" table:formula="of:=SUM([.W36:.Y36])" office:value-type="float" office:value="62159.02" calcext:value-type="float">
            <text:p>62 159,02</text:p>
          </table:table-cell>
          <table:table-cell table:style-name="ce149" table:formula="of:=-18840.98" office:value-type="float" office:value="-18840.98" calcext:value-type="float">
            <text:p>-18 840,98</text:p>
          </table:table-cell>
          <table:table-cell table:style-name="ce149" table:formula="of:=-[.H13]" office:value-type="float" office:value="111000" calcext:value-type="float">
            <text:p>111 000,00</text:p>
          </table:table-cell>
          <table:table-cell table:style-name="ce150" table:formula="of:=-[.H14]" office:value-type="float" office:value="-30000" calcext:value-type="float">
            <text:p>-30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232354.59" calcext:value-type="float">
            <text:p>232354,59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1"/>
          <table:table-cell table:style-name="ce1"/>
          <table:table-cell table:style-name="ce125"/>
          <table:table-cell table:style-name="ce149" table:formula="of:=SUM([.W37:.Y37])" office:value-type="float" office:value="0" calcext:value-type="float">
            <text:p>0,00</text:p>
          </table:table-cell>
          <table:table-cell table:style-name="ce149" table:number-columns-repeated="2"/>
          <table:table-cell table:style-name="ce150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974740.59" calcext:value-type="float">
            <text:p>974740,59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974740.59" calcext:value-type="float">
            <text:p>974740,59</text:p>
          </table:table-cell>
          <table:table-cell table:number-columns-repeated="11"/>
          <table:table-cell table:style-name="ce1"/>
          <table:table-cell table:style-name="ce125" office:value-type="string" calcext:value-type="string">
            <text:p>COUT ACHAT SUR MARCH VENDUES</text:p>
          </table:table-cell>
          <table:table-cell table:style-name="ce151" table:formula="of:=SUM([.W38:.Y38])" office:value-type="float" office:value="369159.02" calcext:value-type="float">
            <text:p>369 159,02</text:p>
          </table:table-cell>
          <table:table-cell table:style-name="ce151" table:formula="of:=SUM([.W35:.W37])" office:value-type="float" office:value="-18840.98" calcext:value-type="float">
            <text:p>-18 840,98</text:p>
          </table:table-cell>
          <table:table-cell table:style-name="ce151" table:formula="of:=SUM([.X35:.X37])" office:value-type="float" office:value="243000" calcext:value-type="float">
            <text:p>243 000,00</text:p>
          </table:table-cell>
          <table:table-cell table:style-name="ce151" table:formula="of:=SUM([.Y35:.Y37])" office:value-type="float" office:value="145000" calcext:value-type="float">
            <text:p>145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number-columns-repeated="19"/>
          <table:table-cell table:style-name="ce122"/>
          <table:table-cell table:style-name="ce127" office:value-type="string" calcext:value-type="string">
            <text:p>M.C.V. SUR ACHAT DE MARCH VENDUES</text:p>
          </table:table-cell>
          <table:table-cell table:style-name="ce152" table:formula="of:=[.V33]-[.V38]" office:value-type="float" office:value="667740.98" calcext:value-type="float">
            <text:p>667 740,98</text:p>
          </table:table-cell>
          <table:table-cell table:style-name="ce152" table:formula="of:=[.W33]-[.W38]" office:value-type="float" office:value="197440.98" calcext:value-type="float">
            <text:p>197 440,98</text:p>
          </table:table-cell>
          <table:table-cell table:style-name="ce152" table:formula="of:=[.X33]-[.X38]" office:value-type="float" office:value="267300" calcext:value-type="float">
            <text:p>267 300,00</text:p>
          </table:table-cell>
          <table:table-cell table:style-name="ce152" table:formula="of:=[.Y33]-[.Y38]" office:value-type="float" office:value="203000" calcext:value-type="float">
            <text:p>203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2"/>
          <table:table-cell table:style-name="ce122"/>
          <table:table-cell table:style-name="ce125"/>
          <table:table-cell table:style-name="ce149" table:formula="of:=SUM([.W40:.Y40])" office:value-type="float" office:value="0" calcext:value-type="float">
            <text:p>0,00</text:p>
          </table:table-cell>
          <table:table-cell table:style-name="ce149" table:number-columns-repeated="3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Achat Matières Premières</text:p>
          </table:table-cell>
          <table:table-cell table:style-name="ce149" table:formula="of:=[.W41]" office:value-type="float" office:value="49000" calcext:value-type="float">
            <text:p>49 000,00</text:p>
          </table:table-cell>
          <table:table-cell table:style-name="ce149" table:formula="of:=[.D9]" office:value-type="float" office:value="49000" calcext:value-type="float">
            <text:p>49 0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Variations de Matière premières</text:p>
          </table:table-cell>
          <table:table-cell table:style-name="ce149" table:formula="of:=[.W42]" office:value-type="float" office:value="-2800" calcext:value-type="float">
            <text:p>-2 800,00</text:p>
          </table:table-cell>
          <table:table-cell table:style-name="ce149" table:formula="of:=[.D10]" office:value-type="float" office:value="-2800" calcext:value-type="float">
            <text:p>-2 8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379645" calcext:value-type="float">
            <text:p>379645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out variable de production</text:p>
          </table:table-cell>
          <table:table-cell table:style-name="ce149" table:formula="of:=SUM([.W43:.Y43])" office:value-type="float" office:value="19800" calcext:value-type="float">
            <text:p>19 800,00</text:p>
          </table:table-cell>
          <table:table-cell table:style-name="ce149" table:formula="of:=19800" office:value-type="float" office:value="19800" calcext:value-type="float">
            <text:p>19 8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04764.5" calcext:value-type="float">
            <text:p>104764,5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HARGE VARIABLE DE PRODUCTION</text:p>
          </table:table-cell>
          <table:table-cell table:style-name="ce151" table:formula="of:=[.W44]" office:value-type="float" office:value="46200" calcext:value-type="float">
            <text:p>46 200,00</text:p>
          </table:table-cell>
          <table:table-cell table:style-name="ce151" table:formula="of:=SUM([.W41:.W42])" office:value-type="float" office:value="46200" calcext:value-type="float">
            <text:p>46 200,00</text:p>
          </table:table-cell>
          <table:table-cell table:style-name="ce151" table:formula="of:=SUM([.X41:.X42])" office:value-type="float" office:value="0" calcext:value-type="float">
            <text:p>0,00</text:p>
          </table:table-cell>
          <table:table-cell table:style-name="ce151" table:formula="of:=SUM([.Y41:.Y42])" office:value-type="float" office:value="0" calcext:value-type="float">
            <text:p>0,00</text:p>
          </table:table-cell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PRODUCTION</text:p>
          </table:table-cell>
          <table:table-cell table:style-name="ce152" table:formula="of:=SUM([.W45:.Y45])" office:value-type="float" office:value="621540.98" calcext:value-type="float">
            <text:p>621 540,98</text:p>
          </table:table-cell>
          <table:table-cell table:style-name="ce152" table:formula="of:=[.W39]-[.W44]" office:value-type="float" office:value="151240.98" calcext:value-type="float">
            <text:p>151 240,98</text:p>
          </table:table-cell>
          <table:table-cell table:style-name="ce152" table:formula="of:=[.X39]-[.X44]" office:value-type="float" office:value="267300" calcext:value-type="float">
            <text:p>267 300,00</text:p>
          </table:table-cell>
          <table:table-cell table:style-name="ce152" table:formula="of:=[.Y39]-[.Y44]" office:value-type="float" office:value="203000" calcext:value-type="float">
            <text:p>203 000,00</text:p>
          </table:table-cell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307000" calcext:value-type="float">
            <text:p>307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2"/>
          <table:table-cell table:style-name="ce122"/>
          <table:table-cell table:style-name="ce125"/>
          <table:table-cell table:style-name="ce149" table:number-columns-repeated="4"/>
          <table:table-cell table:style-name="ce159"/>
          <table:table-cell table:style-name="ce162" table:number-columns-spanned="5" table:number-rows-spanned="1"/>
          <table:covered-table-cell table:number-columns-repeated="4" table:style-name="ce159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ommissions</text:p>
          </table:table-cell>
          <table:table-cell table:style-name="ce149" table:formula="of:=[.D18]" office:value-type="float" office:value="51845" calcext:value-type="float">
            <text:p>51 845,00</text:p>
          </table:table-cell>
          <table:table-cell table:style-name="ce149" table:formula="of:=[.W45]/[.W33]*[.V47]" office:value-type="float" office:value="43903.0717138858" calcext:value-type="float">
            <text:p>43 903,07</text:p>
          </table:table-cell>
          <table:table-cell table:style-name="ce149" table:formula="of:=[.X45]/[.X33]*[.V47]" office:value-type="float" office:value="27156.9047619048" calcext:value-type="float">
            <text:p>27 156,90</text:p>
          </table:table-cell>
          <table:table-cell table:style-name="ce149" table:formula="of:=[.Y45]/[.Y33]*[.V47]" office:value-type="float" office:value="30242.9166666667" calcext:value-type="float">
            <text:p>30 242,92</text:p>
          </table:table-cell>
          <table:table-cell table:style-name="ce160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ce159"/>
          <table:table-cell table:style-name="ce159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158400" calcext:value-type="float">
            <text:p>158 400,00</text:p>
          </table:table-cell>
          <table:table-cell table:number-columns-repeated="12"/>
          <table:table-cell table:style-name="ce122"/>
          <table:table-cell table:style-name="ce124"/>
          <table:table-cell table:style-name="ce149" table:number-columns-repeated="4"/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10000" calcext:value-type="float">
            <text:p>210 00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HARGE VARIABLE DE DISTRIBUTION</text:p>
          </table:table-cell>
          <table:table-cell table:style-name="ce151" table:formula="of:=[.W49]" office:value-type="float" office:value="43903.0717138858" calcext:value-type="float">
            <text:p>43 903,07</text:p>
          </table:table-cell>
          <table:table-cell table:style-name="ce151" table:formula="of:=SUM([.W47:.W48])" office:value-type="float" office:value="43903.0717138858" calcext:value-type="float">
            <text:p>43 903,07</text:p>
          </table:table-cell>
          <table:table-cell table:style-name="ce151" table:formula="of:=SUM([.X47:.X48])" office:value-type="float" office:value="27156.9047619048" calcext:value-type="float">
            <text:p>27 156,90</text:p>
          </table:table-cell>
          <table:table-cell table:style-name="ce151" table:formula="of:=SUM([.Y47:.Y48])" office:value-type="float" office:value="30242.9166666667" calcext:value-type="float">
            <text:p>30 242,92</text:p>
          </table:table-cell>
          <table:table-cell table:style-name="ce158" table:number-columns-repeated="3"/>
          <table:table-cell table:style-name="ce159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38500" calcext:value-type="float">
            <text:p>38500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DISTRIBUTION</text:p>
          </table:table-cell>
          <table:table-cell table:style-name="ce152" table:formula="of:=[.V45]-[.V49]" office:value-type="float" office:value="577637.908286114" calcext:value-type="float">
            <text:p>577 637,91</text:p>
          </table:table-cell>
          <table:table-cell table:style-name="ce152" table:formula="of:=[.W45]-[.W49]" office:value-type="float" office:value="107337.908286114" calcext:value-type="float">
            <text:p>107 337,91</text:p>
          </table:table-cell>
          <table:table-cell table:style-name="ce152" table:formula="of:=[.X45]-[.X49]" office:value-type="float" office:value="240143.095238095" calcext:value-type="float">
            <text:p>240 143,10</text:p>
          </table:table-cell>
          <table:table-cell table:style-name="ce152" table:formula="of:=[.Y45]-[.Y49]" office:value-type="float" office:value="172757.083333333" calcext:value-type="float">
            <text:p>172 757,08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273018.75" calcext:value-type="float" table:number-columns-spanned="2" table:number-rows-spanned="1">
            <text:p>273018,7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44000" calcext:value-type="float">
            <text:p>440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Salaires</text:p>
          </table:table-cell>
          <table:table-cell table:style-name="ce149" table:formula="of:=[.D17]" office:value-type="float" office:value="60000" calcext:value-type="float">
            <text:p>60 000,00</text:p>
          </table:table-cell>
          <table:table-cell table:style-name="ce149" table:formula="of:=[.W45]/[.V45]*[.V51]" office:value-type="float" office:value="14599.9364354061" calcext:value-type="float">
            <text:p>14 599,94</text:p>
          </table:table-cell>
          <table:table-cell table:style-name="ce149" table:formula="of:=[.X45]/[.V45]*[.V51]" office:value-type="float" office:value="25803.6083155772" calcext:value-type="float">
            <text:p>25 803,61</text:p>
          </table:table-cell>
          <table:table-cell table:style-name="ce149" table:formula="of:=[.Y45]/[.V45]*[.V51]" office:value-type="float" office:value="19596.4552490167" calcext:value-type="float">
            <text:p>19 596,46</text:p>
          </table:table-cell>
          <table:table-cell table:style-name="ce160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Default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44000" calcext:value-type="float">
            <text:p>44000</text:p>
          </table:table-cell>
          <table:table-cell table:number-columns-repeated="13"/>
          <table:table-cell table:style-name="ce124"/>
          <table:table-cell table:style-name="ce149" table:number-columns-repeated="4"/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3"/>
          <table:table-cell table:style-name="ce145" office:value-type="string" calcext:value-type="string">
            <text:p>COUT VARIABLE TOTAL</text:p>
          </table:table-cell>
          <table:table-cell table:style-name="ce153" table:formula="of:=[.V49]+[.V44]+[.V38]+[.V51]" office:value-type="float" office:value="519262.091713886" calcext:value-type="float">
            <text:p>519 262,09</text:p>
          </table:table-cell>
          <table:table-cell table:style-name="ce153" table:formula="of:=[.W49]+[.W44]+[.W38]+[.W51]" office:value-type="float" office:value="85862.0281492919" calcext:value-type="float">
            <text:p>85 862,03</text:p>
          </table:table-cell>
          <table:table-cell table:style-name="ce153" table:formula="of:=[.X49]+[.X44]+[.X38]+[.X51]" office:value-type="float" office:value="295960.513077482" calcext:value-type="float">
            <text:p>295 960,51</text:p>
          </table:table-cell>
          <table:table-cell table:style-name="ce153" table:formula="of:=[.Y49]+[.Y44]+[.Y38]+[.Y51]" office:value-type="float" office:value="194839.371915683" calcext:value-type="float">
            <text:p>194 839,37</text:p>
          </table:table-cell>
          <table:table-cell table:style-name="ce160" office:value-type="string" calcext:value-type="string" table:number-columns-spanned="3" table:number-rows-spanned="5">
            <text:p>Répartition suivant le M.C.V. sur production</text:p>
          </table:table-cell>
          <table:covered-table-cell table:number-columns-repeated="2" table:style-name="ce158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7029.5" calcext:value-type="float">
            <text:p>57 029,50</text:p>
          </table:table-cell>
          <table:table-cell table:number-columns-repeated="13"/>
          <table:table-cell table:style-name="ce128" office:value-type="string" calcext:value-type="string">
            <text:p>MCV</text:p>
          </table:table-cell>
          <table:table-cell table:style-name="ce152" table:formula="of:=[.V33]-[.V53]" office:value-type="float" office:value="517637.908286114" calcext:value-type="float">
            <text:p>517 637,91</text:p>
          </table:table-cell>
          <table:table-cell table:style-name="ce152" table:formula="of:=[.W33]-[.W53]" office:value-type="float" office:value="92737.9718507081" calcext:value-type="float">
            <text:p>92 737,97</text:p>
          </table:table-cell>
          <table:table-cell table:style-name="ce152" table:formula="of:=[.X33]-[.X53]" office:value-type="float" office:value="214339.486922518" calcext:value-type="float">
            <text:p>214 339,49</text:p>
          </table:table-cell>
          <table:table-cell table:style-name="ce152" table:formula="of:=[.Y33]-[.Y53]" office:value-type="float" office:value="153160.628084317" calcext:value-type="float">
            <text:p>153 160,63</text:p>
          </table:table-cell>
          <table:covered-table-cell table:number-columns-repeated="3" table:style-name="ce158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3"/>
          <table:table-cell table:style-name="ce146"/>
          <table:table-cell table:style-name="ce154" table:number-columns-repeated="4"/>
          <table:covered-table-cell table:number-columns-repeated="3" table:style-name="ce158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3"/>
          <table:table-cell table:style-name="ce147" office:value-type="string" calcext:value-type="string">
            <text:p>Cout fixe de production</text:p>
          </table:table-cell>
          <table:table-cell table:style-name="ce155" table:formula="of:=SUM([.W56:.Y56])" office:value-type="float" office:value="8000" calcext:value-type="float">
            <text:p>8 000,00</text:p>
          </table:table-cell>
          <table:table-cell table:style-name="ce155" table:formula="of:=8000" office:value-type="float" office:value="8000" calcext:value-type="float">
            <text:p>8 000,00</text:p>
          </table:table-cell>
          <table:table-cell table:style-name="ce155" table:formula="of:=0" office:value-type="float" office:value="0" calcext:value-type="float">
            <text:p>0,00</text:p>
          </table:table-cell>
          <table:table-cell table:style-name="ce155" table:formula="of:=0" office:value-type="float" office:value="0" calcext:value-type="float">
            <text:p>0,00</text:p>
          </table:table-cell>
          <table:covered-table-cell table:number-columns-repeated="3" table:style-name="ce158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3"/>
          <table:table-cell table:style-name="ce147" office:value-type="string" calcext:value-type="string">
            <text:p>Pub</text:p>
          </table:table-cell>
          <table:table-cell table:style-name="ce155" table:formula="of:=SUM([.W57:.Y57])" office:value-type="float" office:value="115000" calcext:value-type="float">
            <text:p>115 000,00</text:p>
          </table:table-cell>
          <table:table-cell table:style-name="ce155" table:formula="of:=[.D12]" office:value-type="float" office:value="35000" calcext:value-type="float">
            <text:p>35 000,00</text:p>
          </table:table-cell>
          <table:table-cell table:style-name="ce155" table:formula="of:=[.D13]" office:value-type="float" office:value="40000" calcext:value-type="float">
            <text:p>40 000,00</text:p>
          </table:table-cell>
          <table:table-cell table:style-name="ce155" table:formula="of:=[.D14]" office:value-type="float" office:value="40000" calcext:value-type="float">
            <text:p>40 000,00</text:p>
          </table:table-cell>
          <table:covered-table-cell table:number-columns-repeated="3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3"/>
          <table:table-cell table:style-name="ce147" office:value-type="string" calcext:value-type="string">
            <text:p>Autre charge d'exploitations</text:p>
          </table:table-cell>
          <table:table-cell table:style-name="ce155" table:formula="of:=[.D20]" office:value-type="float" office:value="100000" calcext:value-type="float">
            <text:p>100 000,00</text:p>
          </table:table-cell>
          <table:table-cell table:style-name="ce155" table:formula="of:=[.W$45]/[.$V$45]*[.$V58]" office:value-type="float" office:value="24333.2273923435" calcext:value-type="float">
            <text:p>24 333,23</text:p>
          </table:table-cell>
          <table:table-cell table:style-name="ce155" table:formula="of:=[.X$45]/[.$V$45]*[.$V58]" office:value-type="float" office:value="43006.0138592953" calcext:value-type="float">
            <text:p>43 006,01</text:p>
          </table:table-cell>
          <table:table-cell table:style-name="ce155" table:formula="of:=[.Y$45]/[.$V$45]*[.$V58]" office:value-type="float" office:value="32660.7587483612" calcext:value-type="float">
            <text:p>32 660,76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Compta simple</text:p>
          </table:table-cell>
          <table:table-cell table:style-name="ce155" table:formula="of:=[.D21]" office:value-type="float" office:value="10000" calcext:value-type="float">
            <text:p>10 000,00</text:p>
          </table:table-cell>
          <table:table-cell table:style-name="ce155" table:formula="of:=[.W$45]/[.$V$45]*[.$V59]" office:value-type="float" office:value="2433.32273923435" calcext:value-type="float">
            <text:p>2 433,32</text:p>
          </table:table-cell>
          <table:table-cell table:style-name="ce155" table:formula="of:=[.X$45]/[.$V$45]*[.$V59]" office:value-type="float" office:value="4300.60138592953" calcext:value-type="float">
            <text:p>4 300,60</text:p>
          </table:table-cell>
          <table:table-cell table:style-name="ce155" table:formula="of:=[.Y$45]/[.$V$45]*[.$V59]" office:value-type="float" office:value="3266.07587483612" calcext:value-type="float">
            <text:p>3 266,08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Assurances</text:p>
          </table:table-cell>
          <table:table-cell table:style-name="ce155" table:formula="of:=[.D22]" office:value-type="float" office:value="15000" calcext:value-type="float">
            <text:p>15 000,00</text:p>
          </table:table-cell>
          <table:table-cell table:style-name="ce155" table:formula="of:=[.W$45]/[.$V$45]*[.$V60]" office:value-type="float" office:value="3649.98410885152" calcext:value-type="float">
            <text:p>3 649,98</text:p>
          </table:table-cell>
          <table:table-cell table:style-name="ce155" table:formula="of:=[.X$45]/[.$V$45]*[.$V60]" office:value-type="float" office:value="6450.9020788943" calcext:value-type="float">
            <text:p>6 450,90</text:p>
          </table:table-cell>
          <table:table-cell table:style-name="ce155" table:formula="of:=[.Y$45]/[.$V$45]*[.$V60]" office:value-type="float" office:value="4899.11381225418" calcext:value-type="float">
            <text:p>4 899,11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Dotation aux amortissements</text:p>
          </table:table-cell>
          <table:table-cell table:style-name="ce155" table:formula="of:=[.D23]" office:value-type="float" office:value="8541" calcext:value-type="float">
            <text:p>8 541,00</text:p>
          </table:table-cell>
          <table:table-cell table:style-name="ce155" table:formula="of:=[.W$45]/[.$V$45]*[.$V61]" office:value-type="float" office:value="2078.30095158006" calcext:value-type="float">
            <text:p>2 078,30</text:p>
          </table:table-cell>
          <table:table-cell table:style-name="ce155" table:formula="of:=[.X$45]/[.$V$45]*[.$V61]" office:value-type="float" office:value="3673.14364372241" calcext:value-type="float">
            <text:p>3 673,14</text:p>
          </table:table-cell>
          <table:table-cell table:style-name="ce155" table:formula="of:=[.Y$45]/[.$V$45]*[.$V61]" office:value-type="float" office:value="2789.55540469753" calcext:value-type="float">
            <text:p>2 789,56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118005.42" calcext:value-type="float" table:number-columns-spanned="2" table:number-rows-spanned="1">
            <text:p>118005,42</text:p>
          </table:table-cell>
          <table:covered-table-cell table:style-name="ce119"/>
          <table:table-cell table:number-columns-repeated="13"/>
          <table:table-cell table:style-name="ce147" office:value-type="string" calcext:value-type="string">
            <text:p>Intérêts</text:p>
          </table:table-cell>
          <table:table-cell table:style-name="ce155" table:formula="of:=[.D29]" office:value-type="float" office:value="1000" calcext:value-type="float">
            <text:p>1 000,00</text:p>
          </table:table-cell>
          <table:table-cell table:style-name="ce155" table:formula="of:=[.W$45]/[.$V$45]*[.$V62]" office:value-type="float" office:value="243.332273923435" calcext:value-type="float">
            <text:p>243,33</text:p>
          </table:table-cell>
          <table:table-cell table:style-name="ce155" table:formula="of:=[.X$45]/[.$V$45]*[.$V62]" office:value-type="float" office:value="430.060138592953" calcext:value-type="float">
            <text:p>430,06</text:p>
          </table:table-cell>
          <table:table-cell table:style-name="ce155" table:formula="of:=[.Y$45]/[.$V$45]*[.$V62]" office:value-type="float" office:value="326.607587483612" calcext:value-type="float">
            <text:p>326,61</text:p>
          </table:table-cell>
          <table:table-cell table:number-columns-repeated="999"/>
        </table:table-row>
        <table:table-row table:style-name="ro4">
          <table:table-cell table:number-columns-repeated="20"/>
          <table:table-cell table:style-name="ce128" office:value-type="string" calcext:value-type="string">
            <text:p>Charges Fixes Nettes</text:p>
          </table:table-cell>
          <table:table-cell table:style-name="ce156" table:formula="of:=SUM([.V56:.V62])" office:value-type="float" office:value="257541" calcext:value-type="float">
            <text:p>257 541,00</text:p>
          </table:table-cell>
          <table:table-cell table:style-name="ce156" table:formula="of:=SUM([.W56:.W62])" office:value-type="float" office:value="75738.1674659328" calcext:value-type="float">
            <text:p>75 738,17</text:p>
          </table:table-cell>
          <table:table-cell table:style-name="ce156" table:formula="of:=SUM([.X56:.X62])" office:value-type="float" office:value="97860.7211064345" calcext:value-type="float">
            <text:p>97 860,72</text:p>
          </table:table-cell>
          <table:table-cell table:style-name="ce156" table:formula="of:=SUM([.Y56:.Y62])" office:value-type="float" office:value="83942.1114276327" calcext:value-type="float">
            <text:p>83 942,11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3"/>
          <table:table-cell table:style-name="ce141"/>
          <table:table-cell table:style-name="ce157" table:number-columns-repeated="4"/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8" office:value-type="string" calcext:value-type="string">
            <text:p>Résultat Courrant</text:p>
          </table:table-cell>
          <table:table-cell table:style-name="ce156" table:formula="of:=[.V54]-[.V63]" office:value-type="float" office:value="260096.908286114" calcext:value-type="float">
            <text:p>260 096,91</text:p>
          </table:table-cell>
          <table:table-cell table:style-name="ce156" table:formula="of:=[.W54]-[.W63]" office:value-type="float" office:value="16999.8043847753" calcext:value-type="float">
            <text:p>16 999,80</text:p>
          </table:table-cell>
          <table:table-cell table:style-name="ce156" table:formula="of:=[.X54]-[.X63]" office:value-type="float" office:value="116478.765816084" calcext:value-type="float">
            <text:p>116 478,77</text:p>
          </table:table-cell>
          <table:table-cell table:style-name="ce156" table:formula="of:=[.Y54]-[.Y63]" office:value-type="float" office:value="69218.516656684" calcext:value-type="float">
            <text:p>69 218,52</text:p>
          </table:table-cell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" table:number-columns-repeated="8"/>
          <table:table-cell table:number-columns-repeated="996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9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24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5" table:default-cell-style-name="ce32"/>
        <table:table-column table:style-name="co26" table:default-cell-style-name="ce32"/>
        <table:table-column table:style-name="co2" table:number-columns-repeated="991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7" calcext:value-type="float">
            <text:p>47</text:p>
          </table:table-cell>
          <table:table-cell table:style-name="ce108" office:value-type="float" office:value="3600" calcext:value-type="float">
            <text:p>3 600,00</text:p>
          </table:table-cell>
          <table:table-cell table:style-name="ce108" table:formula="of:=[.F4]*[.G4]" office:value-type="float" office:value="169200" calcext:value-type="float">
            <text:p>169 2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5" calcext:value-type="float">
            <text:p>85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55000" calcext:value-type="float">
            <text:p>255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81" calcext:value-type="float">
            <text:p>81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510300" calcext:value-type="float">
            <text:p>510 3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20" calcext:value-type="float">
            <text:p>2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00000" calcext:value-type="float">
            <text:p>10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1800" calcext:value-type="float">
            <text:p>11 800,00</text:p>
          </table:table-cell>
          <table:table-cell table:style-name="ce63" table:formula="of:=[.F6]*[.G6]" office:value-type="float" office:value="342200" calcext:value-type="float">
            <text:p>342 2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21700" calcext:value-type="float">
            <text:p>10217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4340" calcext:value-type="float">
            <text:p>20434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1021700" calcext:value-type="float">
            <text:p>1021700,00</text:p>
          </table:table-cell>
          <table:table-cell table:style-name="ce133" table:formula="of:=[.H4]" office:value-type="float" office:value="169200" calcext:value-type="float">
            <text:p>169200,00</text:p>
          </table:table-cell>
          <table:table-cell table:style-name="ce133" table:formula="of:=[.H5]" office:value-type="float" office:value="510300" calcext:value-type="float">
            <text:p>510300,00</text:p>
          </table:table-cell>
          <table:table-cell table:style-name="ce134" table:formula="of:=[.H6]" office:value-type="float" office:value="342200" calcext:value-type="float">
            <text:p>3422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50000" calcext:value-type="float">
            <text:p>50000,00</text:p>
          </table:table-cell>
          <table:table-cell table:style-name="ce133" table:formula="of:=[.$W$18]/[.$V$18]*[.AB6]" office:value-type="float" office:value="10747.5838936282" calcext:value-type="float">
            <text:p>10747,58</text:p>
          </table:table-cell>
          <table:table-cell table:style-name="ce133" table:formula="of:=[.$X$18]/[.$W$18]*[.AC6]" office:value-type="float" office:value="13599.3364805509" calcext:value-type="float">
            <text:p>13599,34</text:p>
          </table:table-cell>
          <table:table-cell table:style-name="ce133" table:formula="of:=[.$Y$18]/[.$X$18]*[.AD6]" office:value-type="float" office:value="25653.0796258209" calcext:value-type="float">
            <text:p>25653,08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05" calcext:value-type="float">
            <text:p>105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355000" calcext:value-type="float">
            <text:p>355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57" calcext:value-type="float">
            <text:p>157</text:p>
          </table:table-cell>
          <table:table-cell table:style-name="ce72" table:formula="of:=[.G4]+[.G5]+[.G6]" office:value-type="float" office:value="21700" calcext:value-type="float">
            <text:p>21700</text:p>
          </table:table-cell>
          <table:table-cell table:style-name="ce72" table:formula="of:=[.H4]+[.H5]+[.H6]" office:value-type="float" office:value="1021700" calcext:value-type="float">
            <text:p>10217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4340" calcext:value-type="float">
            <text:p>20434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45000" calcext:value-type="float">
            <text:p>45000,00</text:p>
          </table:table-cell>
          <table:table-cell table:style-name="ce133" table:formula="of:=[.$W$18]/[.$V$18]*[.AB7]" office:value-type="float" office:value="9672.82550426538" calcext:value-type="float">
            <text:p>9672,83</text:p>
          </table:table-cell>
          <table:table-cell table:style-name="ce133" table:formula="of:=[.$X$18]/[.$W$18]*[.AC7]" office:value-type="float" office:value="12239.4028324958" calcext:value-type="float">
            <text:p>12239,40</text:p>
          </table:table-cell>
          <table:table-cell table:style-name="ce133" table:formula="of:=[.$Y$18]/[.$X$18]*[.AD7]" office:value-type="float" office:value="23087.7716632388" calcext:value-type="float">
            <text:p>23087,77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71000" calcext:value-type="float">
            <text:p>71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355000" calcext:value-type="float">
            <text:p>355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255000" calcext:value-type="float">
            <text:p>255000,00</text:p>
          </table:table-cell>
          <table:table-cell table:style-name="ce134" table:formula="of:=[.D6]" office:value-type="float" office:value="100000" calcext:value-type="float">
            <text:p>100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50000" calcext:value-type="float">
            <text:p>50000,00</text:p>
          </table:table-cell>
          <table:table-cell table:style-name="ce133" table:formula="of:=[.$W$18]/[.$V$18]*[.AB8]" office:value-type="float" office:value="10747.5838936282" calcext:value-type="float">
            <text:p>10747,58</text:p>
          </table:table-cell>
          <table:table-cell table:style-name="ce133" table:formula="of:=[.$X$18]/[.$W$18]*[.AC8]" office:value-type="float" office:value="13599.3364805509" calcext:value-type="float">
            <text:p>13599,34</text:p>
          </table:table-cell>
          <table:table-cell table:style-name="ce133" table:formula="of:=[.$Y$18]/[.$X$18]*[.AD8]" office:value-type="float" office:value="25653.0796258209" calcext:value-type="float">
            <text:p>25653,08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14500" calcext:value-type="float">
            <text:p>14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55000" calcext:value-type="float">
            <text:p>25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1000" calcext:value-type="float">
            <text:p>510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81000" calcext:value-type="float">
            <text:p>81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111000" calcext:value-type="float">
            <text:p>111000,00</text:p>
          </table:table-cell>
          <table:table-cell table:style-name="ce134" table:formula="of:=-[.H14]" office:value-type="float" office:value="-30000" calcext:value-type="float">
            <text:p>-30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897.1006723538" calcext:value-type="float">
            <text:p>12897,10</text:p>
          </table:table-cell>
          <table:table-cell table:style-name="ce133" table:formula="of:=[.$X$18]/[.$W$18]*[.AC9]" office:value-type="float" office:value="16319.2037766611" calcext:value-type="float">
            <text:p>16319,20</text:p>
          </table:table-cell>
          <table:table-cell table:style-name="ce133" table:formula="of:=[.$Y$18]/[.$X$18]*[.AD9]" office:value-type="float" office:value="30783.6955509851" calcext:value-type="float">
            <text:p>30783,70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21700" calcext:value-type="float">
            <text:p>10217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00000" calcext:value-type="float">
            <text:p>10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20000" calcext:value-type="float">
            <text:p>20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51085" calcext:value-type="float">
            <text:p>51085,00</text:p>
          </table:table-cell>
          <table:table-cell table:style-name="ce133" table:formula="of:=[.$W$18]/[.$V$18]*[.AB10]" office:value-type="float" office:value="10980.8064641199" calcext:value-type="float">
            <text:p>10980,81</text:p>
          </table:table-cell>
          <table:table-cell table:style-name="ce133" table:formula="of:=[.$X$18]/[.$W$18]*[.AC10]" office:value-type="float" office:value="13894.4420821789" calcext:value-type="float">
            <text:p>13894,44</text:p>
          </table:table-cell>
          <table:table-cell table:style-name="ce133" table:formula="of:=[.$Y$18]/[.$X$18]*[.AD10]" office:value-type="float" office:value="26209.7514537012" calcext:value-type="float">
            <text:p>26209,75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108.5" calcext:value-type="float">
            <text:p>5108,5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145000" calcext:value-type="float">
            <text:p>14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14500" calcext:value-type="float">
            <text:p>14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436000" calcext:value-type="float">
            <text:p>436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366000" calcext:value-type="float">
            <text:p>366000,00</text:p>
          </table:table-cell>
          <table:table-cell table:style-name="ce133" table:formula="of:=SUM([.Y8:.Y10])" office:value-type="float" office:value="70000" calcext:value-type="float">
            <text:p>70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1495.1677872564" calcext:value-type="float">
            <text:p>21495,17</text:p>
          </table:table-cell>
          <table:table-cell table:style-name="ce133" table:formula="of:=[.$X$18]/[.$W$18]*[.AC11]" office:value-type="float" office:value="27198.6729611018" calcext:value-type="float">
            <text:p>27198,67</text:p>
          </table:table-cell>
          <table:table-cell table:style-name="ce133" table:formula="of:=[.$Y$18]/[.$X$18]*[.AD11]" office:value-type="float" office:value="51306.1592516418" calcext:value-type="float">
            <text:p>51306,1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0000" calcext:value-type="float">
            <text:p>50000</text:p>
          </table:table-cell>
          <table:table-cell table:style-name="ce103" table:formula="of:=[.B12]*[.C12]" office:value-type="float" office:value="50000" calcext:value-type="float">
            <text:p>50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991.61" calcext:value-type="float">
            <text:p>991,61</text:p>
          </table:table-cell>
          <table:table-cell table:style-name="ce102" table:formula="of:=[.G12]*[.F12]" office:value-type="float" office:value="18840.59" calcext:value-type="float">
            <text:p>18840,59</text:p>
          </table:table-cell>
          <table:table-cell office:value-type="string" calcext:value-type="string">
            <text:p>69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585700" calcext:value-type="float">
            <text:p>585700,00</text:p>
          </table:table-cell>
          <table:table-cell table:style-name="ce135" table:formula="of:=[.W6]-[.W11]" office:value-type="float" office:value="169200" calcext:value-type="float">
            <text:p>169200,00</text:p>
          </table:table-cell>
          <table:table-cell table:style-name="ce135" table:formula="of:=[.X6]-[.X11]" office:value-type="float" office:value="144300" calcext:value-type="float">
            <text:p>144300,00</text:p>
          </table:table-cell>
          <table:table-cell table:style-name="ce135" table:formula="of:=[.Y6]-[.Y11]" office:value-type="float" office:value="272200" calcext:value-type="float">
            <text:p>2722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149.51677872564" calcext:value-type="float">
            <text:p>2149,52</text:p>
          </table:table-cell>
          <table:table-cell table:style-name="ce133" table:formula="of:=[.$X$18]/[.$W$18]*[.AC12]" office:value-type="float" office:value="2719.86729611018" calcext:value-type="float">
            <text:p>2719,87</text:p>
          </table:table-cell>
          <table:table-cell table:style-name="ce133" table:formula="of:=[.$Y$18]/[.$X$18]*[.AD12]" office:value-type="float" office:value="5130.61592516418" calcext:value-type="float">
            <text:p>5130,62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5000" calcext:value-type="float">
            <text:p>45000</text:p>
          </table:table-cell>
          <table:table-cell table:style-name="ce103" table:formula="of:=[.B13]*[.C13]" office:value-type="float" office:value="45000" calcext:value-type="float">
            <text:p>4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-37" calcext:value-type="float">
            <text:p>-37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-111000" calcext:value-type="float">
            <text:p>-111000</text:p>
          </table:table-cell>
          <table:table-cell table:style-name="ce1" office:value-type="string" calcext:value-type="string">
            <text:p>9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1085" calcext:value-type="float">
            <text:p>5108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108.5" calcext:value-type="float">
            <text:p>5108,5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3224.27516808846" calcext:value-type="float">
            <text:p>3224,28</text:p>
          </table:table-cell>
          <table:table-cell table:style-name="ce133" table:formula="of:=[.$X$18]/[.$W$18]*[.AC13]" office:value-type="float" office:value="4079.80094416527" calcext:value-type="float">
            <text:p>4079,80</text:p>
          </table:table-cell>
          <table:table-cell table:style-name="ce133" table:formula="of:=[.$Y$18]/[.$X$18]*[.AD13]" office:value-type="float" office:value="7695.92388774627" calcext:value-type="float">
            <text:p>7695,92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0000" calcext:value-type="float">
            <text:p>50000</text:p>
          </table:table-cell>
          <table:table-cell table:style-name="ce103" table:formula="of:=[.B14]*[.C14]" office:value-type="float" office:value="50000" calcext:value-type="float">
            <text:p>5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30000" calcext:value-type="float">
            <text:p>30000</text:p>
          </table:table-cell>
          <table:table-cell table:style-name="ce1" office:value-type="string" calcext:value-type="string">
            <text:p>26 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4340" calcext:value-type="float">
            <text:p>204340</text:p>
          </table:table-cell>
          <table:table-cell table:style-name="ce88" table:formula="of:=SUM([.L5:.L13])" office:value-type="float" office:value="117288.5" calcext:value-type="float">
            <text:p>117288,5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835.90228070957" calcext:value-type="float">
            <text:p>1835,90</text:p>
          </table:table-cell>
          <table:table-cell table:style-name="ce133" table:formula="of:=[.$X$18]/[.$W$18]*[.AC14]" office:value-type="float" office:value="2323.03865760771" calcext:value-type="float">
            <text:p>2323,04</text:p>
          </table:table-cell>
          <table:table-cell table:style-name="ce133" table:formula="of:=[.$Y$18]/[.$X$18]*[.AD14]" office:value-type="float" office:value="4382.05906168273" calcext:value-type="float">
            <text:p>4382,06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145000" calcext:value-type="float">
            <text:p>14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62159.41" calcext:value-type="float">
            <text:p>-62159,41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87051.5" calcext:value-type="float" table:number-columns-spanned="2" table:number-rows-spanned="1">
            <text:p>87051,5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1000" calcext:value-type="float">
            <text:p>1000,00</text:p>
          </table:table-cell>
          <table:table-cell table:style-name="ce133" table:formula="of:=[.$W$18]/[.$V$18]*[.AB15]" office:value-type="float" office:value="214.951677872564" calcext:value-type="float">
            <text:p>214,95</text:p>
          </table:table-cell>
          <table:table-cell table:style-name="ce133" table:formula="of:=[.$X$18]/[.$W$18]*[.AC15]" office:value-type="float" office:value="271.986729611018" calcext:value-type="float">
            <text:p>271,99</text:p>
          </table:table-cell>
          <table:table-cell table:style-name="ce133" table:formula="of:=[.$Y$18]/[.$X$18]*[.AD15]" office:value-type="float" office:value="513.061592516418" calcext:value-type="float">
            <text:p>513,06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18840.59" calcext:value-type="float">
            <text:p>-18840,59</text:p>
          </table:table-cell>
          <table:table-cell table:style-name="ce133" table:formula="of:=-[.H12]" office:value-type="float" office:value="-18840.59" calcext:value-type="float">
            <text:p>-18840,59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90626" calcext:value-type="float">
            <text:p>390626,00</text:p>
          </table:table-cell>
          <table:table-cell table:style-name="ce133" table:formula="of:=SUM([.AC6:.AC14])" office:value-type="float" office:value="83750.7624427756" calcext:value-type="float">
            <text:p>83750,76</text:p>
          </table:table-cell>
          <table:table-cell table:style-name="ce133" table:formula="of:=SUM([.AD6:.AD14])" office:value-type="float" office:value="105973.101511423" calcext:value-type="float">
            <text:p>105973,10</text:p>
          </table:table-cell>
          <table:table-cell table:style-name="ce133" table:formula="of:=SUM([.AE6:.AE14])" office:value-type="float" office:value="199902.136045802" calcext:value-type="float">
            <text:p>199902,14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55159.41" calcext:value-type="float">
            <text:p>55159,41</text:p>
          </table:table-cell>
          <table:table-cell table:style-name="ce133" table:formula="of:=SUM([.W13:.W16])" office:value-type="float" office:value="55159.41" calcext:value-type="float">
            <text:p>55159,41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57" calcext:value-type="float">
            <text:p>157</text:p>
          </table:table-cell>
          <table:table-cell table:style-name="ce102"/>
          <table:table-cell table:style-name="ce102" table:formula="of:=[.H7]*0.05" office:value-type="float" office:value="51085" calcext:value-type="float">
            <text:p>51085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30540.59" calcext:value-type="float">
            <text:p>530540,59</text:p>
          </table:table-cell>
          <table:table-cell table:style-name="ce135" table:formula="of:=[.W12]-[.W17]" office:value-type="float" office:value="114040.59" calcext:value-type="float">
            <text:p>114040,59</text:p>
          </table:table-cell>
          <table:table-cell table:style-name="ce135" table:formula="of:=[.X12]-[.X17]" office:value-type="float" office:value="144300" calcext:value-type="float">
            <text:p>144300,00</text:p>
          </table:table-cell>
          <table:table-cell table:style-name="ce135" table:formula="of:=[.Y12]-[.Y17]" office:value-type="float" office:value="272200" calcext:value-type="float">
            <text:p>2722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90626" calcext:value-type="float">
            <text:p>390626,00</text:p>
          </table:table-cell>
          <table:table-cell table:style-name="ce133" table:formula="of:=[.AC16]" office:value-type="float" office:value="83750.7624427756" calcext:value-type="float">
            <text:p>83750,76</text:p>
          </table:table-cell>
          <table:table-cell table:style-name="ce133" table:formula="of:=[.AD16]" office:value-type="float" office:value="105973.101511423" calcext:value-type="float">
            <text:p>105973,10</text:p>
          </table:table-cell>
          <table:table-cell table:style-name="ce133" table:formula="of:=[.AE16]" office:value-type="float" office:value="199902.136045802" calcext:value-type="float">
            <text:p>199902,14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139914.59" calcext:value-type="float">
            <text:p>139914,59</text:p>
          </table:table-cell>
          <table:table-cell table:style-name="ce135" table:formula="of:=[.W18]-[.W20]" office:value-type="float" office:value="30289.8275572244" calcext:value-type="float">
            <text:p>30289,83</text:p>
          </table:table-cell>
          <table:table-cell table:style-name="ce135" table:formula="of:=[.X18]-[.X20]" office:value-type="float" office:value="38326.8984885775" calcext:value-type="float">
            <text:p>38326,90</text:p>
          </table:table-cell>
          <table:table-cell table:style-name="ce135" table:formula="of:=[.Y18]-[.Y20]" office:value-type="float" office:value="72297.8639541981" calcext:value-type="float">
            <text:p>72297,86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408885" calcext:value-type="float">
            <text:p>408885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18626" calcext:value-type="float">
            <text:p>818626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959540.59" calcext:value-type="float">
            <text:p>959540,59</text:p>
          </table:table-cell>
          <table:table-cell table:style-name="ce84" table:formula="of:=[.H26]-[.D26]" office:value-type="float" office:value="140914.59" calcext:value-type="float">
            <text:p>140914,59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1003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1000" office:value-type="float" office:value="1000" calcext:value-type="float">
            <text:p>10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1000" calcext:value-type="float">
            <text:p>10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139914.59" calcext:value-type="float">
            <text:p>139914,59</text:p>
          </table:table-cell>
          <table:table-cell/>
          <table:table-cell table:style-name="ce1" table:number-columns-repeated="9"/>
          <table:table-cell table:number-columns-repeated="6"/>
          <table:table-cell table:style-name="ce158" table:number-columns-repeated="9"/>
          <table:table-cell table:number-columns-repeated="990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10"/>
          <table:table-cell table:style-name="ce123" office:value-type="string" calcext:value-type="string" table:number-columns-spanned="5" table:number-rows-spanned="1">
            <text:p>ANALYSE  Différentielle</text:p>
          </table:table-cell>
          <table:covered-table-cell table:number-columns-repeated="4" table:style-name="ce131"/>
          <table:table-cell table:style-name="ce159"/>
          <table:table-cell table:style-name="ce161" table:number-columns-spanned="7" table:number-rows-spanned="1"/>
          <table:covered-table-cell table:number-columns-repeated="4" table:style-name="ce159"/>
          <table:covered-table-cell table:number-columns-repeated="2" table:style-name="ce158"/>
          <table:table-cell table:style-name="ce158"/>
          <table:table-cell table:number-columns-repeated="990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59"/>
          <table:table-cell table:style-name="ce162" table:number-columns-spanned="2" table:number-rows-spanned="1"/>
          <table:covered-table-cell table:style-name="ce164"/>
          <table:table-cell table:style-name="ce164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10"/>
          <table:table-cell table:style-name="ce125" office:value-type="string" calcext:value-type="string">
            <text:p>Chiffre d'affaire</text:p>
          </table:table-cell>
          <table:table-cell table:style-name="ce149" table:formula="of:=[.W33]+[.X33]+[.Y33]" office:value-type="float" office:value="1021700" calcext:value-type="float">
            <text:p>1 021 700,00</text:p>
          </table:table-cell>
          <table:table-cell table:style-name="ce149" table:formula="of:=[.H4]" office:value-type="float" office:value="169200" calcext:value-type="float">
            <text:p>169 200,00</text:p>
          </table:table-cell>
          <table:table-cell table:style-name="ce149" table:formula="of:=[.H5]" office:value-type="float" office:value="510300" calcext:value-type="float">
            <text:p>510 300,00</text:p>
          </table:table-cell>
          <table:table-cell table:style-name="ce150" table:formula="of:=[.H6]" office:value-type="float" office:value="342200" calcext:value-type="float">
            <text:p>342 2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10"/>
          <table:table-cell table:style-name="ce126"/>
          <table:table-cell table:style-name="ce150"/>
          <table:table-cell table:style-name="ce149" table:number-columns-repeated="2"/>
          <table:table-cell table:style-name="ce150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139914.59" calcext:value-type="float">
            <text:p>139914,59</text:p>
          </table:table-cell>
          <table:table-cell/>
          <table:table-cell table:style-name="ce1" table:number-columns-repeated="10"/>
          <table:table-cell table:style-name="ce125" office:value-type="string" calcext:value-type="string">
            <text:p>Achat Marchandise</text:p>
          </table:table-cell>
          <table:table-cell table:style-name="ce149" table:formula="of:=SUM([.W35:.Y35])" office:value-type="float" office:value="355000" calcext:value-type="float">
            <text:p>355 000,00</text:p>
          </table:table-cell>
          <table:table-cell table:style-name="ce149" table:formula="of:=[.D4]" office:value-type="float" office:value="0" calcext:value-type="float">
            <text:p>0,00</text:p>
          </table:table-cell>
          <table:table-cell table:style-name="ce149" table:formula="of:=[.D5]" office:value-type="float" office:value="255000" calcext:value-type="float">
            <text:p>255 000,00</text:p>
          </table:table-cell>
          <table:table-cell table:style-name="ce150" table:formula="of:=[.D6]" office:value-type="float" office:value="100000" calcext:value-type="float">
            <text:p>100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19626" calcext:value-type="float">
            <text:p>819626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959540.59" calcext:value-type="float">
            <text:p>959540,59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6"/>
          <table:table-cell table:style-name="ce1"/>
          <table:table-cell table:style-name="ce125" office:value-type="string" calcext:value-type="string">
            <text:p>Variation de stock Marchandises</text:p>
          </table:table-cell>
          <table:table-cell table:style-name="ce149" table:formula="of:=SUM([.W36:.Y36])" office:value-type="float" office:value="62159.02" calcext:value-type="float">
            <text:p>62 159,02</text:p>
          </table:table-cell>
          <table:table-cell table:style-name="ce149" table:formula="of:=-18840.98" office:value-type="float" office:value="-18840.98" calcext:value-type="float">
            <text:p>-18 840,98</text:p>
          </table:table-cell>
          <table:table-cell table:style-name="ce149" table:formula="of:=-[.H13]" office:value-type="float" office:value="111000" calcext:value-type="float">
            <text:p>111 000,00</text:p>
          </table:table-cell>
          <table:table-cell table:style-name="ce150" table:formula="of:=-[.H14]" office:value-type="float" office:value="-30000" calcext:value-type="float">
            <text:p>-30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139914.59" calcext:value-type="float">
            <text:p>139914,59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1"/>
          <table:table-cell table:style-name="ce1"/>
          <table:table-cell table:style-name="ce125"/>
          <table:table-cell table:style-name="ce149" table:formula="of:=SUM([.W37:.Y37])" office:value-type="float" office:value="0" calcext:value-type="float">
            <text:p>0,00</text:p>
          </table:table-cell>
          <table:table-cell table:style-name="ce149" table:number-columns-repeated="2"/>
          <table:table-cell table:style-name="ce150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959540.59" calcext:value-type="float">
            <text:p>959540,59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959540.59" calcext:value-type="float">
            <text:p>959540,59</text:p>
          </table:table-cell>
          <table:table-cell table:number-columns-repeated="11"/>
          <table:table-cell table:style-name="ce1"/>
          <table:table-cell table:style-name="ce125" office:value-type="string" calcext:value-type="string">
            <text:p>COUT ACHAT SUR MARCH VENDUES</text:p>
          </table:table-cell>
          <table:table-cell table:style-name="ce151" table:formula="of:=SUM([.W38:.Y38])" office:value-type="float" office:value="417159.02" calcext:value-type="float">
            <text:p>417 159,02</text:p>
          </table:table-cell>
          <table:table-cell table:style-name="ce151" table:formula="of:=SUM([.W35:.W37])" office:value-type="float" office:value="-18840.98" calcext:value-type="float">
            <text:p>-18 840,98</text:p>
          </table:table-cell>
          <table:table-cell table:style-name="ce151" table:formula="of:=SUM([.X35:.X37])" office:value-type="float" office:value="366000" calcext:value-type="float">
            <text:p>366 000,00</text:p>
          </table:table-cell>
          <table:table-cell table:style-name="ce151" table:formula="of:=SUM([.Y35:.Y37])" office:value-type="float" office:value="70000" calcext:value-type="float">
            <text:p>70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number-columns-repeated="19"/>
          <table:table-cell table:style-name="ce122"/>
          <table:table-cell table:style-name="ce127" office:value-type="string" calcext:value-type="string">
            <text:p>M.C.V. SUR ACHAT DE MARCH VENDUES</text:p>
          </table:table-cell>
          <table:table-cell table:style-name="ce152" table:formula="of:=[.V33]-[.V38]" office:value-type="float" office:value="604540.98" calcext:value-type="float">
            <text:p>604 540,98</text:p>
          </table:table-cell>
          <table:table-cell table:style-name="ce152" table:formula="of:=[.W33]-[.W38]" office:value-type="float" office:value="188040.98" calcext:value-type="float">
            <text:p>188 040,98</text:p>
          </table:table-cell>
          <table:table-cell table:style-name="ce152" table:formula="of:=[.X33]-[.X38]" office:value-type="float" office:value="144300" calcext:value-type="float">
            <text:p>144 300,00</text:p>
          </table:table-cell>
          <table:table-cell table:style-name="ce152" table:formula="of:=[.Y33]-[.Y38]" office:value-type="float" office:value="272200" calcext:value-type="float">
            <text:p>272 2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2"/>
          <table:table-cell table:style-name="ce122"/>
          <table:table-cell table:style-name="ce125"/>
          <table:table-cell table:style-name="ce149" table:formula="of:=SUM([.W40:.Y40])" office:value-type="float" office:value="0" calcext:value-type="float">
            <text:p>0,00</text:p>
          </table:table-cell>
          <table:table-cell table:style-name="ce149" table:number-columns-repeated="3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Achat Matières Premières</text:p>
          </table:table-cell>
          <table:table-cell table:style-name="ce149" table:formula="of:=[.W41]" office:value-type="float" office:value="49000" calcext:value-type="float">
            <text:p>49 000,00</text:p>
          </table:table-cell>
          <table:table-cell table:style-name="ce149" table:formula="of:=[.D9]" office:value-type="float" office:value="49000" calcext:value-type="float">
            <text:p>49 0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Variations de Matière premières</text:p>
          </table:table-cell>
          <table:table-cell table:style-name="ce149" table:formula="of:=[.W42]" office:value-type="float" office:value="-2800" calcext:value-type="float">
            <text:p>-2 800,00</text:p>
          </table:table-cell>
          <table:table-cell table:style-name="ce149" table:formula="of:=[.D10]" office:value-type="float" office:value="-2800" calcext:value-type="float">
            <text:p>-2 8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408885" calcext:value-type="float">
            <text:p>408885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out variable de production</text:p>
          </table:table-cell>
          <table:table-cell table:style-name="ce149" table:formula="of:=SUM([.W43:.Y43])" office:value-type="float" office:value="19800" calcext:value-type="float">
            <text:p>19 800,00</text:p>
          </table:table-cell>
          <table:table-cell table:style-name="ce149" table:formula="of:=19800" office:value-type="float" office:value="19800" calcext:value-type="float">
            <text:p>19 8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17288.5" calcext:value-type="float">
            <text:p>117288,5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HARGE VARIABLE DE PRODUCTION</text:p>
          </table:table-cell>
          <table:table-cell table:style-name="ce151" table:formula="of:=[.W44]" office:value-type="float" office:value="46200" calcext:value-type="float">
            <text:p>46 200,00</text:p>
          </table:table-cell>
          <table:table-cell table:style-name="ce151" table:formula="of:=SUM([.W41:.W42])" office:value-type="float" office:value="46200" calcext:value-type="float">
            <text:p>46 200,00</text:p>
          </table:table-cell>
          <table:table-cell table:style-name="ce151" table:formula="of:=SUM([.X41:.X42])" office:value-type="float" office:value="0" calcext:value-type="float">
            <text:p>0,00</text:p>
          </table:table-cell>
          <table:table-cell table:style-name="ce151" table:formula="of:=SUM([.Y41:.Y42])" office:value-type="float" office:value="0" calcext:value-type="float">
            <text:p>0,00</text:p>
          </table:table-cell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PRODUCTION</text:p>
          </table:table-cell>
          <table:table-cell table:style-name="ce152" table:formula="of:=SUM([.W45:.Y45])" office:value-type="float" office:value="558340.98" calcext:value-type="float">
            <text:p>558 340,98</text:p>
          </table:table-cell>
          <table:table-cell table:style-name="ce152" table:formula="of:=[.W39]-[.W44]" office:value-type="float" office:value="141840.98" calcext:value-type="float">
            <text:p>141 840,98</text:p>
          </table:table-cell>
          <table:table-cell table:style-name="ce152" table:formula="of:=[.X39]-[.X44]" office:value-type="float" office:value="144300" calcext:value-type="float">
            <text:p>144 300,00</text:p>
          </table:table-cell>
          <table:table-cell table:style-name="ce152" table:formula="of:=[.Y39]-[.Y44]" office:value-type="float" office:value="272200" calcext:value-type="float">
            <text:p>272 200,00</text:p>
          </table:table-cell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355000" calcext:value-type="float">
            <text:p>355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2"/>
          <table:table-cell table:style-name="ce122"/>
          <table:table-cell table:style-name="ce125"/>
          <table:table-cell table:style-name="ce149" table:number-columns-repeated="4"/>
          <table:table-cell table:style-name="ce159"/>
          <table:table-cell table:style-name="ce162" table:number-columns-spanned="5" table:number-rows-spanned="1"/>
          <table:covered-table-cell table:number-columns-repeated="4" table:style-name="ce159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ommissions</text:p>
          </table:table-cell>
          <table:table-cell table:style-name="ce149" table:formula="of:=[.D18]" office:value-type="float" office:value="51085" calcext:value-type="float">
            <text:p>51 085,00</text:p>
          </table:table-cell>
          <table:table-cell table:style-name="ce149" table:formula="of:=[.W45]/[.W33]*[.V47]" office:value-type="float" office:value="42824.7426908983" calcext:value-type="float">
            <text:p>42 824,74</text:p>
          </table:table-cell>
          <table:table-cell table:style-name="ce149" table:formula="of:=[.X45]/[.X33]*[.V47]" office:value-type="float" office:value="14445.5526161082" calcext:value-type="float">
            <text:p>14 445,55</text:p>
          </table:table-cell>
          <table:table-cell table:style-name="ce149" table:formula="of:=[.Y45]/[.Y33]*[.V47]" office:value-type="float" office:value="40635.1168907072" calcext:value-type="float">
            <text:p>40 635,12</text:p>
          </table:table-cell>
          <table:table-cell table:style-name="ce160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ce159"/>
          <table:table-cell table:style-name="ce159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06000" calcext:value-type="float">
            <text:p>306 000,00</text:p>
          </table:table-cell>
          <table:table-cell table:number-columns-repeated="12"/>
          <table:table-cell table:style-name="ce122"/>
          <table:table-cell table:style-name="ce124"/>
          <table:table-cell table:style-name="ce149" table:number-columns-repeated="4"/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120000" calcext:value-type="float">
            <text:p>120 00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HARGE VARIABLE DE DISTRIBUTION</text:p>
          </table:table-cell>
          <table:table-cell table:style-name="ce151" table:formula="of:=[.W49]" office:value-type="float" office:value="42824.7426908983" calcext:value-type="float">
            <text:p>42 824,74</text:p>
          </table:table-cell>
          <table:table-cell table:style-name="ce151" table:formula="of:=SUM([.W47:.W48])" office:value-type="float" office:value="42824.7426908983" calcext:value-type="float">
            <text:p>42 824,74</text:p>
          </table:table-cell>
          <table:table-cell table:style-name="ce151" table:formula="of:=SUM([.X47:.X48])" office:value-type="float" office:value="14445.5526161082" calcext:value-type="float">
            <text:p>14 445,55</text:p>
          </table:table-cell>
          <table:table-cell table:style-name="ce151" table:formula="of:=SUM([.Y47:.Y48])" office:value-type="float" office:value="40635.1168907072" calcext:value-type="float">
            <text:p>40 635,12</text:p>
          </table:table-cell>
          <table:table-cell table:style-name="ce158" table:number-columns-repeated="3"/>
          <table:table-cell table:style-name="ce159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55000" calcext:value-type="float">
            <text:p>55000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DISTRIBUTION</text:p>
          </table:table-cell>
          <table:table-cell table:style-name="ce152" table:formula="of:=[.V45]-[.V49]" office:value-type="float" office:value="515516.237309102" calcext:value-type="float">
            <text:p>515 516,24</text:p>
          </table:table-cell>
          <table:table-cell table:style-name="ce152" table:formula="of:=[.W45]-[.W49]" office:value-type="float" office:value="99016.2373091017" calcext:value-type="float">
            <text:p>99 016,24</text:p>
          </table:table-cell>
          <table:table-cell table:style-name="ce152" table:formula="of:=[.X45]-[.X49]" office:value-type="float" office:value="129854.447383892" calcext:value-type="float">
            <text:p>129 854,45</text:p>
          </table:table-cell>
          <table:table-cell table:style-name="ce152" table:formula="of:=[.Y45]-[.Y49]" office:value-type="float" office:value="231564.883109293" calcext:value-type="float">
            <text:p>231 564,88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183254.75" calcext:value-type="float" table:number-columns-spanned="2" table:number-rows-spanned="1">
            <text:p>183254,7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49500" calcext:value-type="float">
            <text:p>495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Salaires</text:p>
          </table:table-cell>
          <table:table-cell table:style-name="ce149" table:formula="of:=[.D17]" office:value-type="float" office:value="60000" calcext:value-type="float">
            <text:p>60 000,00</text:p>
          </table:table-cell>
          <table:table-cell table:style-name="ce149" table:formula="of:=[.W45]/[.V45]*[.V51]" office:value-type="float" office:value="15242.4040234339" calcext:value-type="float">
            <text:p>15 242,40</text:p>
          </table:table-cell>
          <table:table-cell table:style-name="ce149" table:formula="of:=[.X45]/[.V45]*[.V51]" office:value-type="float" office:value="15506.6532999244" calcext:value-type="float">
            <text:p>15 506,65</text:p>
          </table:table-cell>
          <table:table-cell table:style-name="ce149" table:formula="of:=[.Y45]/[.V45]*[.V51]" office:value-type="float" office:value="29250.9426766418" calcext:value-type="float">
            <text:p>29 250,94</text:p>
          </table:table-cell>
          <table:table-cell table:style-name="ce160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Default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55000" calcext:value-type="float">
            <text:p>55000</text:p>
          </table:table-cell>
          <table:table-cell table:number-columns-repeated="13"/>
          <table:table-cell table:style-name="ce124"/>
          <table:table-cell table:style-name="ce149" table:number-columns-repeated="4"/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3"/>
          <table:table-cell table:style-name="ce145" office:value-type="string" calcext:value-type="string">
            <text:p>COUT VARIABLE TOTAL</text:p>
          </table:table-cell>
          <table:table-cell table:style-name="ce153" table:formula="of:=[.V49]+[.V44]+[.V38]+[.V51]" office:value-type="float" office:value="566183.762690898" calcext:value-type="float">
            <text:p>566 183,76</text:p>
          </table:table-cell>
          <table:table-cell table:style-name="ce153" table:formula="of:=[.W49]+[.W44]+[.W38]+[.W51]" office:value-type="float" office:value="85426.1667143322" calcext:value-type="float">
            <text:p>85 426,17</text:p>
          </table:table-cell>
          <table:table-cell table:style-name="ce153" table:formula="of:=[.X49]+[.X44]+[.X38]+[.X51]" office:value-type="float" office:value="395952.205916032" calcext:value-type="float">
            <text:p>395 952,21</text:p>
          </table:table-cell>
          <table:table-cell table:style-name="ce153" table:formula="of:=[.Y49]+[.Y44]+[.Y38]+[.Y51]" office:value-type="float" office:value="139886.059567349" calcext:value-type="float">
            <text:p>139 886,06</text:p>
          </table:table-cell>
          <table:table-cell table:style-name="ce160" office:value-type="string" calcext:value-type="string" table:number-columns-spanned="3" table:number-rows-spanned="5">
            <text:p>Répartition suivant le M.C.V. sur production</text:p>
          </table:table-cell>
          <table:covered-table-cell table:number-columns-repeated="2" table:style-name="ce158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6193.5" calcext:value-type="float">
            <text:p>56 193,50</text:p>
          </table:table-cell>
          <table:table-cell table:number-columns-repeated="13"/>
          <table:table-cell table:style-name="ce128" office:value-type="string" calcext:value-type="string">
            <text:p>MCV</text:p>
          </table:table-cell>
          <table:table-cell table:style-name="ce152" table:formula="of:=[.V33]-[.V53]" office:value-type="float" office:value="455516.237309102" calcext:value-type="float">
            <text:p>455 516,24</text:p>
          </table:table-cell>
          <table:table-cell table:style-name="ce152" table:formula="of:=[.W33]-[.W53]" office:value-type="float" office:value="83773.8332856678" calcext:value-type="float">
            <text:p>83 773,83</text:p>
          </table:table-cell>
          <table:table-cell table:style-name="ce152" table:formula="of:=[.X33]-[.X53]" office:value-type="float" office:value="114347.794083968" calcext:value-type="float">
            <text:p>114 347,79</text:p>
          </table:table-cell>
          <table:table-cell table:style-name="ce152" table:formula="of:=[.Y33]-[.Y53]" office:value-type="float" office:value="202313.940432651" calcext:value-type="float">
            <text:p>202 313,94</text:p>
          </table:table-cell>
          <table:covered-table-cell table:number-columns-repeated="3" table:style-name="ce158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3"/>
          <table:table-cell table:style-name="ce146"/>
          <table:table-cell table:style-name="ce154" table:number-columns-repeated="4"/>
          <table:covered-table-cell table:number-columns-repeated="3" table:style-name="ce158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3"/>
          <table:table-cell table:style-name="ce147" office:value-type="string" calcext:value-type="string">
            <text:p>Cout fixe de production</text:p>
          </table:table-cell>
          <table:table-cell table:style-name="ce155" table:formula="of:=SUM([.W56:.Y56])" office:value-type="float" office:value="8000" calcext:value-type="float">
            <text:p>8 000,00</text:p>
          </table:table-cell>
          <table:table-cell table:style-name="ce155" table:formula="of:=8000" office:value-type="float" office:value="8000" calcext:value-type="float">
            <text:p>8 000,00</text:p>
          </table:table-cell>
          <table:table-cell table:style-name="ce155" table:formula="of:=0" office:value-type="float" office:value="0" calcext:value-type="float">
            <text:p>0,00</text:p>
          </table:table-cell>
          <table:table-cell table:style-name="ce155" table:formula="of:=0" office:value-type="float" office:value="0" calcext:value-type="float">
            <text:p>0,00</text:p>
          </table:table-cell>
          <table:covered-table-cell table:number-columns-repeated="3" table:style-name="ce158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3"/>
          <table:table-cell table:style-name="ce147" office:value-type="string" calcext:value-type="string">
            <text:p>Pub</text:p>
          </table:table-cell>
          <table:table-cell table:style-name="ce155" table:formula="of:=SUM([.W57:.Y57])" office:value-type="float" office:value="145000" calcext:value-type="float">
            <text:p>145 000,00</text:p>
          </table:table-cell>
          <table:table-cell table:style-name="ce155" table:formula="of:=[.D12]" office:value-type="float" office:value="50000" calcext:value-type="float">
            <text:p>50 000,00</text:p>
          </table:table-cell>
          <table:table-cell table:style-name="ce155" table:formula="of:=[.D13]" office:value-type="float" office:value="45000" calcext:value-type="float">
            <text:p>45 000,00</text:p>
          </table:table-cell>
          <table:table-cell table:style-name="ce155" table:formula="of:=[.D14]" office:value-type="float" office:value="50000" calcext:value-type="float">
            <text:p>50 000,00</text:p>
          </table:table-cell>
          <table:covered-table-cell table:number-columns-repeated="3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3"/>
          <table:table-cell table:style-name="ce147" office:value-type="string" calcext:value-type="string">
            <text:p>Autre charge d'exploitations</text:p>
          </table:table-cell>
          <table:table-cell table:style-name="ce155" table:formula="of:=[.D20]" office:value-type="float" office:value="100000" calcext:value-type="float">
            <text:p>100 000,00</text:p>
          </table:table-cell>
          <table:table-cell table:style-name="ce155" table:formula="of:=[.W$45]/[.$V$45]*[.$V58]" office:value-type="float" office:value="25404.0067057231" calcext:value-type="float">
            <text:p>25 404,01</text:p>
          </table:table-cell>
          <table:table-cell table:style-name="ce155" table:formula="of:=[.X$45]/[.$V$45]*[.$V58]" office:value-type="float" office:value="25844.4221665406" calcext:value-type="float">
            <text:p>25 844,42</text:p>
          </table:table-cell>
          <table:table-cell table:style-name="ce155" table:formula="of:=[.Y$45]/[.$V$45]*[.$V58]" office:value-type="float" office:value="48751.5711277363" calcext:value-type="float">
            <text:p>48 751,57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Compta simple</text:p>
          </table:table-cell>
          <table:table-cell table:style-name="ce155" table:formula="of:=[.D21]" office:value-type="float" office:value="10000" calcext:value-type="float">
            <text:p>10 000,00</text:p>
          </table:table-cell>
          <table:table-cell table:style-name="ce155" table:formula="of:=[.W$45]/[.$V$45]*[.$V59]" office:value-type="float" office:value="2540.40067057231" calcext:value-type="float">
            <text:p>2 540,40</text:p>
          </table:table-cell>
          <table:table-cell table:style-name="ce155" table:formula="of:=[.X$45]/[.$V$45]*[.$V59]" office:value-type="float" office:value="2584.44221665406" calcext:value-type="float">
            <text:p>2 584,44</text:p>
          </table:table-cell>
          <table:table-cell table:style-name="ce155" table:formula="of:=[.Y$45]/[.$V$45]*[.$V59]" office:value-type="float" office:value="4875.15711277363" calcext:value-type="float">
            <text:p>4 875,16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Assurances</text:p>
          </table:table-cell>
          <table:table-cell table:style-name="ce155" table:formula="of:=[.D22]" office:value-type="float" office:value="15000" calcext:value-type="float">
            <text:p>15 000,00</text:p>
          </table:table-cell>
          <table:table-cell table:style-name="ce155" table:formula="of:=[.W$45]/[.$V$45]*[.$V60]" office:value-type="float" office:value="3810.60100585846" calcext:value-type="float">
            <text:p>3 810,60</text:p>
          </table:table-cell>
          <table:table-cell table:style-name="ce155" table:formula="of:=[.X$45]/[.$V$45]*[.$V60]" office:value-type="float" office:value="3876.66332498109" calcext:value-type="float">
            <text:p>3 876,66</text:p>
          </table:table-cell>
          <table:table-cell table:style-name="ce155" table:formula="of:=[.Y$45]/[.$V$45]*[.$V60]" office:value-type="float" office:value="7312.73566916045" calcext:value-type="float">
            <text:p>7 312,74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Dotation aux amortissements</text:p>
          </table:table-cell>
          <table:table-cell table:style-name="ce155" table:formula="of:=[.D23]" office:value-type="float" office:value="8541" calcext:value-type="float">
            <text:p>8 541,00</text:p>
          </table:table-cell>
          <table:table-cell table:style-name="ce155" table:formula="of:=[.W$45]/[.$V$45]*[.$V61]" office:value-type="float" office:value="2169.75621273581" calcext:value-type="float">
            <text:p>2 169,76</text:p>
          </table:table-cell>
          <table:table-cell table:style-name="ce155" table:formula="of:=[.X$45]/[.$V$45]*[.$V61]" office:value-type="float" office:value="2207.37209724423" calcext:value-type="float">
            <text:p>2 207,37</text:p>
          </table:table-cell>
          <table:table-cell table:style-name="ce155" table:formula="of:=[.Y$45]/[.$V$45]*[.$V61]" office:value-type="float" office:value="4163.87169001996" calcext:value-type="float">
            <text:p>4 163,87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28241.4199999999" calcext:value-type="float" table:number-columns-spanned="2" table:number-rows-spanned="1">
            <text:p>28241,4199999999</text:p>
          </table:table-cell>
          <table:covered-table-cell table:style-name="ce119"/>
          <table:table-cell table:number-columns-repeated="13"/>
          <table:table-cell table:style-name="ce147" office:value-type="string" calcext:value-type="string">
            <text:p>Intérêts</text:p>
          </table:table-cell>
          <table:table-cell table:style-name="ce155" table:formula="of:=[.D29]" office:value-type="float" office:value="1000" calcext:value-type="float">
            <text:p>1 000,00</text:p>
          </table:table-cell>
          <table:table-cell table:style-name="ce155" table:formula="of:=[.W$45]/[.$V$45]*[.$V62]" office:value-type="float" office:value="254.040067057231" calcext:value-type="float">
            <text:p>254,04</text:p>
          </table:table-cell>
          <table:table-cell table:style-name="ce155" table:formula="of:=[.X$45]/[.$V$45]*[.$V62]" office:value-type="float" office:value="258.444221665406" calcext:value-type="float">
            <text:p>258,44</text:p>
          </table:table-cell>
          <table:table-cell table:style-name="ce155" table:formula="of:=[.Y$45]/[.$V$45]*[.$V62]" office:value-type="float" office:value="487.515711277363" calcext:value-type="float">
            <text:p>487,52</text:p>
          </table:table-cell>
          <table:table-cell table:number-columns-repeated="999"/>
        </table:table-row>
        <table:table-row table:style-name="ro4">
          <table:table-cell table:number-columns-repeated="20"/>
          <table:table-cell table:style-name="ce128" office:value-type="string" calcext:value-type="string">
            <text:p>Charges Fixes Nettes</text:p>
          </table:table-cell>
          <table:table-cell table:style-name="ce156" table:formula="of:=SUM([.V56:.V62])" office:value-type="float" office:value="287541" calcext:value-type="float">
            <text:p>287 541,00</text:p>
          </table:table-cell>
          <table:table-cell table:style-name="ce156" table:formula="of:=SUM([.W56:.W62])" office:value-type="float" office:value="92178.8046619469" calcext:value-type="float">
            <text:p>92 178,80</text:p>
          </table:table-cell>
          <table:table-cell table:style-name="ce156" table:formula="of:=SUM([.X56:.X62])" office:value-type="float" office:value="79771.3440270854" calcext:value-type="float">
            <text:p>79 771,34</text:p>
          </table:table-cell>
          <table:table-cell table:style-name="ce156" table:formula="of:=SUM([.Y56:.Y62])" office:value-type="float" office:value="115590.851310968" calcext:value-type="float">
            <text:p>115 590,85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3"/>
          <table:table-cell table:style-name="ce141"/>
          <table:table-cell table:style-name="ce157" table:number-columns-repeated="4"/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8" office:value-type="string" calcext:value-type="string">
            <text:p>Résultat Courrant</text:p>
          </table:table-cell>
          <table:table-cell table:style-name="ce156" table:formula="of:=[.V54]-[.V63]" office:value-type="float" office:value="167975.237309102" calcext:value-type="float">
            <text:p>167 975,24</text:p>
          </table:table-cell>
          <table:table-cell table:style-name="ce156" table:formula="of:=[.W54]-[.W63]" office:value-type="float" office:value="-8404.97137627912" calcext:value-type="float">
            <text:p>-8 404,97</text:p>
          </table:table-cell>
          <table:table-cell table:style-name="ce156" table:formula="of:=[.X54]-[.X63]" office:value-type="float" office:value="34576.4500568821" calcext:value-type="float">
            <text:p>34 576,45</text:p>
          </table:table-cell>
          <table:table-cell table:style-name="ce156" table:formula="of:=[.Y54]-[.Y63]" office:value-type="float" office:value="86723.0891216833" calcext:value-type="float">
            <text:p>86 723,09</text:p>
          </table:table-cell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" table:number-columns-repeated="8"/>
          <table:table-cell table:number-columns-repeated="996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" svg:font-family="Arial" style:font-family-generic="swiss"/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P0" style:volatile="true">
      <number:number number:decimal-places="2" loext:min-decimal-places="2" number:min-integer-digits="1"/>
    </number:number-style>
    <number:number-style style:name="N113">
      <style:text-properties fo:color="#ff0000"/>
      <number:text>-</number:text>
      <number:number number:decimal-places="2" loext:min-decimal-places="2" number:min-integer-digits="1"/>
      <style:map style:condition="value()&gt;=0" style:apply-style-name="N113P0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6:07:11.408678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6:18:53.731750766</meta:creation-date>
    <meta:generator>LibreOffice/5.0.3.2$Linux_X86_64 LibreOffice_project/00m0$Build-2</meta:generator>
    <dc:date>2015-12-03T18:21:00.868798887</dc:date>
    <meta:editing-duration>P5DT1H31M28S</meta:editing-duration>
    <meta:editing-cycles>23</meta:editing-cycles>
    <meta:document-statistic meta:table-count="9" meta:cell-count="3229" meta:object-count="0"/>
  </office:meta>
</office:document-meta>
</file>